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Text_20_body">
      <style:text-properties officeooo:rsid="024fa37d" officeooo:paragraph-rsid="024fa37d"/>
    </style:style>
    <style:style style:name="P329" style:family="paragraph" style:parent-style-name="Preformatted_20_Text">
      <style:text-properties officeooo:paragraph-rsid="002f1486"/>
    </style:style>
    <style:style style:name="P330" style:family="paragraph" style:parent-style-name="Preformatted_20_Text">
      <style:text-properties officeooo:rsid="002f1486" officeooo:paragraph-rsid="002f1486"/>
    </style:style>
    <style:style style:name="P331" style:family="paragraph" style:parent-style-name="Preformatted_20_Text">
      <style:text-properties officeooo:rsid="002f1486" officeooo:paragraph-rsid="00346180"/>
    </style:style>
    <style:style style:name="P332" style:family="paragraph" style:parent-style-name="Preformatted_20_Text">
      <style:text-properties officeooo:rsid="003068bb" officeooo:paragraph-rsid="003068bb"/>
    </style:style>
    <style:style style:name="P333" style:family="paragraph" style:parent-style-name="Preformatted_20_Text">
      <style:text-properties officeooo:paragraph-rsid="003481a1"/>
    </style:style>
    <style:style style:name="P334" style:family="paragraph" style:parent-style-name="Preformatted_20_Text">
      <style:text-properties officeooo:rsid="0039efe5" officeooo:paragraph-rsid="0039efe5"/>
    </style:style>
    <style:style style:name="P335" style:family="paragraph" style:parent-style-name="Preformatted_20_Text">
      <style:text-properties officeooo:rsid="003e0fa5" officeooo:paragraph-rsid="003e0fa5"/>
    </style:style>
    <style:style style:name="P336" style:family="paragraph" style:parent-style-name="Preformatted_20_Text">
      <style:text-properties officeooo:paragraph-rsid="0043f816"/>
    </style:style>
    <style:style style:name="P337" style:family="paragraph" style:parent-style-name="Preformatted_20_Text">
      <style:text-properties officeooo:rsid="0047e6b9" officeooo:paragraph-rsid="0047e6b9"/>
    </style:style>
    <style:style style:name="P338" style:family="paragraph" style:parent-style-name="Preformatted_20_Text">
      <style:text-properties officeooo:paragraph-rsid="00550663"/>
    </style:style>
    <style:style style:name="P339" style:family="paragraph" style:parent-style-name="Preformatted_20_Text">
      <style:text-properties officeooo:paragraph-rsid="00558d4e"/>
    </style:style>
    <style:style style:name="P340" style:family="paragraph" style:parent-style-name="Preformatted_20_Text">
      <style:text-properties officeooo:rsid="0058efe0" officeooo:paragraph-rsid="0058efe0"/>
    </style:style>
    <style:style style:name="P341" style:family="paragraph" style:parent-style-name="Preformatted_20_Text">
      <style:text-properties officeooo:rsid="006f0be8" officeooo:paragraph-rsid="00b4eafd"/>
    </style:style>
    <style:style style:name="P342" style:family="paragraph" style:parent-style-name="Preformatted_20_Text">
      <style:text-properties officeooo:paragraph-rsid="0075e014"/>
    </style:style>
    <style:style style:name="P343" style:family="paragraph" style:parent-style-name="Preformatted_20_Text">
      <style:text-properties officeooo:rsid="0075e014" officeooo:paragraph-rsid="0075e014"/>
    </style:style>
    <style:style style:name="P344" style:family="paragraph" style:parent-style-name="Preformatted_20_Text">
      <style:text-properties officeooo:rsid="0075e014" officeooo:paragraph-rsid="00b6fdac"/>
    </style:style>
    <style:style style:name="P345" style:family="paragraph" style:parent-style-name="Preformatted_20_Text">
      <style:text-properties officeooo:rsid="0088db1a" officeooo:paragraph-rsid="00b6fdac"/>
    </style:style>
    <style:style style:name="P346" style:family="paragraph" style:parent-style-name="Preformatted_20_Text">
      <style:text-properties officeooo:paragraph-rsid="0093a842"/>
    </style:style>
    <style:style style:name="P347" style:family="paragraph" style:parent-style-name="Preformatted_20_Text">
      <style:text-properties officeooo:paragraph-rsid="00981577"/>
    </style:style>
    <style:style style:name="P348" style:family="paragraph" style:parent-style-name="Preformatted_20_Text">
      <style:text-properties officeooo:rsid="009a362e" officeooo:paragraph-rsid="009a362e"/>
    </style:style>
    <style:style style:name="P349" style:family="paragraph" style:parent-style-name="Preformatted_20_Text">
      <style:text-properties officeooo:rsid="009a362e" officeooo:paragraph-rsid="009bd942"/>
    </style:style>
    <style:style style:name="P350" style:family="paragraph" style:parent-style-name="Preformatted_20_Text">
      <style:text-properties officeooo:paragraph-rsid="009a362e"/>
    </style:style>
    <style:style style:name="P351" style:family="paragraph" style:parent-style-name="Preformatted_20_Text">
      <style:text-properties officeooo:paragraph-rsid="009bd942"/>
    </style:style>
    <style:style style:name="P352" style:family="paragraph" style:parent-style-name="Preformatted_20_Text">
      <style:text-properties officeooo:rsid="009bd942" officeooo:paragraph-rsid="009bd942"/>
    </style:style>
    <style:style style:name="P353" style:family="paragraph" style:parent-style-name="Preformatted_20_Text">
      <style:text-properties officeooo:rsid="009dd8d4" officeooo:paragraph-rsid="00a4a497"/>
    </style:style>
    <style:style style:name="P354" style:family="paragraph" style:parent-style-name="Preformatted_20_Text">
      <style:text-properties officeooo:rsid="009e1be7" officeooo:paragraph-rsid="00a4a497"/>
    </style:style>
    <style:style style:name="P355" style:family="paragraph" style:parent-style-name="Preformatted_20_Text">
      <style:text-properties officeooo:paragraph-rsid="00a4a497"/>
    </style:style>
    <style:style style:name="P356" style:family="paragraph" style:parent-style-name="Preformatted_20_Text">
      <style:text-properties officeooo:paragraph-rsid="00abdc30"/>
    </style:style>
    <style:style style:name="P357" style:family="paragraph" style:parent-style-name="Preformatted_20_Text">
      <style:text-properties officeooo:paragraph-rsid="00b3ad7e"/>
    </style:style>
    <style:style style:name="P358" style:family="paragraph" style:parent-style-name="Preformatted_20_Text">
      <style:text-properties officeooo:paragraph-rsid="00b450a5"/>
    </style:style>
    <style:style style:name="P359" style:family="paragraph" style:parent-style-name="Preformatted_20_Text">
      <style:text-properties officeooo:paragraph-rsid="00b4eafd"/>
    </style:style>
    <style:style style:name="P360" style:family="paragraph" style:parent-style-name="Preformatted_20_Text">
      <style:text-properties officeooo:paragraph-rsid="00b6fdac"/>
    </style:style>
    <style:style style:name="P361" style:family="paragraph" style:parent-style-name="Preformatted_20_Text">
      <style:text-properties officeooo:paragraph-rsid="00b8b926"/>
    </style:style>
    <style:style style:name="P362" style:family="paragraph" style:parent-style-name="Preformatted_20_Text">
      <style:text-properties officeooo:rsid="00927514" officeooo:paragraph-rsid="00bc4111"/>
    </style:style>
    <style:style style:name="P363" style:family="paragraph" style:parent-style-name="Preformatted_20_Text">
      <style:text-properties officeooo:paragraph-rsid="00c7b16d"/>
    </style:style>
    <style:style style:name="P364" style:family="paragraph" style:parent-style-name="Preformatted_20_Text">
      <style:text-properties officeooo:rsid="00c7ef3a" officeooo:paragraph-rsid="00c7ef3a"/>
    </style:style>
    <style:style style:name="P365" style:family="paragraph" style:parent-style-name="Preformatted_20_Text">
      <style:text-properties officeooo:paragraph-rsid="0058efe0"/>
    </style:style>
    <style:style style:name="P366" style:family="paragraph" style:parent-style-name="Preformatted_20_Text">
      <style:text-properties officeooo:paragraph-rsid="00cce49a"/>
    </style:style>
    <style:style style:name="P367" style:family="paragraph" style:parent-style-name="Preformatted_20_Text">
      <style:text-properties officeooo:paragraph-rsid="00d0f00c"/>
    </style:style>
    <style:style style:name="P368" style:family="paragraph" style:parent-style-name="Preformatted_20_Text">
      <style:text-properties officeooo:paragraph-rsid="00d7aebc"/>
    </style:style>
    <style:style style:name="P369" style:family="paragraph" style:parent-style-name="Preformatted_20_Text">
      <style:text-properties officeooo:rsid="00dfc046" officeooo:paragraph-rsid="00e0c88e"/>
    </style:style>
    <style:style style:name="P370" style:family="paragraph" style:parent-style-name="Preformatted_20_Text">
      <style:text-properties officeooo:paragraph-rsid="00e521f1"/>
    </style:style>
    <style:style style:name="P371" style:family="paragraph" style:parent-style-name="Preformatted_20_Text">
      <style:text-properties fo:font-style="italic" officeooo:paragraph-rsid="002f1486" style:font-style-asian="italic" style:font-style-complex="italic"/>
    </style:style>
    <style:style style:name="P372" style:family="paragraph" style:parent-style-name="Preformatted_20_Text">
      <style:text-properties style:font-name="Liberation Serif"/>
    </style:style>
    <style:style style:name="P373" style:family="paragraph" style:parent-style-name="Preformatted_20_Text">
      <style:text-properties officeooo:rsid="00abdc30" officeooo:paragraph-rsid="00abdc30"/>
    </style:style>
    <style:style style:name="P374" style:family="paragraph" style:parent-style-name="Preformatted_20_Text">
      <style:text-properties style:text-underline-style="none" officeooo:rsid="00874cd7" officeooo:paragraph-rsid="00b6fdac"/>
    </style:style>
    <style:style style:name="P375" style:family="paragraph" style:parent-style-name="Preformatted_20_Text">
      <style:text-properties fo:font-weight="normal" officeooo:rsid="0088db1a" style:font-weight-asian="normal" style:font-weight-complex="normal"/>
    </style:style>
    <style:style style:name="P376" style:family="paragraph" style:parent-style-name="Preformatted_20_Text">
      <style:text-properties fo:font-weight="normal" officeooo:rsid="0088db1a" officeooo:paragraph-rsid="00b6fdac" style:font-weight-asian="normal" style:font-weight-complex="normal"/>
    </style:style>
    <style:style style:name="P377" style:family="paragraph" style:parent-style-name="Preformatted_20_Text">
      <style:text-properties officeooo:rsid="00f8a84d" officeooo:paragraph-rsid="00f8a84d"/>
    </style:style>
    <style:style style:name="P378" style:family="paragraph" style:parent-style-name="Preformatted_20_Text">
      <style:text-properties officeooo:paragraph-rsid="00f8a84d"/>
    </style:style>
    <style:style style:name="P379" style:family="paragraph" style:parent-style-name="Preformatted_20_Text">
      <style:text-properties officeooo:paragraph-rsid="0101e9b5"/>
    </style:style>
    <style:style style:name="P380" style:family="paragraph" style:parent-style-name="Preformatted_20_Text">
      <style:text-properties officeooo:paragraph-rsid="010c7b1d"/>
    </style:style>
    <style:style style:name="P381" style:family="paragraph" style:parent-style-name="Preformatted_20_Text">
      <style:text-properties officeooo:paragraph-rsid="0111a231"/>
    </style:style>
    <style:style style:name="P382" style:family="paragraph" style:parent-style-name="Preformatted_20_Text">
      <style:text-properties officeooo:rsid="0111a231" officeooo:paragraph-rsid="0111a231"/>
    </style:style>
    <style:style style:name="P383" style:family="paragraph" style:parent-style-name="Preformatted_20_Text">
      <style:text-properties officeooo:paragraph-rsid="012d8443"/>
    </style:style>
    <style:style style:name="P384" style:family="paragraph" style:parent-style-name="Preformatted_20_Text">
      <style:text-properties officeooo:paragraph-rsid="012e0b0f"/>
    </style:style>
    <style:style style:name="P385" style:family="paragraph" style:parent-style-name="Preformatted_20_Text">
      <style:text-properties officeooo:paragraph-rsid="01393e59"/>
    </style:style>
    <style:style style:name="P386" style:family="paragraph" style:parent-style-name="Preformatted_20_Text">
      <style:text-properties officeooo:rsid="01393e59" officeooo:paragraph-rsid="01393e59"/>
    </style:style>
    <style:style style:name="P387" style:family="paragraph" style:parent-style-name="Preformatted_20_Text">
      <style:text-properties officeooo:rsid="014670bd" officeooo:paragraph-rsid="014670bd"/>
    </style:style>
    <style:style style:name="P388" style:family="paragraph" style:parent-style-name="Preformatted_20_Text">
      <style:text-properties officeooo:paragraph-rsid="01481de2"/>
    </style:style>
    <style:style style:name="P389" style:family="paragraph" style:parent-style-name="Preformatted_20_Text">
      <style:text-properties officeooo:rsid="0148b9a6" officeooo:paragraph-rsid="0148b9a6"/>
    </style:style>
    <style:style style:name="P390" style:family="paragraph" style:parent-style-name="Preformatted_20_Text">
      <style:text-properties officeooo:paragraph-rsid="0148b9a6"/>
    </style:style>
    <style:style style:name="P391" style:family="paragraph" style:parent-style-name="Preformatted_20_Text">
      <style:text-properties officeooo:rsid="014f48e8" officeooo:paragraph-rsid="014f48e8"/>
    </style:style>
    <style:style style:name="P392" style:family="paragraph" style:parent-style-name="Preformatted_20_Text">
      <style:text-properties officeooo:paragraph-rsid="014f48e8"/>
    </style:style>
    <style:style style:name="P393" style:family="paragraph" style:parent-style-name="Preformatted_20_Text">
      <style:text-properties officeooo:paragraph-rsid="0151a14c"/>
    </style:style>
    <style:style style:name="P394" style:family="paragraph" style:parent-style-name="Preformatted_20_Text">
      <style:text-properties fo:font-style="normal" style:font-style-asian="normal" style:font-style-complex="normal"/>
    </style:style>
    <style:style style:name="P395" style:family="paragraph" style:parent-style-name="Preformatted_20_Text">
      <style:text-properties fo:font-style="normal" officeooo:rsid="015736d4" officeooo:paragraph-rsid="015736d4" style:font-style-asian="normal" style:font-style-complex="normal"/>
    </style:style>
    <style:style style:name="P396" style:family="paragraph" style:parent-style-name="Preformatted_20_Text">
      <style:text-properties officeooo:paragraph-rsid="0158a1df"/>
    </style:style>
    <style:style style:name="P397" style:family="paragraph" style:parent-style-name="Preformatted_20_Text">
      <style:text-properties officeooo:rsid="015afb60" officeooo:paragraph-rsid="015afb60"/>
    </style:style>
    <style:style style:name="P398" style:family="paragraph" style:parent-style-name="Preformatted_20_Text">
      <style:text-properties officeooo:rsid="012d8443" officeooo:paragraph-rsid="012d8443"/>
    </style:style>
    <style:style style:name="P399" style:family="paragraph" style:parent-style-name="Preformatted_20_Text">
      <style:text-properties officeooo:paragraph-rsid="01601e23"/>
    </style:style>
    <style:style style:name="P400" style:family="paragraph" style:parent-style-name="Preformatted_20_Text">
      <style:text-properties officeooo:rsid="00666f54" officeooo:paragraph-rsid="01601e23"/>
    </style:style>
    <style:style style:name="P401" style:family="paragraph" style:parent-style-name="Preformatted_20_Text">
      <style:text-properties officeooo:rsid="00666f54" officeooo:paragraph-rsid="01619da3"/>
    </style:style>
    <style:style style:name="P402" style:family="paragraph" style:parent-style-name="Preformatted_20_Text">
      <style:text-properties officeooo:paragraph-rsid="0163ec2d"/>
    </style:style>
    <style:style style:name="P403" style:family="paragraph" style:parent-style-name="Preformatted_20_Text">
      <style:text-properties officeooo:rsid="0163ec2d" officeooo:paragraph-rsid="0163ec2d"/>
    </style:style>
    <style:style style:name="P404" style:family="paragraph" style:parent-style-name="Preformatted_20_Text">
      <style:paragraph-properties fo:text-align="start" style:justify-single-word="false"/>
      <style:text-properties officeooo:paragraph-rsid="0158a1df"/>
    </style:style>
    <style:style style:name="P405" style:family="paragraph" style:parent-style-name="Preformatted_20_Text">
      <style:text-properties officeooo:paragraph-rsid="017ce741"/>
    </style:style>
    <style:style style:name="P406" style:family="paragraph" style:parent-style-name="Preformatted_20_Text">
      <style:text-properties officeooo:paragraph-rsid="01832bff"/>
    </style:style>
    <style:style style:name="P407" style:family="paragraph" style:parent-style-name="Preformatted_20_Text">
      <style:text-properties officeooo:rsid="01883b21" officeooo:paragraph-rsid="01883b21"/>
    </style:style>
    <style:style style:name="P408" style:family="paragraph" style:parent-style-name="Preformatted_20_Text">
      <style:text-properties officeooo:rsid="0189f995" officeooo:paragraph-rsid="0189f995"/>
    </style:style>
    <style:style style:name="P409" style:family="paragraph" style:parent-style-name="Preformatted_20_Text">
      <style:text-properties officeooo:paragraph-rsid="018e9d62"/>
    </style:style>
    <style:style style:name="P410" style:family="paragraph" style:parent-style-name="Preformatted_20_Text">
      <style:text-properties officeooo:paragraph-rsid="0192090e"/>
    </style:style>
    <style:style style:name="P411" style:family="paragraph" style:parent-style-name="Preformatted_20_Text">
      <style:text-properties officeooo:rsid="0192090e" officeooo:paragraph-rsid="0192090e"/>
    </style:style>
    <style:style style:name="P412" style:family="paragraph" style:parent-style-name="Preformatted_20_Text">
      <style:text-properties officeooo:rsid="019252a9" officeooo:paragraph-rsid="019252a9"/>
    </style:style>
    <style:style style:name="P413" style:family="paragraph" style:parent-style-name="Preformatted_20_Text">
      <style:text-properties officeooo:rsid="01947b64" officeooo:paragraph-rsid="01947b64"/>
    </style:style>
    <style:style style:name="P414" style:family="paragraph" style:parent-style-name="Preformatted_20_Text">
      <style:text-properties officeooo:paragraph-rsid="019f8b05"/>
    </style:style>
    <style:style style:name="P415" style:family="paragraph" style:parent-style-name="Preformatted_20_Text">
      <style:text-properties officeooo:rsid="007f9437" officeooo:paragraph-rsid="007f9437"/>
    </style:style>
    <style:style style:name="P416" style:family="paragraph" style:parent-style-name="Preformatted_20_Text">
      <style:text-properties officeooo:paragraph-rsid="01abedff"/>
    </style:style>
    <style:style style:name="P417" style:family="paragraph" style:parent-style-name="Preformatted_20_Text">
      <style:text-properties officeooo:rsid="01bb3c7f" officeooo:paragraph-rsid="01bb3c7f"/>
    </style:style>
    <style:style style:name="P418" style:family="paragraph" style:parent-style-name="Preformatted_20_Text">
      <style:text-properties officeooo:paragraph-rsid="01bb3c7f"/>
    </style:style>
    <style:style style:name="P419" style:family="paragraph" style:parent-style-name="Preformatted_20_Text">
      <style:text-properties officeooo:rsid="01bed22a" officeooo:paragraph-rsid="01bed22a"/>
    </style:style>
    <style:style style:name="P420" style:family="paragraph" style:parent-style-name="Preformatted_20_Text">
      <style:text-properties officeooo:paragraph-rsid="01c679bb"/>
    </style:style>
    <style:style style:name="P421" style:family="paragraph" style:parent-style-name="Preformatted_20_Text">
      <style:text-properties officeooo:rsid="01c78f87" officeooo:paragraph-rsid="01c78f87"/>
    </style:style>
    <style:style style:name="P422" style:family="paragraph" style:parent-style-name="Preformatted_20_Text">
      <style:text-properties officeooo:rsid="01cb23c4" officeooo:paragraph-rsid="01cb23c4"/>
    </style:style>
    <style:style style:name="P423" style:family="paragraph" style:parent-style-name="Preformatted_20_Text">
      <style:text-properties officeooo:rsid="01cc9f53" officeooo:paragraph-rsid="01cc9f53"/>
    </style:style>
    <style:style style:name="P424" style:family="paragraph" style:parent-style-name="Preformatted_20_Text">
      <style:text-properties officeooo:rsid="01cf912e" officeooo:paragraph-rsid="01cf912e"/>
    </style:style>
    <style:style style:name="P425" style:family="paragraph" style:parent-style-name="Preformatted_20_Text">
      <style:text-properties officeooo:rsid="01d01259" officeooo:paragraph-rsid="01d01259"/>
    </style:style>
    <style:style style:name="P426" style:family="paragraph" style:parent-style-name="Preformatted_20_Text">
      <style:text-properties officeooo:rsid="01d01259" officeooo:paragraph-rsid="01d34686"/>
    </style:style>
    <style:style style:name="P427" style:family="paragraph" style:parent-style-name="Preformatted_20_Text">
      <style:text-properties officeooo:paragraph-rsid="01d78476"/>
    </style:style>
    <style:style style:name="P428" style:family="paragraph" style:parent-style-name="Preformatted_20_Text">
      <style:text-properties officeooo:rsid="01dbb60a" officeooo:paragraph-rsid="01dbb60a"/>
    </style:style>
    <style:style style:name="P429" style:family="paragraph" style:parent-style-name="Preformatted_20_Text">
      <style:text-properties officeooo:rsid="01f45b48" officeooo:paragraph-rsid="01f45b48"/>
    </style:style>
    <style:style style:name="P430" style:family="paragraph" style:parent-style-name="Preformatted_20_Text">
      <style:text-properties officeooo:paragraph-rsid="01f45b48"/>
    </style:style>
    <style:style style:name="P431" style:family="paragraph" style:parent-style-name="Preformatted_20_Text">
      <style:text-properties style:font-name="TlwgMono"/>
    </style:style>
    <style:style style:name="P432" style:family="paragraph" style:parent-style-name="Preformatted_20_Text">
      <style:text-properties officeooo:rsid="021a0a19" officeooo:paragraph-rsid="021a0a19"/>
    </style:style>
    <style:style style:name="P433" style:family="paragraph" style:parent-style-name="Preformatted_20_Text">
      <style:text-properties officeooo:rsid="021a0a19" officeooo:paragraph-rsid="021d7afa"/>
    </style:style>
    <style:style style:name="P434" style:family="paragraph" style:parent-style-name="Preformatted_20_Text">
      <style:text-properties officeooo:paragraph-rsid="02238030"/>
    </style:style>
    <style:style style:name="P435" style:family="paragraph" style:parent-style-name="Preformatted_20_Text">
      <style:text-properties officeooo:paragraph-rsid="022bd1e4"/>
    </style:style>
    <style:style style:name="P436" style:family="paragraph" style:parent-style-name="Preformatted_20_Text">
      <style:text-properties officeooo:paragraph-rsid="023b9375"/>
    </style:style>
    <style:style style:name="P437" style:family="paragraph" style:parent-style-name="Preformatted_20_Text">
      <style:text-properties officeooo:rsid="0241c9fe" officeooo:paragraph-rsid="0241c9fe"/>
    </style:style>
    <style:style style:name="P438" style:family="paragraph" style:parent-style-name="Preformatted_20_Text">
      <style:text-properties officeooo:paragraph-rsid="02479e6a"/>
    </style:style>
    <style:style style:name="P439" style:family="paragraph" style:parent-style-name="Heading">
      <style:text-properties officeooo:paragraph-rsid="003e0b0d"/>
    </style:style>
    <style:style style:name="P440" style:family="paragraph" style:parent-style-name="Heading">
      <style:text-properties officeooo:paragraph-rsid="003e0fa5"/>
    </style:style>
    <style:style style:name="P441" style:family="paragraph" style:parent-style-name="Heading">
      <style:text-properties officeooo:paragraph-rsid="00473082"/>
    </style:style>
    <style:style style:name="P442" style:family="paragraph" style:parent-style-name="Heading">
      <style:text-properties officeooo:paragraph-rsid="004e8020"/>
    </style:style>
    <style:style style:name="P443" style:family="paragraph" style:parent-style-name="Heading">
      <style:text-properties officeooo:paragraph-rsid="00504951"/>
    </style:style>
    <style:style style:name="P444" style:family="paragraph" style:parent-style-name="Heading">
      <style:text-properties officeooo:paragraph-rsid="00550663"/>
    </style:style>
    <style:style style:name="P445" style:family="paragraph" style:parent-style-name="Heading">
      <style:text-properties officeooo:paragraph-rsid="00664101"/>
    </style:style>
    <style:style style:name="P446" style:family="paragraph" style:parent-style-name="Heading">
      <style:text-properties officeooo:rsid="0047e6b9" officeooo:paragraph-rsid="00b450a5"/>
    </style:style>
    <style:style style:name="P447" style:family="paragraph" style:parent-style-name="Heading">
      <style:text-properties officeooo:rsid="00558d4e" officeooo:paragraph-rsid="006b40b8"/>
    </style:style>
    <style:style style:name="P448" style:family="paragraph" style:parent-style-name="Heading">
      <style:text-properties officeooo:paragraph-rsid="006b40b8"/>
    </style:style>
    <style:style style:name="P449" style:family="paragraph" style:parent-style-name="Heading">
      <style:text-properties officeooo:rsid="006b40b8" officeooo:paragraph-rsid="00b4eafd"/>
    </style:style>
    <style:style style:name="P450" style:family="paragraph" style:parent-style-name="Heading">
      <style:text-properties officeooo:rsid="0073817b" officeooo:paragraph-rsid="0073817b"/>
    </style:style>
    <style:style style:name="P451" style:family="paragraph" style:parent-style-name="Heading">
      <style:text-properties officeooo:rsid="0073817b" officeooo:paragraph-rsid="00a4a497"/>
    </style:style>
    <style:style style:name="P452" style:family="paragraph" style:parent-style-name="Heading">
      <style:text-properties officeooo:paragraph-rsid="0073817b"/>
    </style:style>
    <style:style style:name="P453" style:family="paragraph" style:parent-style-name="Heading">
      <style:text-properties officeooo:rsid="0077e2b5" officeooo:paragraph-rsid="00b8b926"/>
    </style:style>
    <style:style style:name="P454" style:family="paragraph" style:parent-style-name="Heading">
      <style:text-properties officeooo:paragraph-rsid="00ac691d"/>
    </style:style>
    <style:style style:name="P455" style:family="paragraph" style:parent-style-name="Heading">
      <style:text-properties officeooo:paragraph-rsid="00b450a5"/>
    </style:style>
    <style:style style:name="P456" style:family="paragraph" style:parent-style-name="Heading">
      <style:text-properties officeooo:paragraph-rsid="00b4eafd"/>
    </style:style>
    <style:style style:name="P457" style:family="paragraph" style:parent-style-name="Heading">
      <style:text-properties officeooo:paragraph-rsid="00b6fdac"/>
    </style:style>
    <style:style style:name="P458" style:family="paragraph" style:parent-style-name="Heading">
      <style:text-properties officeooo:rsid="009dd8d4" officeooo:paragraph-rsid="00b6fdac"/>
    </style:style>
    <style:style style:name="P459" style:family="paragraph" style:parent-style-name="Heading">
      <style:text-properties officeooo:paragraph-rsid="00b8b926"/>
    </style:style>
    <style:style style:name="P460" style:family="paragraph" style:parent-style-name="Heading">
      <style:text-properties officeooo:paragraph-rsid="00b9b323"/>
    </style:style>
    <style:style style:name="P461" style:family="paragraph" style:parent-style-name="Heading">
      <style:text-properties officeooo:paragraph-rsid="00d7aebc"/>
    </style:style>
    <style:style style:name="P462" style:family="paragraph" style:parent-style-name="Heading">
      <style:text-properties fo:font-style="normal" officeooo:rsid="003cabba" officeooo:paragraph-rsid="003e0b0d" style:font-style-asian="normal" style:font-style-complex="normal"/>
    </style:style>
    <style:style style:name="P463" style:family="paragraph" style:parent-style-name="Heading">
      <style:text-properties officeooo:rsid="003cabba" officeooo:paragraph-rsid="003e0b0d"/>
    </style:style>
    <style:style style:name="P464" style:family="paragraph" style:parent-style-name="Heading">
      <style:text-properties fo:font-weight="normal" officeooo:rsid="00693b96" officeooo:paragraph-rsid="00b6fdac" style:font-weight-asian="normal" style:font-weight-complex="normal"/>
    </style:style>
    <style:style style:name="P465" style:family="paragraph" style:parent-style-name="Heading">
      <style:text-properties fo:font-weight="normal" officeooo:rsid="0088db1a" officeooo:paragraph-rsid="00b6fdac" style:font-weight-asian="normal" style:font-weight-complex="normal"/>
    </style:style>
    <style:style style:name="P466" style:family="paragraph" style:parent-style-name="Heading">
      <style:text-properties fo:font-weight="normal" officeooo:rsid="0088db1a" officeooo:paragraph-rsid="00d7aebc" style:font-weight-asian="normal" style:font-weight-complex="normal"/>
    </style:style>
    <style:style style:name="P467" style:family="paragraph" style:parent-style-name="Heading">
      <style:text-properties officeooo:rsid="011e6e01" officeooo:paragraph-rsid="011e6e01"/>
    </style:style>
    <style:style style:name="P468" style:family="paragraph" style:parent-style-name="Heading">
      <style:text-properties officeooo:paragraph-rsid="012e0b0f"/>
    </style:style>
    <style:style style:name="P469" style:family="paragraph" style:parent-style-name="Heading">
      <style:text-properties officeooo:paragraph-rsid="01560da5"/>
    </style:style>
    <style:style style:name="P470" style:family="paragraph" style:parent-style-name="Heading">
      <style:text-properties officeooo:rsid="01248791" officeooo:paragraph-rsid="01248791"/>
    </style:style>
    <style:style style:name="P471" style:family="paragraph" style:parent-style-name="Heading">
      <style:text-properties officeooo:paragraph-rsid="01601e23"/>
    </style:style>
    <style:style style:name="P472" style:family="paragraph" style:parent-style-name="Heading">
      <style:text-properties officeooo:paragraph-rsid="016b839a"/>
    </style:style>
    <style:style style:name="P473" style:family="paragraph" style:parent-style-name="Heading">
      <style:text-properties officeooo:rsid="01cf912e" officeooo:paragraph-rsid="01cf912e"/>
    </style:style>
    <style:style style:name="P474" style:family="paragraph" style:parent-style-name="Heading">
      <style:text-properties officeooo:rsid="01eb0996" officeooo:paragraph-rsid="01eb0996"/>
    </style:style>
    <style:style style:name="P475" style:family="paragraph" style:parent-style-name="Heading">
      <style:text-properties officeooo:paragraph-rsid="0226b30f"/>
    </style:style>
    <style:style style:name="P476" style:family="paragraph" style:parent-style-name="Heading">
      <style:text-properties officeooo:rsid="0240d479" officeooo:paragraph-rsid="0240d479"/>
    </style:style>
    <style:style style:name="P477" style:family="paragraph" style:parent-style-name="Table_20_Contents">
      <style:text-properties officeooo:rsid="01bcf6ce" officeooo:paragraph-rsid="01bcf6ce"/>
    </style:style>
    <style:style style:name="P478" style:family="paragraph" style:parent-style-name="Table_20_Contents">
      <style:paragraph-properties fo:text-align="center" style:justify-single-word="false"/>
      <style:text-properties officeooo:rsid="01bcf6ce" officeooo:paragraph-rsid="01bcf6c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1" style:family="paragraph" style:parent-style-name="Table_20_Contents">
      <style:paragraph-properties fo:text-align="center" style:justify-single-word="false"/>
      <style:text-properties fo:font-weight="bold" style:font-weight-asian="bold" style:font-weight-complex="bold"/>
    </style:style>
    <style:style style:name="P48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4" style:family="paragraph" style:parent-style-name="Table_20_Contents">
      <style:text-properties officeooo:rsid="01fa3ba0" officeooo:paragraph-rsid="01fa3ba0"/>
    </style:style>
    <style:style style:name="P485" style:family="paragraph" style:parent-style-name="Table_20_Contents">
      <style:text-properties officeooo:rsid="01fa6a1c" officeooo:paragraph-rsid="01fa6a1c"/>
    </style:style>
    <style:style style:name="P486" style:family="paragraph" style:parent-style-name="Table_20_Contents">
      <style:text-properties officeooo:rsid="01fc4374" officeooo:paragraph-rsid="01fc4374"/>
    </style:style>
    <style:style style:name="P487" style:family="paragraph" style:parent-style-name="Table_20_Contents">
      <style:paragraph-properties fo:text-align="center" style:justify-single-word="false"/>
      <style:text-properties officeooo:rsid="01fc4374" officeooo:paragraph-rsid="01fc4374"/>
    </style:style>
    <style:style style:name="P488" style:family="paragraph" style:parent-style-name="Table_20_Contents">
      <style:text-properties style:font-name="Liberation Mono" fo:font-size="10pt" officeooo:rsid="01fa3ba0" officeooo:paragraph-rsid="01fa3ba0" style:font-size-asian="10pt" style:font-size-complex="10pt"/>
    </style:style>
    <style:style style:name="P489" style:family="paragraph" style:parent-style-name="Table_20_Contents">
      <style:text-properties style:font-name="Liberation Mono" fo:font-size="10pt" officeooo:rsid="01fa6a1c" officeooo:paragraph-rsid="01fa6a1c" style:font-size-asian="10pt" style:font-size-complex="10pt"/>
    </style:style>
    <style:style style:name="P490" style:family="paragraph" style:parent-style-name="Table_20_Contents">
      <style:text-properties style:font-name="Liberation Mono" fo:font-size="10pt" officeooo:rsid="01fc4374" officeooo:paragraph-rsid="01fc4374" style:font-size-asian="10pt" style:font-size-complex="10pt"/>
    </style:style>
    <style:style style:name="P491" style:family="paragraph" style:parent-style-name="Table_20_Contents">
      <style:text-properties style:font-name="Liberation Mono" fo:font-size="10pt" officeooo:rsid="01fe5788" officeooo:paragraph-rsid="0201c5f0" style:font-size-asian="10pt" style:font-size-complex="10pt"/>
    </style:style>
    <style:style style:name="P492" style:family="paragraph" style:parent-style-name="Table_20_Contents">
      <style:text-properties style:font-name="Liberation Mono" fo:font-size="10pt" officeooo:rsid="02007d56" officeooo:paragraph-rsid="0201c5f0" style:font-size-asian="10pt" style:font-size-complex="10pt"/>
    </style:style>
    <style:style style:name="P493" style:family="paragraph" style:parent-style-name="Table_20_Contents">
      <style:text-properties style:font-name="Liberation Mono" fo:font-size="10pt" officeooo:rsid="0201c5f0" officeooo:paragraph-rsid="0201c5f0" style:font-size-asian="10pt" style:font-size-complex="10pt"/>
    </style:style>
    <style:style style:name="P494" style:family="paragraph" style:parent-style-name="Table_20_Contents">
      <style:text-properties style:font-name="Liberation Mono" fo:font-size="10pt" officeooo:rsid="02032e32" officeooo:paragraph-rsid="02032e32" style:font-size-asian="10pt" style:font-size-complex="10pt"/>
    </style:style>
    <style:style style:name="P495" style:family="paragraph" style:parent-style-name="Table_20_Contents">
      <style:text-properties style:font-name="Liberation Mono" fo:font-size="10pt" officeooo:rsid="0204bc0e" officeooo:paragraph-rsid="0204bc0e" style:font-size-asian="10pt" style:font-size-complex="10pt"/>
    </style:style>
    <style:style style:name="P496" style:family="paragraph" style:parent-style-name="Table_20_Contents">
      <style:text-properties officeooo:rsid="01fe5788" officeooo:paragraph-rsid="0201c5f0"/>
    </style:style>
    <style:style style:name="P497" style:family="paragraph" style:parent-style-name="Table_20_Contents">
      <style:text-properties officeooo:rsid="02007d56" officeooo:paragraph-rsid="0201c5f0"/>
    </style:style>
    <style:style style:name="P498" style:family="paragraph" style:parent-style-name="Table_20_Contents">
      <style:text-properties officeooo:rsid="0201c5f0" officeooo:paragraph-rsid="0201c5f0"/>
    </style:style>
    <style:style style:name="P499" style:family="paragraph" style:parent-style-name="Table_20_Contents">
      <style:text-properties officeooo:rsid="02032e32" officeooo:paragraph-rsid="02032e32"/>
    </style:style>
    <style:style style:name="P500" style:family="paragraph" style:parent-style-name="Table_20_Contents">
      <style:text-properties officeooo:rsid="0204bc0e" officeooo:paragraph-rsid="0204bc0e"/>
    </style:style>
    <style:style style:name="P501" style:family="paragraph" style:parent-style-name="Table_20_Contents">
      <style:paragraph-properties fo:text-align="center" style:justify-single-word="false"/>
      <style:text-properties officeooo:rsid="0206acd2" officeooo:paragraph-rsid="0206acd2"/>
    </style:style>
    <style:style style:name="P502" style:family="paragraph" style:parent-style-name="Table_20_Contents">
      <style:text-properties officeooo:rsid="0231deef" officeooo:paragraph-rsid="0231deef"/>
    </style:style>
    <style:style style:name="P503" style:family="paragraph" style:parent-style-name="Subtitle">
      <style:text-properties officeooo:rsid="022dda61" officeooo:paragraph-rsid="022dda61"/>
    </style:style>
    <style:style style:name="P504" style:family="paragraph" style:parent-style-name="Contents_20_1">
      <style:paragraph-properties>
        <style:tab-stops>
          <style:tab-stop style:position="6.9252in" style:type="right" style:leader-style="dotted" style:leader-text="."/>
        </style:tab-stops>
      </style:paragraph-properties>
    </style:style>
    <style:style style:name="P505" style:family="paragraph" style:parent-style-name="Contents_20_2">
      <style:paragraph-properties>
        <style:tab-stops>
          <style:tab-stop style:position="6.7283in" style:type="right" style:leader-style="dotted" style:leader-text="."/>
        </style:tab-stops>
      </style:paragraph-properties>
    </style:style>
    <style:style style:name="P506" style:family="paragraph" style:parent-style-name="Contents_20_3">
      <style:paragraph-properties>
        <style:tab-stops>
          <style:tab-stop style:position="6.5319in" style:type="right" style:leader-style="dotted" style:leader-text="."/>
        </style:tab-stops>
      </style:paragraph-properties>
    </style:style>
    <style:style style:name="P507" style:family="paragraph" style:parent-style-name="Heading">
      <style:text-properties officeooo:rsid="02ea1c5e" officeooo:paragraph-rsid="02ea1c5e"/>
    </style:style>
    <style:style style:name="P508" style:family="paragraph" style:parent-style-name="Heading_20_1" style:list-style-name=""/>
    <style:style style:name="P509" style:family="paragraph" style:parent-style-name="Heading_20_1">
      <style:paragraph-properties fo:break-before="page"/>
    </style:style>
    <style:style style:name="P510" style:family="paragraph" style:parent-style-name="Heading_20_2">
      <style:text-properties officeooo:rsid="00ba6c9c" officeooo:paragraph-rsid="00ba6c9c"/>
    </style:style>
    <style:style style:name="P511" style:family="paragraph" style:parent-style-name="Heading_20_2">
      <style:text-properties fo:font-weight="normal" style:font-weight-asian="normal" style:font-weight-complex="normal"/>
    </style:style>
    <style:style style:name="P512" style:family="paragraph" style:parent-style-name="Heading_20_2">
      <style:text-properties officeooo:rsid="00f67afd" officeooo:paragraph-rsid="00f67afd"/>
    </style:style>
    <style:style style:name="P513" style:family="paragraph" style:parent-style-name="Heading_20_2">
      <style:text-properties officeooo:rsid="009dd8d4" officeooo:paragraph-rsid="00a4a497"/>
    </style:style>
    <style:style style:name="P514" style:family="paragraph" style:parent-style-name="Heading_20_2">
      <style:text-properties officeooo:paragraph-rsid="00a4a497"/>
    </style:style>
    <style:style style:name="P515" style:family="paragraph" style:parent-style-name="Heading_20_2">
      <style:text-properties officeooo:rsid="0077e2b5" officeooo:paragraph-rsid="00a4a497"/>
    </style:style>
    <style:style style:name="P516" style:family="paragraph" style:parent-style-name="Heading_20_2">
      <style:text-properties officeooo:rsid="00993621" officeooo:paragraph-rsid="00993621"/>
    </style:style>
    <style:style style:name="P517" style:family="paragraph" style:parent-style-name="Heading_20_3">
      <style:text-properties fo:font-weight="normal" officeooo:rsid="008397dd" officeooo:paragraph-rsid="008397dd" style:font-weight-asian="normal" style:font-weight-complex="normal"/>
    </style:style>
    <style:style style:name="P518" style:family="paragraph" style:parent-style-name="Heading_20_3">
      <style:text-properties officeooo:rsid="0077e2b5" officeooo:paragraph-rsid="00b8b926"/>
    </style:style>
    <style:style style:name="P519" style:family="paragraph" style:parent-style-name="Heading_20_3">
      <style:text-properties officeooo:rsid="00b6fdac" officeooo:paragraph-rsid="00b6fdac"/>
    </style:style>
    <style:style style:name="P520" style:family="paragraph" style:parent-style-name="Heading_20_3">
      <style:text-properties officeooo:rsid="00b6fdac" officeooo:paragraph-rsid="00d7aebc"/>
    </style:style>
    <style:style style:name="P521" style:family="paragraph" style:parent-style-name="Heading_20_3">
      <style:text-properties officeooo:rsid="0075e014" officeooo:paragraph-rsid="00b6fdac"/>
    </style:style>
    <style:style style:name="P522" style:family="paragraph" style:parent-style-name="Heading_20_3">
      <style:text-properties officeooo:rsid="0073817b" officeooo:paragraph-rsid="0073817b"/>
    </style:style>
    <style:style style:name="P523" style:family="paragraph" style:parent-style-name="Heading_20_3">
      <style:text-properties officeooo:rsid="00f03c35" officeooo:paragraph-rsid="00f03c35"/>
    </style:style>
    <style:style style:name="P524" style:family="paragraph" style:parent-style-name="Heading_20_3">
      <style:text-properties officeooo:rsid="00b9b323" officeooo:paragraph-rsid="00b9b323"/>
    </style:style>
    <style:style style:name="P525" style:family="paragraph" style:parent-style-name="Heading_20_3">
      <style:text-properties officeooo:paragraph-rsid="003e0b0d"/>
    </style:style>
    <style:style style:name="P526" style:family="paragraph" style:parent-style-name="Heading_20_3">
      <style:text-properties officeooo:rsid="003e0b0d" officeooo:paragraph-rsid="003e0b0d"/>
    </style:style>
    <style:style style:name="P527" style:family="paragraph" style:parent-style-name="Heading_20_3">
      <style:text-properties officeooo:rsid="003e0b0d" officeooo:paragraph-rsid="00b450a5"/>
    </style:style>
    <style:style style:name="P528" style:family="paragraph" style:parent-style-name="Heading_20_3">
      <style:text-properties officeooo:rsid="003e0b0d" officeooo:paragraph-rsid="00473082"/>
    </style:style>
    <style:style style:name="P529" style:family="paragraph" style:parent-style-name="Heading_20_3">
      <style:text-properties officeooo:rsid="004e8020" officeooo:paragraph-rsid="004e8020"/>
    </style:style>
    <style:style style:name="P530" style:family="paragraph" style:parent-style-name="Heading_20_3">
      <style:text-properties officeooo:rsid="003e0fa5" officeooo:paragraph-rsid="003e0fa5"/>
    </style:style>
    <style:style style:name="P531" style:family="paragraph" style:parent-style-name="Heading_20_3">
      <style:text-properties officeooo:rsid="00ac691d" officeooo:paragraph-rsid="00ac691d"/>
    </style:style>
    <style:style style:name="P532" style:family="paragraph" style:parent-style-name="Heading_20_3">
      <style:text-properties officeooo:rsid="00698e74" officeooo:paragraph-rsid="00b450a5"/>
    </style:style>
    <style:style style:name="P533" style:family="paragraph" style:parent-style-name="Heading_20_3">
      <style:text-properties officeooo:rsid="01481de2" officeooo:paragraph-rsid="01481de2"/>
    </style:style>
    <style:style style:name="P534" style:family="paragraph" style:parent-style-name="Heading_20_3">
      <style:text-properties officeooo:rsid="00550663" officeooo:paragraph-rsid="00550663"/>
    </style:style>
    <style:style style:name="P535" style:family="paragraph" style:parent-style-name="Heading_20_3">
      <style:text-properties officeooo:rsid="006f0be8" officeooo:paragraph-rsid="00b4eafd"/>
    </style:style>
    <style:style style:name="P536" style:family="paragraph" style:parent-style-name="Heading_20_3">
      <style:text-properties officeooo:rsid="0060fcf1" officeooo:paragraph-rsid="00b4eafd"/>
    </style:style>
    <style:style style:name="P537" style:family="paragraph" style:parent-style-name="Heading_20_3">
      <style:text-properties officeooo:rsid="005f9336" officeooo:paragraph-rsid="00b4eafd"/>
    </style:style>
    <style:style style:name="P538" style:family="paragraph" style:parent-style-name="Heading_20_3">
      <style:text-properties officeooo:rsid="00653d71" officeooo:paragraph-rsid="00b4eafd"/>
    </style:style>
    <style:style style:name="P539" style:family="paragraph" style:parent-style-name="Heading_20_3">
      <style:text-properties officeooo:rsid="005c8414" officeooo:paragraph-rsid="00b4eafd"/>
    </style:style>
    <style:style style:name="P540" style:family="paragraph" style:parent-style-name="Heading_20_3">
      <style:text-properties officeooo:rsid="006b40b8" officeooo:paragraph-rsid="006b40b8"/>
    </style:style>
    <style:style style:name="P541" style:family="paragraph" style:parent-style-name="Heading_20_3">
      <style:text-properties officeooo:rsid="00558d4e" officeooo:paragraph-rsid="00558d4e"/>
    </style:style>
    <style:style style:name="P542" style:family="paragraph" style:parent-style-name="Heading_20_3">
      <style:text-properties officeooo:rsid="005a1270" officeooo:paragraph-rsid="005a1270"/>
    </style:style>
    <style:style style:name="P543" style:family="paragraph" style:parent-style-name="Heading_20_3">
      <style:text-properties officeooo:rsid="006394ec" officeooo:paragraph-rsid="017ec6bd"/>
    </style:style>
    <style:style style:name="P544" style:family="paragraph" style:parent-style-name="Heading_20_3">
      <style:text-properties officeooo:paragraph-rsid="00653d71"/>
    </style:style>
    <style:style style:name="P545" style:family="paragraph" style:parent-style-name="Heading_20_3">
      <style:text-properties officeooo:paragraph-rsid="0100587f"/>
    </style:style>
    <style:style style:name="P546" style:family="paragraph" style:parent-style-name="Heading_20_3">
      <style:text-properties officeooo:rsid="012be080" officeooo:paragraph-rsid="012be080"/>
    </style:style>
    <style:style style:name="P547" style:family="paragraph" style:parent-style-name="Heading_20_3">
      <style:text-properties officeooo:rsid="00afc7ef" officeooo:paragraph-rsid="014c7ca2"/>
    </style:style>
    <style:style style:name="P548" style:family="paragraph" style:parent-style-name="Heading_20_3">
      <style:text-properties officeooo:rsid="00afc7ef" officeooo:paragraph-rsid="01601e23"/>
    </style:style>
    <style:style style:name="P549" style:family="paragraph" style:parent-style-name="Heading_20_3">
      <style:text-properties officeooo:rsid="00733e67" officeooo:paragraph-rsid="012e0b0f"/>
    </style:style>
    <style:style style:name="P550" style:family="paragraph" style:parent-style-name="Heading_20_3">
      <style:text-properties officeooo:rsid="01267312" officeooo:paragraph-rsid="01267312"/>
    </style:style>
    <style:style style:name="P551" style:family="paragraph" style:parent-style-name="Heading_20_3">
      <style:text-properties officeooo:rsid="0085ffc3" officeooo:paragraph-rsid="00b6fdac"/>
    </style:style>
    <style:style style:name="P552" style:family="paragraph" style:parent-style-name="Heading_20_3">
      <style:text-properties officeooo:paragraph-rsid="01248791"/>
    </style:style>
    <style:style style:name="P553" style:family="paragraph" style:parent-style-name="Heading_20_3">
      <style:text-properties officeooo:paragraph-rsid="00733e67"/>
    </style:style>
    <style:style style:name="P554" style:family="paragraph" style:parent-style-name="Heading_20_3">
      <style:text-properties fo:font-style="normal" officeooo:rsid="01073ac9" officeooo:paragraph-rsid="01073ac9" style:font-style-asian="normal" style:font-style-complex="normal"/>
    </style:style>
    <style:style style:name="P555" style:family="paragraph" style:parent-style-name="Heading_20_3">
      <style:text-properties officeooo:paragraph-rsid="00b9b323"/>
    </style:style>
    <style:style style:name="P556" style:family="paragraph" style:parent-style-name="Heading_20_3">
      <style:text-properties officeooo:rsid="02262159" officeooo:paragraph-rsid="02262159"/>
    </style:style>
    <style:style style:name="P557" style:family="paragraph" style:parent-style-name="Heading_20_3">
      <style:text-properties officeooo:rsid="006fa277" officeooo:paragraph-rsid="0201c5f0"/>
    </style:style>
    <style:style style:name="P558" style:family="paragraph" style:parent-style-name="Heading_20_3">
      <style:text-properties officeooo:rsid="008d96dc" officeooo:paragraph-rsid="00d7aebc"/>
    </style:style>
    <style:style style:name="P559" style:family="paragraph" style:parent-style-name="Heading_20_3">
      <style:text-properties officeooo:rsid="021a0a19" officeooo:paragraph-rsid="021a0a19"/>
    </style:style>
    <style:style style:name="P560" style:family="paragraph" style:parent-style-name="Heading_20_3">
      <style:text-properties officeooo:rsid="01ecf8bb" officeooo:paragraph-rsid="01ecf8bb"/>
    </style:style>
    <style:style style:name="P561" style:family="paragraph" style:parent-style-name="Heading_20_3">
      <style:text-properties officeooo:rsid="01bb3c7f" officeooo:paragraph-rsid="01bb3c7f"/>
    </style:style>
    <style:style style:name="P562" style:family="paragraph" style:parent-style-name="Heading_20_3">
      <style:text-properties officeooo:rsid="025ea3f7" officeooo:paragraph-rsid="025ea3f7"/>
    </style:style>
    <style:style style:name="P563" style:family="paragraph" style:parent-style-name="Heading_20_3">
      <style:text-properties officeooo:rsid="02ea1c5e" officeooo:paragraph-rsid="02ea1c5e"/>
    </style:style>
    <style:style style:name="P564" style:family="paragraph" style:parent-style-name="Heading_20_3">
      <style:text-properties officeooo:rsid="02ee2d8f" officeooo:paragraph-rsid="02ee2d8f"/>
    </style:style>
    <style:style style:name="P565" style:family="paragraph" style:parent-style-name="Preformatted_20_Text">
      <style:text-properties officeooo:paragraph-rsid="02589aa7"/>
    </style:style>
    <style:style style:name="P566" style:family="paragraph" style:parent-style-name="Preformatted_20_Text">
      <style:text-properties officeooo:paragraph-rsid="0258d68b"/>
    </style:style>
    <style:style style:name="P567" style:family="paragraph" style:parent-style-name="Preformatted_20_Text">
      <style:text-properties officeooo:rsid="02ea1c5e" officeooo:paragraph-rsid="02ea1c5e"/>
    </style:style>
    <style:style style:name="P568" style:family="paragraph" style:parent-style-name="Preformatted_20_Text">
      <style:text-properties officeooo:paragraph-rsid="02ec565b"/>
    </style:style>
    <style:style style:name="P569" style:family="paragraph" style:parent-style-name="Preformatted_20_Text">
      <style:text-properties officeooo:rsid="02ec565b" officeooo:paragraph-rsid="02ec565b"/>
    </style:style>
    <style:style style:name="P570" style:family="paragraph" style:parent-style-name="Standard" style:list-style-name="L2">
      <style:text-properties officeooo:rsid="001a4a19" officeooo:paragraph-rsid="009118fd"/>
    </style:style>
    <style:style style:name="P571" style:family="paragraph" style:parent-style-name="Standard" style:list-style-name="L2">
      <style:text-properties officeooo:rsid="001a4a19" officeooo:paragraph-rsid="001a4a19"/>
    </style:style>
    <style:style style:name="P572" style:family="paragraph" style:parent-style-name="Standard" style:list-style-name="L3">
      <style:text-properties officeooo:rsid="00959559" officeooo:paragraph-rsid="00959559"/>
    </style:style>
    <style:style style:name="P57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74"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7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76" style:family="paragraph" style:parent-style-name="Text_20_body" style:list-style-name="L4">
      <style:text-properties officeooo:rsid="001f596a" officeooo:paragraph-rsid="001f596a"/>
    </style:style>
    <style:style style:name="P577" style:family="paragraph" style:parent-style-name="Text_20_body" style:list-style-name="L4">
      <style:text-properties officeooo:rsid="00993621" officeooo:paragraph-rsid="00993621"/>
    </style:style>
    <style:style style:name="P578" style:family="paragraph" style:parent-style-name="Text_20_body" style:list-style-name="L5">
      <style:text-properties officeooo:rsid="0045b1b7" officeooo:paragraph-rsid="0045b1b7"/>
    </style:style>
    <style:style style:name="P579" style:family="paragraph" style:parent-style-name="Text_20_body" style:list-style-name="L6">
      <style:text-properties officeooo:paragraph-rsid="014670bd"/>
    </style:style>
    <style:style style:name="P58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81" style:family="paragraph" style:parent-style-name="Text_20_body" style:list-style-name="L7">
      <style:text-properties officeooo:rsid="00da2c96" officeooo:paragraph-rsid="00da2c96"/>
    </style:style>
    <style:style style:name="P582" style:family="paragraph" style:parent-style-name="Text_20_body" style:list-style-name="L8">
      <style:text-properties fo:font-style="italic" officeooo:rsid="01d6cf97" officeooo:paragraph-rsid="01d6cf97" style:font-style-asian="italic" style:font-style-complex="italic"/>
    </style:style>
    <style:style style:name="P583" style:family="paragraph" style:parent-style-name="Text_20_body" style:list-style-name="L9">
      <style:text-properties style:font-name="Liberation Mono" fo:font-size="10pt" officeooo:rsid="021b51b8" officeooo:paragraph-rsid="021b51b8" style:font-size-asian="10pt" style:font-size-complex="10pt"/>
    </style:style>
    <style:style style:name="P584" style:family="paragraph" style:parent-style-name="Text_20_body" style:list-style-name="L9">
      <style:text-properties officeooo:rsid="021b51b8" officeooo:paragraph-rsid="021b51b8"/>
    </style:style>
    <style:style style:name="P585" style:family="paragraph" style:parent-style-name="Text_20_body" style:list-style-name="L9">
      <style:text-properties officeooo:rsid="021d7afa" officeooo:paragraph-rsid="021d7afa"/>
    </style:style>
    <style:style style:name="P586" style:family="paragraph" style:parent-style-name="Text_20_body">
      <style:text-properties officeooo:rsid="025ea3f7" officeooo:paragraph-rsid="025ea3f7"/>
    </style:style>
    <style:style style:name="P587" style:family="paragraph" style:parent-style-name="Text_20_body">
      <style:text-properties officeooo:rsid="02ea1c5e" officeooo:paragraph-rsid="02ea1c5e"/>
    </style:style>
    <style:style style:name="P588" style:family="paragraph" style:parent-style-name="Text_20_body">
      <style:text-properties officeooo:paragraph-rsid="02ea1c5e"/>
    </style:style>
    <style:style style:name="P589" style:family="paragraph" style:parent-style-name="Text_20_body">
      <style:text-properties officeooo:rsid="02edac56" officeooo:paragraph-rsid="02edac56"/>
    </style:style>
    <style:style style:name="P590" style:family="paragraph" style:parent-style-name="Text_20_body">
      <style:text-properties officeooo:rsid="02ee2d8f" officeooo:paragraph-rsid="02ee2d8f"/>
    </style:style>
    <style:style style:name="P591" style:family="paragraph" style:parent-style-name="Text_20_body">
      <style:text-properties officeooo:paragraph-rsid="02ee2d8f"/>
    </style:style>
    <style:style style:name="P592" style:family="paragraph" style:parent-style-name="Text_20_body">
      <style:text-properties officeooo:rsid="02ef609c" officeooo:paragraph-rsid="02ef609c"/>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style:style style:name="T495" style:family="text">
      <style:text-properties officeooo:rsid="025798da"/>
    </style:style>
    <style:style style:name="T496" style:family="text">
      <style:text-properties officeooo:rsid="02589aa7"/>
    </style:style>
    <style:style style:name="T497" style:family="text">
      <style:text-properties officeooo:rsid="0258d68b"/>
    </style:style>
    <style:style style:name="T498"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499" style:family="text">
      <style:text-properties fo:color="#fff200" style:font-name="Liberation Mono" fo:font-size="10pt" fo:font-weight="bold" officeooo:rsid="02ec565b" style:font-name-asian="DejaVu Sans Mono" style:font-size-asian="10pt" style:font-name-complex="Liberation Mono" style:font-size-complex="10pt"/>
    </style:style>
    <style:style style:name="T50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01" style:family="text">
      <style:text-properties officeooo:rsid="02ea1c5e"/>
    </style:style>
    <style:style style:name="T502" style:family="text">
      <style:text-properties style:font-name="Liberation Mono"/>
    </style:style>
    <style:style style:name="T503" style:family="text">
      <style:text-properties style:font-name="Liberation Mono" fo:font-size="10pt" style:font-size-asian="10pt" style:font-size-complex="10pt"/>
    </style:style>
    <style:style style:name="T504" style:family="text">
      <style:text-properties style:font-name="Liberation Mono" fo:font-size="10pt" officeooo:rsid="02ea1c5e" style:font-size-asian="10pt" style:font-size-complex="10pt"/>
    </style:style>
    <style:style style:name="T505" style:family="text">
      <style:text-properties style:font-name="Liberation Mono" fo:font-size="10pt" officeooo:rsid="02ee2d8f" style:font-size-asian="10pt" style:font-size-complex="10pt"/>
    </style:style>
    <style:style style:name="T506" style:family="text">
      <style:text-properties officeooo:rsid="02ec565b"/>
    </style:style>
    <style:style style:name="T507" style:family="text">
      <style:text-properties officeooo:rsid="02ee2d8f"/>
    </style:style>
    <style:style style:name="T508" style:family="text">
      <style:text-properties officeooo:rsid="02ef609c"/>
    </style:style>
    <style:style style:name="T509" style:family="text">
      <style:text-properties style:font-name="Liberation Serif"/>
    </style:style>
    <style:style style:name="T510" style:family="text">
      <style:text-properties style:font-name="Liberation Serif" fo:font-size="12pt" style:font-size-asian="10.5pt"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4"><text:a xlink:type="simple" xlink:href="#__RefHeading___Toc765_3277173355" text:style-name="Index_20_Link" text:visited-style-name="Index_20_Link">Introduction<text:tab/>3</text:a></text:p>
          <text:p text:style-name="P504"><text:a xlink:type="simple" xlink:href="#__RefHeading___Toc476_3277173355" text:style-name="Index_20_Link" text:visited-style-name="Index_20_Link">Cheat Sheet<text:tab/>4</text:a></text:p>
          <text:p text:style-name="P504"><text:a xlink:type="simple" xlink:href="#__RefHeading___Toc478_3277173355" text:style-name="Index_20_Link" text:visited-style-name="Index_20_Link">Basic syntactic concepts.<text:tab/>4</text:a></text:p>
          <text:p text:style-name="P505"><text:a xlink:type="simple" xlink:href="#__RefHeading___Toc724_3277173355" text:style-name="Index_20_Link" text:visited-style-name="Index_20_Link">Constants and expressions<text:tab/>5</text:a></text:p>
          <text:p text:style-name="P505"><text:a xlink:type="simple" xlink:href="#__RefHeading___Toc738_3277173355" text:style-name="Index_20_Link" text:visited-style-name="Index_20_Link">Assigning values<text:tab/>6</text:a></text:p>
          <text:p text:style-name="P505"><text:a xlink:type="simple" xlink:href="#__RefHeading___Toc480_3277173355" text:style-name="Index_20_Link" text:visited-style-name="Index_20_Link">Weak typing<text:tab/>7</text:a></text:p>
          <text:p text:style-name="P505"><text:a xlink:type="simple" xlink:href="#__RefHeading___Toc9966_1246888521" text:style-name="Index_20_Link" text:visited-style-name="Index_20_Link">Reserved keywords<text:tab/>8</text:a></text:p>
          <text:p text:style-name="P505"><text:a xlink:type="simple" xlink:href="#__RefHeading___Toc482_3277173355" text:style-name="Index_20_Link" text:visited-style-name="Index_20_Link">Variables and stem variables.<text:tab/>8</text:a></text:p>
          <text:p text:style-name="P506"><text:a xlink:type="simple" xlink:href="#__RefHeading___Toc615_3277173355" text:style-name="Index_20_Link" text:visited-style-name="Index_20_Link"><text:span text:style-name="T72">Tail substitutions.</text:span></text:a><text:a xlink:type="simple" xlink:href="#__RefHeading___Toc615_3277173355" text:style-name="Index_20_Link" text:visited-style-name="Index_20_Link"><text:tab/>10</text:a></text:p>
          <text:p text:style-name="P506"><text:a xlink:type="simple" xlink:href="#__RefHeading___Toc617_3277173355" text:style-name="Index_20_Link" text:visited-style-name="Index_20_Link"><text:span text:style-name="T72">More a</text:span></text:a><text:a xlink:type="simple" xlink:href="#__RefHeading___Toc617_3277173355" text:style-name="Index_20_Link" text:visited-style-name="Index_20_Link"><text:span text:style-name="T72">bout that trailing</text:span></text:a><text:a xlink:type="simple" xlink:href="#__RefHeading___Toc617_3277173355" text:style-name="Index_20_Link" text:visited-style-name="Index_20_Link"><text:span text:style-name="T9"> </text:span></text:a><text:a xlink:type="simple" xlink:href="#__RefHeading___Toc617_3277173355" text:style-name="Index_20_Link" text:visited-style-name="Index_20_Link"><text:span text:style-name="T72">period.</text:span></text:a><text:a xlink:type="simple" xlink:href="#__RefHeading___Toc617_3277173355" text:style-name="Index_20_Link" text:visited-style-name="Index_20_Link"><text:tab/>11</text:a></text:p>
          <text:p text:style-name="P505"><text:a xlink:type="simple" xlink:href="#__RefHeading___Toc619_3277173355" text:style-name="Index_20_Link" text:visited-style-name="Index_20_Link">Applying scalars to stems<text:tab/>13</text:a></text:p>
          <text:p text:style-name="P506"><text:a xlink:type="simple" xlink:href="#__RefHeading___Toc607_3277173355" text:style-name="Index_20_Link" text:visited-style-name="Index_20_Link">Default values for stems<text:tab/>14</text:a></text:p>
          <text:p text:style-name="P504"><text:a xlink:type="simple" xlink:href="#__RefHeading___Toc484_3277173355" text:style-name="Index_20_Link" text:visited-style-name="Index_20_Link">The environment and the lifecycle of variables.<text:tab/>14</text:a></text:p>
          <text:p text:style-name="P505"><text:a xlink:type="simple" xlink:href="#__RefHeading___Toc6245_2030604819" text:style-name="Index_20_Link" text:visited-style-name="Index_20_Link">Visibility during function evaluation<text:tab/>15</text:a></text:p>
          <text:p text:style-name="P504"><text:a xlink:type="simple" xlink:href="#__RefHeading___Toc486_3277173355" text:style-name="Index_20_Link" text:visited-style-name="Index_20_Link">Control structures<text:tab/>15</text:a></text:p>
          <text:p text:style-name="P505"><text:a xlink:type="simple" xlink:href="#__RefHeading___Toc637_3277173355" text:style-name="Index_20_Link" text:visited-style-name="Index_20_Link">The if..then..else statement<text:tab/>16</text:a></text:p>
          <text:p text:style-name="P505"><text:a xlink:type="simple" xlink:href="#__RefHeading___Toc591_3277173355" text:style-name="Index_20_Link" text:visited-style-name="Index_20_Link">The switch statement<text:tab/>16</text:a></text:p>
          <text:p text:style-name="P505"><text:a xlink:type="simple" xlink:href="#__RefHeading___Toc639_3277173355" text:style-name="Index_20_Link" text:visited-style-name="Index_20_Link">Error handling<text:tab/>17</text:a></text:p>
          <text:p text:style-name="P505"><text:a xlink:type="simple" xlink:href="#__RefHeading___Toc690_3277173355" text:style-name="Index_20_Link" text:visited-style-name="Index_20_Link">Related functions<text:tab/>18</text:a></text:p>
          <text:p text:style-name="P506"><text:a xlink:type="simple" xlink:href="#__RefHeading___Toc692_3277173355" text:style-name="Index_20_Link" text:visited-style-name="Index_20_Link">raise_error<text:tab/>18</text:a></text:p>
          <text:p text:style-name="P505"><text:a xlink:type="simple" xlink:href="#__RefHeading___Toc621_3277173355" text:style-name="Index_20_Link" text:visited-style-name="Index_20_Link">Looping.<text:tab/>19</text:a></text:p>
          <text:p text:style-name="P506"><text:a xlink:type="simple" xlink:href="#__RefHeading___Toc629_3277173355" text:style-name="Index_20_Link" text:visited-style-name="Index_20_Link">Related Functions<text:tab/>19</text:a></text:p>
          <text:p text:style-name="P506"><text:a xlink:type="simple" xlink:href="#__RefHeading___Toc694_3277173355" text:style-name="Index_20_Link" text:visited-style-name="Index_20_Link">break<text:tab/>19</text:a></text:p>
          <text:p text:style-name="P506"><text:a xlink:type="simple" xlink:href="#__RefHeading___Toc696_3277173355" text:style-name="Index_20_Link" text:visited-style-name="Index_20_Link">check_after<text:tab/>20</text:a></text:p>
          <text:p text:style-name="P506"><text:a xlink:type="simple" xlink:href="#__RefHeading___Toc698_3277173355" text:style-name="Index_20_Link" text:visited-style-name="Index_20_Link">continue<text:tab/>21</text:a></text:p>
          <text:p text:style-name="P506"><text:a xlink:type="simple" xlink:href="#__RefHeading___Toc585_3277173355" text:style-name="Index_20_Link" text:visited-style-name="Index_20_Link">for_keys<text:tab/>21</text:a></text:p>
          <text:p text:style-name="P506"><text:a xlink:type="simple" xlink:href="#__RefHeading___Toc587_3277173355" text:style-name="Index_20_Link" text:visited-style-name="Index_20_Link">for_next<text:tab/>22</text:a></text:p>
          <text:p text:style-name="P504"><text:a xlink:type="simple" xlink:href="#__RefHeading___Toc488_3277173355" text:style-name="Index_20_Link" text:visited-style-name="Index_20_Link">Defining functions<text:tab/>23</text:a></text:p>
          <text:p text:style-name="P506"><text:a xlink:type="simple" xlink:href="#__RefHeading___Toc6247_2030604819" text:style-name="Index_20_Link" text:visited-style-name="Index_20_Link">Examples<text:tab/>24</text:a></text:p>
          <text:p text:style-name="P505"><text:a xlink:type="simple" xlink:href="#__RefHeading___Toc700_3277173355" text:style-name="Index_20_Link" text:visited-style-name="Index_20_Link">Related functions<text:tab/>25</text:a></text:p>
          <text:p text:style-name="P506"><text:a xlink:type="simple" xlink:href="#__RefHeading___Toc702_3277173355" text:style-name="Index_20_Link" text:visited-style-name="Index_20_Link">return<text:tab/>25</text:a></text:p>
          <text:p text:style-name="P504"><text:a xlink:type="simple" xlink:href="#__RefHeading___Toc650_3277173355" text:style-name="Index_20_Link" text:visited-style-name="Index_20_Link">Help in Functions<text:tab/>25</text:a></text:p>
          <text:p text:style-name="P504"><text:a xlink:type="simple" xlink:href="#__RefHeading___Toc593_3277173355" text:style-name="Index_20_Link" text:visited-style-name="Index_20_Link">Modules<text:tab/>26</text:a></text:p>
          <text:p text:style-name="P505"><text:a xlink:type="simple" xlink:href="#__RefHeading___Toc623_3277173355" text:style-name="Index_20_Link" text:visited-style-name="Index_20_Link">Local variables and functions vs. modules ones<text:tab/>27</text:a></text:p>
          <text:p text:style-name="P506"><text:a xlink:type="simple" xlink:href="#__RefHeading___Toc631_3277173355" text:style-name="Index_20_Link" text:visited-style-name="Index_20_Link">Related Functions<text:tab/>28</text:a></text:p>
          <text:p text:style-name="P506"><text:a xlink:type="simple" xlink:href="#__RefHeading___Toc704_3277173355" text:style-name="Index_20_Link" text:visited-style-name="Index_20_Link">module_import<text:tab/>28</text:a></text:p>
          <text:p text:style-name="P506"><text:a xlink:type="simple" xlink:href="#__RefHeading___Toc706_3277173355" text:style-name="Index_20_Link" text:visited-style-name="Index_20_Link">load_module<text:tab/>29</text:a></text:p>
          <text:p text:style-name="P504"><text:a xlink:type="simple" xlink:href="#__RefHeading___Toc490_3277173355" text:style-name="Index_20_Link" text:visited-style-name="Index_20_Link">Built-in function reference<text:tab/>31</text:a></text:p>
          <text:p text:style-name="P505"><text:a xlink:type="simple" xlink:href="#__RefHeading___Toc492_3277173355" text:style-name="Index_20_Link" text:visited-style-name="Index_20_Link">String functions<text:tab/>31</text:a></text:p>
          <text:p text:style-name="P506"><text:a xlink:type="simple" xlink:href="#__RefHeading___Toc500_3277173355" text:style-name="Index_20_Link" text:visited-style-name="Index_20_Link">contains<text:tab/>31</text:a></text:p>
          <text:p text:style-name="P506"><text:a xlink:type="simple" xlink:href="#__RefHeading___Toc502_3277173355" text:style-name="Index_20_Link" text:visited-style-name="Index_20_Link">index_of<text:tab/>32</text:a></text:p>
          <text:p text:style-name="P506"><text:a xlink:type="simple" xlink:href="#__RefHeading___Toc657_3277173355" text:style-name="Index_20_Link" text:visited-style-name="Index_20_Link">insert<text:tab/>33</text:a></text:p>
          <text:p text:style-name="P506"><text:a xlink:type="simple" xlink:href="#__RefHeading___Toc515_3277173355" text:style-name="Index_20_Link" text:visited-style-name="Index_20_Link">to_lower, to_upper<text:tab/>34</text:a></text:p>
          <text:p text:style-name="P506"><text:a xlink:type="simple" xlink:href="#__RefHeading___Toc517_3277173355" text:style-name="Index_20_Link" text:visited-style-name="Index_20_Link">replace<text:tab/>34</text:a></text:p>
          <text:p text:style-name="P506"><text:a xlink:type="simple" xlink:href="#__RefHeading___Toc494_32771733551" text:style-name="Index_20_Link" text:visited-style-name="Index_20_Link">substring<text:tab/>35</text:a></text:p>
          <text:p text:style-name="P506"><text:a xlink:type="simple" xlink:href="#__RefHeading___Toc659_3277173355" text:style-name="Index_20_Link" text:visited-style-name="Index_20_Link">tokenize<text:tab/>36</text:a></text:p>
          <text:p text:style-name="P506"><text:soft-page-break/><text:a xlink:type="simple" xlink:href="#__RefHeading___Toc519_3277173355" text:style-name="Index_20_Link" text:visited-style-name="Index_20_Link">trim<text:tab/>37</text:a></text:p>
          <text:p text:style-name="P506"><text:a xlink:type="simple" xlink:href="#__RefHeading___Toc6459_212472510" text:style-name="Index_20_Link" text:visited-style-name="Index_20_Link">vdecode<text:tab/>38</text:a></text:p>
          <text:p text:style-name="P506"><text:a xlink:type="simple" xlink:href="#__RefHeading___Toc6461_212472510" text:style-name="Index_20_Link" text:visited-style-name="Index_20_Link">vencode<text:tab/>39</text:a></text:p>
          <text:p text:style-name="P505"><text:a xlink:type="simple" xlink:href="#__RefHeading___Toc524_3277173355" text:style-name="Index_20_Link" text:visited-style-name="Index_20_Link">Math functions<text:tab/>40</text:a></text:p>
          <text:p text:style-name="P506"><text:a xlink:type="simple" xlink:href="#__RefHeading___Toc526_3277173355" text:style-name="Index_20_Link" text:visited-style-name="Index_20_Link">abs<text:tab/>40</text:a></text:p>
          <text:p text:style-name="P506"><text:a xlink:type="simple" xlink:href="#__RefHeading___Toc661_3277173355" text:style-name="Index_20_Link" text:visited-style-name="Index_20_Link">date_ms, date_iso<text:tab/>40</text:a></text:p>
          <text:p text:style-name="P506"><text:a xlink:type="simple" xlink:href="#__RefHeading___Toc663_3277173355" text:style-name="Index_20_Link" text:visited-style-name="Index_20_Link">decode_b64<text:tab/>41</text:a></text:p>
          <text:p text:style-name="P506"><text:a xlink:type="simple" xlink:href="#__RefHeading___Toc534_3277173355" text:style-name="Index_20_Link" text:visited-style-name="Index_20_Link">encode_b64<text:tab/>41</text:a></text:p>
          <text:p text:style-name="P506"><text:a xlink:type="simple" xlink:href="#__RefHeading___Toc665_3277173355" text:style-name="Index_20_Link" text:visited-style-name="Index_20_Link">from_hex<text:tab/>42</text:a></text:p>
          <text:p text:style-name="P506"><text:a xlink:type="simple" xlink:href="#__RefHeading___Toc667_3277173355" text:style-name="Index_20_Link" text:visited-style-name="Index_20_Link">hash<text:tab/>42</text:a></text:p>
          <text:p text:style-name="P506"><text:a xlink:type="simple" xlink:href="#__RefHeading___Toc558_3277173355" text:style-name="Index_20_Link" text:visited-style-name="Index_20_Link">mod<text:tab/>43</text:a></text:p>
          <text:p text:style-name="P506"><text:a xlink:type="simple" xlink:href="#__RefHeading___Toc6740_2391341561" text:style-name="Index_20_Link" text:visited-style-name="Index_20_Link">numeric_digits<text:tab/>44</text:a></text:p>
          <text:p text:style-name="P506"><text:a xlink:type="simple" xlink:href="#__RefHeading___Toc528_3277173355" text:style-name="Index_20_Link" text:visited-style-name="Index_20_Link">random<text:tab/>45</text:a></text:p>
          <text:p text:style-name="P506"><text:a xlink:type="simple" xlink:href="#__RefHeading___Toc740_3277173355" text:style-name="Index_20_Link" text:visited-style-name="Index_20_Link">random_string<text:tab/>45</text:a></text:p>
          <text:p text:style-name="P506"><text:a xlink:type="simple" xlink:href="#__RefHeading___Toc9968_1246888521" text:style-name="Index_20_Link" text:visited-style-name="Index_20_Link">to_hex<text:tab/>46</text:a></text:p>
          <text:p text:style-name="P505"><text:a xlink:type="simple" xlink:href="#__RefHeading___Toc562_3277173355" text:style-name="Index_20_Link" text:visited-style-name="Index_20_Link">Stem specific functions<text:tab/>47</text:a></text:p>
          <text:p text:style-name="P506"><text:a xlink:type="simple" xlink:href="#__RefHeading___Toc6378_212472510" text:style-name="Index_20_Link" text:visited-style-name="Index_20_Link">box<text:tab/>47</text:a></text:p>
          <text:p text:style-name="P506"><text:a xlink:type="simple" xlink:href="#__RefHeading___Toc669_3277173355" text:style-name="Index_20_Link" text:visited-style-name="Index_20_Link">exclude_keys<text:tab/>48</text:a></text:p>
          <text:p text:style-name="P506"><text:a xlink:type="simple" xlink:href="#__RefHeading___Toc6421_212472510" text:style-name="Index_20_Link" text:visited-style-name="Index_20_Link">from_json<text:tab/>49</text:a></text:p>
          <text:p text:style-name="P506"><text:a xlink:type="simple" xlink:href="#__RefHeading___Toc6463_212472510" text:style-name="Index_20_Link" text:visited-style-name="Index_20_Link">list_keys<text:tab/>52</text:a></text:p>
          <text:p text:style-name="P506"><text:a xlink:type="simple" xlink:href="#__RefHeading___Toc671_3277173355" text:style-name="Index_20_Link" text:visited-style-name="Index_20_Link">has_keys<text:tab/>53</text:a></text:p>
          <text:p text:style-name="P506"><text:a xlink:type="simple" xlink:href="#__RefHeading___Toc673_3277173355" text:style-name="Index_20_Link" text:visited-style-name="Index_20_Link">include_keys<text:tab/>54</text:a></text:p>
          <text:p text:style-name="P506"><text:a xlink:type="simple" xlink:href="#__RefHeading___Toc6427_212472510" text:style-name="Index_20_Link" text:visited-style-name="Index_20_Link">indices<text:tab/>54</text:a></text:p>
          <text:p text:style-name="P506"><text:a xlink:type="simple" xlink:href="#__RefHeading___Toc6394_212472510" text:style-name="Index_20_Link" text:visited-style-name="Index_20_Link">is_list<text:tab/>55</text:a></text:p>
          <text:p text:style-name="P506"><text:a xlink:type="simple" xlink:href="#__RefHeading___Toc6696_66498657" text:style-name="Index_20_Link" text:visited-style-name="Index_20_Link">keys<text:tab/>56</text:a></text:p>
          <text:p text:style-name="P506"><text:a xlink:type="simple" xlink:href="#__RefHeading___Toc6380_212472510" text:style-name="Index_20_Link" text:visited-style-name="Index_20_Link">list_append<text:tab/>57</text:a></text:p>
          <text:p text:style-name="P506"><text:a xlink:type="simple" xlink:href="#__RefHeading___Toc6382_212472510" text:style-name="Index_20_Link" text:visited-style-name="Index_20_Link">list_copy<text:tab/>58</text:a></text:p>
          <text:p text:style-name="P506"><text:a xlink:type="simple" xlink:href="#__RefHeading___Toc6384_212472510" text:style-name="Index_20_Link" text:visited-style-name="Index_20_Link">list_insert_at<text:tab/>59</text:a></text:p>
          <text:p text:style-name="P506"><text:a xlink:type="simple" xlink:href="#__RefHeading___Toc6386_212472510" text:style-name="Index_20_Link" text:visited-style-name="Index_20_Link">list_subset<text:tab/>59</text:a></text:p>
          <text:p text:style-name="P506"><text:a xlink:type="simple" xlink:href="#__RefHeading___Toc675_3277173355" text:style-name="Index_20_Link" text:visited-style-name="Index_20_Link">mask<text:tab/>60</text:a></text:p>
          <text:p text:style-name="P506"><text:a xlink:type="simple" xlink:href="#__RefHeading___Toc679_3277173355" text:style-name="Index_20_Link" text:visited-style-name="Index_20_Link">rename_keys<text:tab/>60</text:a></text:p>
          <text:p text:style-name="P506"><text:a xlink:type="simple" xlink:href="#__RefHeading___Toc681_3277173355" text:style-name="Index_20_Link" text:visited-style-name="Index_20_Link">set_default<text:tab/>61</text:a></text:p>
          <text:p text:style-name="P506"><text:a xlink:type="simple" xlink:href="#__RefHeading___Toc683_3277173355" text:style-name="Index_20_Link" text:visited-style-name="Index_20_Link">size<text:tab/>62</text:a></text:p>
          <text:p text:style-name="P506"><text:a xlink:type="simple" xlink:href="#__RefHeading___Toc6425_212472510" text:style-name="Index_20_Link" text:visited-style-name="Index_20_Link">to_json<text:tab/>63</text:a></text:p>
          <text:p text:style-name="P506"><text:a xlink:type="simple" xlink:href="#__RefHeading___Toc685_3277173355" text:style-name="Index_20_Link" text:visited-style-name="Index_20_Link">to_list<text:tab/>64</text:a></text:p>
          <text:p text:style-name="P506"><text:a xlink:type="simple" xlink:href="#__RefHeading___Toc6388_212472510" text:style-name="Index_20_Link" text:visited-style-name="Index_20_Link">unbox<text:tab/>65</text:a></text:p>
          <text:p text:style-name="P506"><text:a xlink:type="simple" xlink:href="#__RefHeading___Toc6390_212472510" text:style-name="Index_20_Link" text:visited-style-name="Index_20_Link">union<text:tab/>65</text:a></text:p>
          <text:p text:style-name="P505"><text:a xlink:type="simple" xlink:href="#__RefHeading___Toc708_3277173355" text:style-name="Index_20_Link" text:visited-style-name="Index_20_Link">Input and output<text:tab/>66</text:a></text:p>
          <text:p text:style-name="P506"><text:a xlink:type="simple" xlink:href="#__RefHeading___Toc6580_212472510" text:style-name="Index_20_Link" text:visited-style-name="Index_20_Link">Dir<text:tab/>66</text:a></text:p>
          <text:p text:style-name="P506"><text:a xlink:type="simple" xlink:href="#__RefHeading___Toc6582_212472510" text:style-name="Index_20_Link" text:visited-style-name="Index_20_Link">rm<text:tab/>67</text:a></text:p>
          <text:p text:style-name="P506"><text:a xlink:type="simple" xlink:href="#__RefHeading___Toc572_3277173355" text:style-name="Index_20_Link" text:visited-style-name="Index_20_Link">print, say<text:tab/>68</text:a></text:p>
          <text:p text:style-name="P506"><text:a xlink:type="simple" xlink:href="#__RefHeading___Toc710_3277173355" text:style-name="Index_20_Link" text:visited-style-name="Index_20_Link">file_read<text:tab/>69</text:a></text:p>
          <text:p text:style-name="P506"><text:a xlink:type="simple" xlink:href="#__RefHeading___Toc712_3277173355" text:style-name="Index_20_Link" text:visited-style-name="Index_20_Link">scan<text:tab/>70</text:a></text:p>
          <text:p text:style-name="P506"><text:a xlink:type="simple" xlink:href="#__RefHeading___Toc6465_212472510" text:style-name="Index_20_Link" text:visited-style-name="Index_20_Link">vfs_mount<text:tab/>71</text:a></text:p>
          <text:p text:style-name="P506"><text:a xlink:type="simple" xlink:href="#__RefHeading___Toc714_3277173355" text:style-name="Index_20_Link" text:visited-style-name="Index_20_Link">write_file<text:tab/>73</text:a></text:p>
          <text:p text:style-name="P505"><text:a xlink:type="simple" xlink:href="#__RefHeading___Toc716_3277173355" text:style-name="Index_20_Link" text:visited-style-name="Index_20_Link">Scripts<text:tab/>74</text:a></text:p>
          <text:p text:style-name="P506"><text:a xlink:type="simple" xlink:href="#__RefHeading___Toc718_3277173355" text:style-name="Index_20_Link" text:visited-style-name="Index_20_Link">execute<text:tab/>74</text:a></text:p>
          <text:p text:style-name="P506"><text:a xlink:type="simple" xlink:href="#__RefHeading___Toc9970_1246888521" text:style-name="Index_20_Link" text:visited-style-name="Index_20_Link">script_args<text:tab/>75</text:a></text:p>
          <text:p text:style-name="P506"><text:a xlink:type="simple" xlink:href="#__RefHeading___Toc720_3277173355" text:style-name="Index_20_Link" text:visited-style-name="Index_20_Link">script_load<text:tab/>76</text:a></text:p>
          <text:p text:style-name="P506"><text:soft-page-break/><text:a xlink:type="simple" xlink:href="#__RefHeading___Toc722_3277173355" text:style-name="Index_20_Link" text:visited-style-name="Index_20_Link">script_run<text:tab/>76</text:a></text:p>
          <text:p text:style-name="P505"><text:a xlink:type="simple" xlink:href="#__RefHeading___Toc753_3277173355" text:style-name="Index_20_Link" text:visited-style-name="Index_20_Link">General functions<text:tab/>77</text:a></text:p>
          <text:p text:style-name="P506"><text:a xlink:type="simple" xlink:href="#__RefHeading___Toc9972_1246888521" text:style-name="Index_20_Link" text:visited-style-name="Index_20_Link">constants, sys#constants<text:tab/>77</text:a></text:p>
          <text:p text:style-name="P506"><text:a xlink:type="simple" xlink:href="#__RefHeading___Toc9974_1246888521" text:style-name="Index_20_Link" text:visited-style-name="Index_20_Link">Table of current constants<text:tab/>78</text:a></text:p>
          <text:p text:style-name="P506"><text:a xlink:type="simple" xlink:href="#__RefHeading___Toc9976_1246888521" text:style-name="Index_20_Link" text:visited-style-name="Index_20_Link">info, sys#info<text:tab/>78</text:a></text:p>
          <text:p text:style-name="P506"><text:a xlink:type="simple" xlink:href="#__RefHeading___Toc9978_1246888521" text:style-name="Index_20_Link" text:visited-style-name="Index_20_Link">Table of constant names<text:tab/>80</text:a></text:p>
          <text:p text:style-name="P506"><text:a xlink:type="simple" xlink:href="#__RefHeading___Toc755_3277173355" text:style-name="Index_20_Link" text:visited-style-name="Index_20_Link">is_defined<text:tab/>80</text:a></text:p>
          <text:p text:style-name="P506"><text:a xlink:type="simple" xlink:href="#__RefHeading___Toc570_3277173355" text:style-name="Index_20_Link" text:visited-style-name="Index_20_Link">is_function<text:tab/>81</text:a></text:p>
          <text:p text:style-name="P506"><text:a xlink:type="simple" xlink:href="#__RefHeading___Toc9980_1246888521" text:style-name="Index_20_Link" text:visited-style-name="Index_20_Link">os_env, sys#os_env<text:tab/>82</text:a></text:p>
          <text:p text:style-name="P506"><text:a xlink:type="simple" xlink:href="#__RefHeading___Toc757_3277173355" text:style-name="Index_20_Link" text:visited-style-name="Index_20_Link">remove<text:tab/>83</text:a></text:p>
          <text:p text:style-name="P506"><text:a xlink:type="simple" xlink:href="#__RefHeading___Toc9982_1246888521" text:style-name="Index_20_Link" text:visited-style-name="Index_20_Link">script_path, sys#script_path<text:tab/>85</text:a></text:p>
          <text:p text:style-name="P506"><text:a xlink:type="simple" xlink:href="#__RefHeading___Toc9984_1246888521" text:style-name="Index_20_Link" text:visited-style-name="Index_20_Link">to_number<text:tab/>86</text:a></text:p>
          <text:p text:style-name="P506"><text:a xlink:type="simple" xlink:href="#__RefHeading___Toc9986_1246888521" text:style-name="Index_20_Link" text:visited-style-name="Index_20_Link">to_string<text:tab/>87</text:a></text:p>
          <text:p text:style-name="P506"><text:a xlink:type="simple" xlink:href="#__RefHeading___Toc9988_1246888521" text:style-name="Index_20_Link" text:visited-style-name="Index_20_Link">var_type<text:tab/>88</text:a></text:p>
        </text:index-body>
      </text:table-of-content>
      <text:p text:style-name="Title"/>
      <text:p text:style-name="Title"><text:bookmark-start text:name="__RefHeading___Toc474_3277173355"/>QDL <text:span text:style-name="T385">Reference Manual</text:span><text:bookmark-end text:name="__RefHeading___Toc474_3277173355"/></text:p>
      <text:p text:style-name="P503">Version 1.0.2</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2">Origin of the name</text:p>
      <text:p text:style-name="P61">“Quiddle” by itself has two meaning. </text:p>
      <text:list xml:id="list1883448732" text:style-name="L1">
        <text:list-item>
          <text:p text:style-name="P575"><text:span text:style-name="T380">(</text:span><text:span text:style-name="T20">noun</text:span><text:span text:style-name="T380">)</text:span><text:span text:style-name="T20"> </text:span>A small or trifling thing</text:p>
        </text:list-item>
        <text:list-item>
          <text:p text:style-name="P575"><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text:span><text:soft-page-break/><text:span text:style-name="T132">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548186694" text:style-name="L2">
        <text:list-item>
          <text:p text:style-name="P570">Weakly typed</text:p>
        </text:list-item>
        <text:list-item>
          <text:p text:style-name="P570"><text:span text:style-name="T276">Simple and s</text:span>tem variables</text:p>
        </text:list-item>
        <text:list-item>
          <text:p text:style-name="P571">A <text:span text:style-name="T380">very </text:span>full set of <text:span text:style-name="T276">logic/algebraic </text:span>operations</text:p>
        </text:list-item>
        <text:list-item>
          <text:p text:style-name="P571">A full but minimal set of control structures</text:p>
        </text:list-item>
      </text:list>
      <text:p text:style-name="P1"/>
      <text:h text:style-name="P510" text:outline-level="2"><text:bookmark-start text:name="__RefHeading___Toc724_3277173355"/><text:soft-page-break/>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6">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text:soft-page-break/>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5"><text:s text:c="2"/>A := 'a'</text:p>
      <text:p text:style-name="P395"><text:s text:c="2"/>B := 'b'</text:p>
      <text:p text:style-name="P395"><text:s text:c="2"/>q := A += B += 'c'</text:p>
      <text:p text:style-name="P395"><text:s text:c="2"/>q</text:p>
      <text:p text:style-name="P395">abc</text:p>
      <text:p text:style-name="P395"><text:s text:c="2"/>A</text:p>
      <text:p text:style-name="P395">abc</text:p>
      <text:p text:style-name="P395"><text:s text:c="2"/>B</text:p>
      <text:p text:style-name="P395">bc</text:p>
      <text:p text:style-name="P395"/>
      <text:p text:style-name="P253">So in summary, here are all the supported assignment operators</text:p>
      <text:p text:style-name="Preformatted_20_Text">:<text:span text:style-name="T384">= += -= *= /= %= ^=</text:span></text:p>
      <text:p text:style-name="P254"><text:soft-page-break/><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6">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6"><text:s text:c="4"/>say('abc'+ '123');</text:p>
      <text:p text:style-name="P362">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4"><text:s text:c="4"/>'foo' == 'foo'</text:p>
      <text:p text:style-name="P184"><text:line-break/>would be <text:span text:style-name="T2">true</text:span><text:span text:style-name="T59">.</text:span></text:p>
      <text:p text:style-name="P54"><text:soft-page-break/>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2">integer := .5;</text:p>
      <text:p text:style-name="P422">boolean := 3.3^11;</text:p>
      <text:p text:style-name="P422">decimal := <text:span text:style-name="T426">true</text:span>;</text:p>
      <text:p text:style-name="P423">scalar. := random(1000);</text:p>
      <text:p text:style-name="P423"><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5">my_decimal := 432.3454;</text:p>
      <text:p text:style-name="P415">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oft-page-break/><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3017872105" text:style-name="L3">
        <text:list-item>
          <text:p text:style-name="P572">A <text:span text:style-name="T47">list</text:span><text:span text:style-name="T132"> is a stem </text:span><text:span text:style-name="T146">which contains </text:span><text:span text:style-name="T132">indices 0,1,...n</text:span></text:p>
        </text:list-item>
        <text:list-item>
          <text:p text:style-name="P572"><text:span text:style-name="T132">Two stems are </text:span><text:span text:style-name="T47">conformable</text:span><text:span text:style-name="T132"> if they have the same keys</text:span></text:p>
        </text:list-item>
        <text:list-item>
          <text:p text:style-name="P573">Subsetting<text:span text:style-name="T132"> is in effect for most stem operations. This means that if the result is a stem, it contains only the keys common to its arguments. If two stems are conformable, there is no subsetting.</text:span></text:p>
        </text:list-item>
        <text:list-item>
          <text:p text:style-name="P574">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oft-page-break/><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7">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ext:soft-page-break/>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4"><text:s text:c="2"/>x := 0;</text:p>
      <text:p text:style-name="P334">y.0 := 1;</text:p>
      <text:p text:style-name="P334">z.1 := 2;</text:p>
      <text:p text:style-name="P334">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oft-page-break/><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1">#include &lt;stdio.h&gt;</text:p>
      <text:p text:style-name="P431">int main()</text:p>
      <text:p text:style-name="P431">{</text:p>
      <text:p text:style-name="P431"><text:s text:c="4"/>int <text:s/><text:span text:style-name="T458">a</text:span>[3];</text:p>
      <text:p text:style-name="P431"><text:s text:c="4"/>float <text:s/><text:span text:style-name="T458">a</text:span>;</text:p>
      <text:p text:style-name="P431"/>
      <text:p text:style-name="P431"><text:s text:c="4"/>//<text:span text:style-name="T9"> </text:span><text:span text:style-name="T38">bunch of stuff </text:span></text:p>
      <text:p text:style-name="P431"/>
      <text:p text:style-name="P431"><text:s text:c="4"/>return 0;</text:p>
      <text:p text:style-name="P431">}</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3">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4">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text:soft-page-break/>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5">p := <text:span text:style-name="T429">z-y/4</text:span>;</text:p>
      <text:p text:style-name="P426">q := <text:span text:style-name="T429">.5+6.5*</text:span>y;</text:p>
      <text:p text:style-name="P425">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7">2</text:p>
      <text:p text:style-name="P37"><text:s/></text:p>
      <text:p text:style-name="P37"><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11"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oft-page-break/><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7">{find=One Ring to find them, </text:p>
      <text:p text:style-name="P347"><text:s/>bring=One Ring to bring them all, </text:p>
      <text:p text:style-name="P347"><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17" text:outline-level="3"><text:bookmark-start text:name="__RefHeading___Toc607_3277173355"/>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text:soft-page-break/>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1">if[ </text:p>
      <text:p text:style-name="P381"><text:s text:c="2"/>a != null</text:p>
      <text:p text:style-name="P381">]then[</text:p>
      <text:p text:style-name="P381"><text:s/>// <text:span text:style-name="T334">lots of stuff</text:span></text:p>
      <text:p text:style-name="P382">];</text:p>
      <text:h text:style-name="P512" text:outline-level="2"><text:bookmark-start text:name="__RefHeading___Toc6245_2030604819"/>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3049945576" text:style-name="L4">
        <text:list-item>
          <text:p text:style-name="P576">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76">Switch statements (which are lists of conditionals) of <text:line-break/><text:span text:style-name="T212">switch</text:span><text:span text:style-name="T207">[</text:span><text:span text:style-name="T176"> ... </text:span><text:span text:style-name="T207">]</text:span></text:p>
        </text:list-item>
        <text:list-item>
          <text:p text:style-name="P577"><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76">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13" text:outline-level="2"><text:bookmark-start text:name="__RefHeading___Toc637_3277173355"/><text:soft-page-break/>The if..then..else statement<text:bookmark-end text:name="__RefHeading___Toc637_3277173355"/></text:h>
      <text:p text:style-name="P150">The basic format is</text:p>
      <text:p text:style-name="P355">if[</text:p>
      <text:p text:style-name="P355"><text:s text:c="3"/>condition</text:p>
      <text:p text:style-name="P355"><text:s/>]then[</text:p>
      <text:p text:style-name="P355"><text:s text:c="3"/>//statememts</text:p>
      <text:p text:style-name="P355">]<text:span text:style-name="T285">else[</text:span></text:p>
      <text:p text:style-name="P355"><text:s text:c="2"/>// <text:span text:style-name="T285">more statements</text:span></text:p>
      <text:p text:style-name="P355"><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5"><text:s text:c="4"/><text:span text:style-name="T285">)buffer on</text:span></text:p>
      <text:p text:style-name="P353">Buffer mode on.</text:p>
      <text:p text:style-name="P355">j :=5;</text:p>
      <text:p text:style-name="P355">if[</text:p>
      <text:p text:style-name="P355"><text:s text:c="3"/>j &lt;5 || 5 &lt; j</text:p>
      <text:p text:style-name="P355"><text:s/>][</text:p>
      <text:p text:style-name="P355"><text:s text:c="4"/>say(j + ' is not 5');</text:p>
      <text:p text:style-name="P355"><text:s/>]else[</text:p>
      <text:p text:style-name="P355"><text:s text:c="4"/>say('j is ' + j);</text:p>
      <text:p text:style-name="P355">];</text:p>
      <text:p text:style-name="P355">.</text:p>
      <text:p text:style-name="P355">j is 5</text:p>
      <text:p text:style-name="P355"/>
      <text:p text:style-name="P354">)buffer off</text:p>
      <text:p text:style-name="P354">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14"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5">switch[</text:p>
      <text:p text:style-name="P355"><text:s text:c="2"/>if[condition1]then[body1];</text:p>
      <text:p text:style-name="P355"><text:s text:c="2"/>if[condition<text:span text:style-name="T257">2</text:span>]then[body<text:span text:style-name="T257">2</text:span>];</text:p>
      <text:p text:style-name="P355"><text:s text:c="2"/>if[condition<text:span text:style-name="T257">3</text:span>]then[body<text:span text:style-name="T257">3</text:span>];</text:p>
      <text:p text:style-name="P355">//… <text:span text:style-name="T257">arbitrarily many</text:span></text:p>
      <text:p text:style-name="P355">];</text:p>
      <text:p text:style-name="P355"/>
      <text:p text:style-name="P127">The execution is each condition is checked and as soon as one returns <text:span text:style-name="T9">true</text:span><text:span text:style-name="T72"> that body is executed and the construct returns.</text:span></text:p>
      <text:p text:style-name="P451"><text:soft-page-break/>Examples</text:p>
      <text:p text:style-name="P76">An example of a switch statement might be</text:p>
      <text:p text:style-name="P355"><text:s text:c="4"/><text:span text:style-name="T277">i := 11;</text:span></text:p>
      <text:p text:style-name="P355"><text:s text:c="4"/>switch[</text:p>
      <text:p text:style-name="P355"><text:s text:c="7"/>if[i&lt;5]then[var.foo := 'bar';];</text:p>
      <text:p text:style-name="P355"><text:s text:c="7"/>if[5=i]then[var.foo := 'fnord';];</text:p>
      <text:p text:style-name="P355"><text:s text:c="7"/>if[5&lt;i]then[var.foo := '<text:span text:style-name="T257">blarf</text:span>';];</text:p>
      <text:p text:style-name="P355"><text:s text:c="4"/>];</text:p>
      <text:p text:style-name="P355"><text:s text:c="4"/>say(var.foo);</text:p>
      <text:p text:style-name="P355">blarf</text:p>
      <text:p text:style-name="P146"/>
      <text:p text:style-name="P78">Note that the elements of the switch statement are if..then blocks (including final semicolon). No else clauses will be accepted. <text:s/>Whitespace aside of strings, of course, is ignored.</text:p>
      <text:h text:style-name="P515"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5">try[</text:p>
      <text:p text:style-name="P355"><text:s text:c="2"/>// statements;</text:p>
      <text:p text:style-name="P355"><text:s/>]catch[</text:p>
      <text:p text:style-name="P355"><text:s text:c="2"/>// statements;</text:p>
      <text:p text:style-name="P355">];</text:p>
      <text:p text:style-name="P128"/>
      <text:p text:style-name="P128">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oft-page-break/><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18" text:outline-level="3"><text:bookmark-start text:name="__RefHeading___Toc692_3277173355"/>raise_error<text:bookmark-end text:name="__RefHeading___Toc692_3277173355"/></text:h>
      <text:p text:style-name="P459">Description</text:p>
      <text:p text:style-name="P129">Raises an error conditions and passes control to the catch block. <text:span text:style-name="T261">Note that raising this outside of a try … catch block will have no effect, since there is nothing to catch it. </text:span></text:p>
      <text:p text:style-name="P459">Usage</text:p>
      <text:p text:style-name="P361">raise_error(<text:span text:style-name="T9">message</text:span><text:span text:style-name="T72">, [</text:span><text:span text:style-name="T76">code</text:span><text:span text:style-name="T72">]);</text:span></text:p>
      <text:p text:style-name="P459">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9">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3">Examples</text:p>
      <text:p text:style-name="P361">try[</text:p>
      <text:p text:style-name="P361"><text:s text:c="4"/>if[ 3 == 4]then[raise_error('oops', 2);];</text:p>
      <text:p text:style-name="P361">]catch[</text:p>
      <text:p text:style-name="P361"><text:s text:c="3"/>say(err<text:span text:style-name="T262">or</text:span>_message);</text:p>
      <text:p text:style-name="P361"><text:s text:c="3"/><text:span text:style-name="T259">switch[</text:span></text:p>
      <text:p text:style-name="P361"><text:soft-page-break/><text:s text:c="6"/><text:span text:style-name="T258">if[error_code == 2]then[...];</text:span></text:p>
      <text:p text:style-name="P361"><text:s text:c="7"/>// <text:span text:style-name="T259">maybe a bunch of other errors</text:span></text:p>
      <text:p text:style-name="P361"><text:s text:c="2"/><text:span text:style-name="T260">]; // end switch</text:span></text:p>
      <text:p text:style-name="P361">]</text:p>
      <text:p text:style-name="P361">oops</text:p>
      <text:p text:style-name="P129"/>
      <text:h text:style-name="P516"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19" text:outline-level="3"><text:bookmark-start text:name="__RefHeading___Toc694_3277173355"/>break<text:bookmark-end text:name="__RefHeading___Toc694_3277173355"/></text:h>
      <text:p text:style-name="P457">Description</text:p>
      <text:p text:style-name="P156">Interrupt loop processing by exiting the loop.</text:p>
      <text:p text:style-name="P457">Usage</text:p>
      <text:p text:style-name="Preformatted_20_Text">break();</text:p>
      <text:p text:style-name="P457">Arguments</text:p>
      <text:p text:style-name="P156">None.</text:p>
      <text:p text:style-name="P457"><text:soft-page-break/>Output</text:p>
      <text:p text:style-name="P156">None.</text:p>
      <text:p text:style-name="P457">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1" text:outline-level="3"><text:bookmark-start text:name="__RefHeading___Toc696_3277173355"/>check_after<text:bookmark-end text:name="__RefHeading___Toc696_3277173355"/></text:h>
      <text:p text:style-name="P457">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7">Usage</text:p>
      <text:p text:style-name="P360">check_after(condition);</text:p>
      <text:p text:style-name="P126"/>
      <text:p text:style-name="P457">Arguments</text:p>
      <text:p text:style-name="P126">The argument is a logically -valued expression.</text:p>
      <text:p text:style-name="P457">Output</text:p>
      <text:p text:style-name="P126">None. This exists only in looping statements</text:p>
      <text:p text:style-name="P344">a := 0;</text:p>
      <text:p text:style-name="P360">while[</text:p>
      <text:p text:style-name="P360"><text:s text:c="2"/><text:span text:style-name="T256">check_after</text:span>(<text:span text:style-name="T256">a != 0</text:span>)</text:p>
      <text:p text:style-name="P360"><text:s/>][</text:p>
      <text:p text:style-name="P360"><text:s text:c="2"/>say(<text:span text:style-name="T256">a</text:span>);</text:p>
      <text:p text:style-name="P360">];</text:p>
      <text:p text:style-name="P344">0</text:p>
      <text:h text:style-name="P519" text:outline-level="3"><text:bookmark-start text:name="__RefHeading___Toc698_3277173355"/><text:soft-page-break/>continue<text:bookmark-end text:name="__RefHeading___Toc698_3277173355"/></text:h>
      <text:p text:style-name="P457">Description</text:p>
      <text:p text:style-name="P157">During loop execution, skip to the next iteration.</text:p>
      <text:p text:style-name="P457">Usage</text:p>
      <text:p text:style-name="Preformatted_20_Text">continue();</text:p>
      <text:p text:style-name="P457">Arguments</text:p>
      <text:p text:style-name="P157">None.</text:p>
      <text:p text:style-name="P457">Output</text:p>
      <text:p text:style-name="P157">None.</text:p>
      <text:p text:style-name="P457">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22" text:outline-level="3"><text:bookmark-start text:name="__RefHeading___Toc585_3277173355"/><text:span text:style-name="T294">for</text:span>_keys<text:bookmark-end text:name="__RefHeading___Toc585_3277173355"/></text:h>
      <text:p text:style-name="P452">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2">Usage</text:p>
      <text:p text:style-name="Preformatted_20_Text"><text:span text:style-name="T294">for</text:span>_keys(<text:span text:style-name="T9">var</text:span><text:span text:style-name="T72">, </text:span><text:span text:style-name="T9">stem.</text:span><text:span text:style-name="T72">);</text:span></text:p>
      <text:p text:style-name="P452">Arguments</text:p>
      <text:p text:style-name="P124"><text:bookmark-start text:name="__DdeLink__9858_1246888521"/><text:span text:style-name="T176">var</text:span> is a simple variable and will contain the current key during the loop. If it has already been defined, its values will be over-written.</text:p>
      <text:p text:style-name="P124"><text:soft-page-break/><text:span text:style-name="T197">s</text:span><text:span text:style-name="T176">tem</text:span> is a stem variable. The keys of this stem will be assigned to the <text:span text:style-name="T216">var</text:span><text:span text:style-name="T72"> and may be accessed.</text:span></text:p>
      <text:p text:style-name="P452"><text:bookmark-end text:name="__DdeLink__9858_1246888521"/>Output</text:p>
      <text:p text:style-name="P124">Nothing. This is only used in looping constructions.</text:p>
      <text:p text:style-name="P450">Example</text:p>
      <text:p text:style-name="P357"><text:s text:c="4"/>my.foo := 'bar'; </text:p>
      <text:p text:style-name="P357"><text:s text:c="4"/>my.a <text:s text:c="2"/>:= 32; </text:p>
      <text:p text:style-name="P357"><text:s text:c="4"/>my.b <text:s text:c="2"/>:= 'hi'; </text:p>
      <text:p text:style-name="P357"><text:s text:c="4"/>my.c <text:s text:c="2"/>:= -0.432;</text:p>
      <text:p text:style-name="P357"><text:s text:c="4"/>while[for_keys(j,my.)]do[say('key=' + j + ', value=' + my.j);];</text:p>
      <text:p text:style-name="P357"/>
      <text:p text:style-name="P357">key=a, value=32</text:p>
      <text:p text:style-name="P357">key=b, value=hi</text:p>
      <text:p text:style-name="P357">key=c, value=-0.432</text:p>
      <text:p text:style-name="P357">key=foo, value=bar</text:p>
      <text:p text:style-name="P124"/>
      <text:h text:style-name="P522" text:outline-level="3"><text:bookmark-start text:name="__RefHeading___Toc587_3277173355"/>for_next<text:bookmark-end text:name="__RefHeading___Toc587_3277173355"/></text:h>
      <text:p text:style-name="P452">Description</text:p>
      <text:p text:style-name="P124">This allows for a deterministic loop and will run through a set of integers. </text:p>
      <text:p text:style-name="P452">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2">Arguments</text:p>
      <text:p text:style-name="P124">Only the first two are required.</text:p>
      <text:p text:style-name="P42"><text:bookmark-start text:name="__DdeLink__9856_1246888521"/><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bookmark-end text:name="__DdeLink__9856_1246888521"/></text:p>
      <text:p text:style-name="P452">Output</text:p>
      <text:p text:style-name="P124">None. This only is used in loops.</text:p>
      <text:p text:style-name="P450">Examples</text:p>
      <text:p text:style-name="P124">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2"><text:s text:c="2"/>for_next(j,5)</text:p>
      <text:p text:style-name="P342"><text:s/>]do[</text:p>
      <text:p text:style-name="P342"><text:s text:c="2"/>say(<text:span text:style-name="T256">my_stem.j</text:span>);</text:p>
      <text:p text:style-name="P342">]</text:p>
      <text:p text:style-name="P343">mairzy</text:p>
      <text:p text:style-name="P343">doats</text:p>
      <text:p text:style-name="P343">and</text:p>
      <text:p text:style-name="P343">dozey</text:p>
      <text:p text:style-name="P343">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9">define[ </text:p>
      <text:p text:style-name="P371"><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3"><text:s text:c="2"/>];</text:p>
      <text:p text:style-name="Preformatted_20_Text"><text:soft-page-break/></text:p>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0">define[</text:p>
      <text:p text:style-name="P330"><text:s text:c="4"/>sum(a, b)</text:p>
      <text:p text:style-name="P330"><text:s text:c="3"/>]body[</text:p>
      <text:p text:style-name="P330"><text:s text:c="4"/><text:span text:style-name="T292">&gt;&gt; add a pair of integers and return the sum.</text:span> <text:s text:c="5"/></text:p>
      <text:p text:style-name="P331"><text:s text:c="4"/><text:span text:style-name="T170">return(a+b); // this terminates execution and returns the value.</text:span></text:p>
      <text:p text:style-name="P331"><text:span text:style-name="T170"><text:s text:c="3"/>]</text:span>;</text:p>
      <text:p text:style-name="P330"/>
      <text:p text:style-name="P332"><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23"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oft-page-break/><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Related functions<text:bookmark-end text:name="__RefHeading___Toc700_3277173355"/></text:h>
      <text:h text:style-name="P524" text:outline-level="3"><text:bookmark-start text:name="__RefHeading___Toc702_3277173355"/>return<text:bookmark-end text:name="__RefHeading___Toc702_3277173355"/></text:h>
      <text:p text:style-name="P460">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60">Usage</text:p>
      <text:p text:style-name="Preformatted_20_Text">return([value]);</text:p>
      <text:p text:style-name="P460">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60">Output</text:p>
      <text:p text:style-name="P158">The value to be returned.</text:p>
      <text:p text:style-name="P460">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text:soft-page-break/></text:p>
      <text:p text:style-name="Preformatted_20_Text">&gt;&gt; text</text:p>
      <text:p text:style-name="P372"/>
      <text:p text:style-name="P152">And these will be taken when the function definition is read and kept available for consultation. You may get a full listing of every user-defined (meaning, not built in) function the workspace knows about. Each is printed as</text:p>
      <text:p text:style-name="P373"><text:s text:c="4"/>)<text:span text:style-name="T441">help *</text:span></text:p>
      <text:p text:style-name="P356">fib2(1): This will compute the n-th element of a Fibonacci sequence.</text:p>
      <text:p text:style-name="Preformatted_20_Text">f(1): This is a comment</text:p>
      <text:p text:style-name="P152"/>
      <text:p text:style-name="P152">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soft-page-break/><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6"><text:span text:style-name="T407">module_load</text:span>('my-module.qdl');</text:p>
      <text:p text:style-name="P348"><text:span text:style-name="T485">module_</text:span>import('a:a', 'b');</text:p>
      <text:p text:style-name="P350"/>
      <text:p text:style-name="P348"><text:s text:c="4"/>)vars</text:p>
      <text:p text:style-name="P348">b#foo</text:p>
      <text:p text:style-name="P350"/>
      <text:p text:style-name="P348"><text:s text:c="4"/>)funcs</text:p>
      <text:p text:style-name="P348">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1"><text:s text:c="4"/>load('my-module.qdl');</text:p>
      <text:p text:style-name="P349"><text:s text:c="4"/><text:span text:style-name="T487">module_</text:span>import('a:a', 'b');</text:p>
      <text:p text:style-name="P349"><text:s text:c="4"/><text:span text:style-name="T284">)vars</text:span></text:p>
      <text:p text:style-name="P352">b#foo, foo</text:p>
      <text:p text:style-name="P148"><text:line-break/>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19" text:outline-level="3"><text:bookmark-start text:name="__RefHeading___Toc704_3277173355"/><text:span text:style-name="T487">module_</text:span>import<text:bookmark-end text:name="__RefHeading___Toc704_3277173355"/></text:h>
      <text:p text:style-name="P457">Description</text:p>
      <text:p text:style-name="P160">Import a module <text:span text:style-name="T407">with a given alias. </text:span></text:p>
      <text:p text:style-name="P457">Usage</text:p>
      <text:p text:style-name="Preformatted_20_Text"><text:span text:style-name="T487">module_</text:span>import(urn<text:span text:style-name="T299">[</text:span>, alias<text:span text:style-name="T299">]</text:span>);</text:p>
      <text:p text:style-name="P457">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7">Output</text:p>
      <text:p text:style-name="P266">A logical <text:span text:style-name="T9">true </text:span>if the import succeeded and <text:span text:style-name="T9">false</text:span><text:span text:style-name="T72"> otherwise.</text:span></text:p>
      <text:p text:style-name="P458">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text:soft-page-break/>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19" text:outline-level="3"><text:bookmark-start text:name="__RefHeading___Toc706_3277173355"/>load_module<text:bookmark-end text:name="__RefHeading___Toc706_3277173355"/></text:h>
      <text:p text:style-name="P457">Description</text:p>
      <text:p text:style-name="P162">Load a module <text:span text:style-name="T407">from an external source</text:span>.</text:p>
      <text:p text:style-name="P457">Usage</text:p>
      <text:p text:style-name="Preformatted_20_Text">module_<text:span text:style-name="T485">load</text:span>(<text:span text:style-name="T415">arg[,type]</text:span>);</text:p>
      <text:p text:style-name="P457">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7">Output</text:p>
      <text:p text:style-name="P268">A true if it succeeds and false otherwise (or an error message).</text:p>
      <text:p text:style-name="P458"><text:soft-page-break/>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08" text:outline-level="1"/>
      <text:h text:style-name="P509"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25" text:outline-level="3"><text:bookmark-start text:name="__RefHeading___Toc500_3277173355"/><text:span text:style-name="T228">c</text:span>ontains<text:bookmark-end text:name="__RefHeading___Toc500_3277173355"/></text:h>
      <text:p text:style-name="P439">Description</text:p>
      <text:p text:style-name="P80">To find if a string contains another string</text:p>
      <text:p text:style-name="P439">Usage</text:p>
      <text:p text:style-name="Preformatted_20_Text">contains(source, snippets <text:span text:style-name="T271">[, case_sensitive]</text:span>)</text:p>
      <text:p text:style-name="P439">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9">Output</text:p>
      <text:p text:style-name="P81">A scalar or stem (if the arguments were stems) if the snippet(s) was (were) found. <text:span text:style-name="T230">Note that</text:span></text:p>
      <text:list xml:id="list1376387679" text:style-name="L5">
        <text:list-item>
          <text:p text:style-name="P578">source a scalar, snippet a scalar → result is a simple boolean</text:p>
        </text:list-item>
        <text:list-item>
          <text:p text:style-name="P578">source a scalar, snippet a stem → result is a stem with identical keys to the snippet and with boolean entries</text:p>
        </text:list-item>
        <text:list-item>
          <text:p text:style-name="P578">source a stem, snippet a stem, → result is a stem with identical keys to the source and boolean entries. </text:p>
        </text:list-item>
        <text:list-item>
          <text:p text:style-name="P578">Both stems, the result is conformable to the left argument and the right. In other words, to be in the result, only entries with matching keys are tested. </text:p>
        </text:list-item>
      </text:list>
      <text:p text:style-name="P462">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5"><text:s text:c="4"/>snippet.<text:span text:style-name="T230">article</text:span> := 'the';</text:p>
      <text:p text:style-name="P335"><text:s text:c="4"/>snippet.1 := 'in';</text:p>
      <text:p text:style-name="P335"><text:s text:c="4"/>snippet.2 := 'Portugal';</text:p>
      <text:p text:style-name="P335"><text:s text:c="4"/>output. := contains(source, snippet.);</text:p>
      <text:p text:style-name="P335"/>
      <text:p text:style-name="P335"><text:s text:c="4"/>output.<text:span text:style-name="T230">article</text:span> == true;</text:p>
      <text:p text:style-name="P335"><text:s text:c="4"/>output.1 == true;</text:p>
      <text:p text:style-name="P335"><text:s text:c="4"/>output.2 == false;</text:p>
      <text:p text:style-name="P335"/>
      <text:p text:style-name="P82">Example 3.</text:p>
      <text:p text:style-name="Preformatted_20_Text"><text:s text:c="4"/>source.foo := 'bar';</text:p>
      <text:p text:style-name="Preformatted_20_Text"><text:s text:c="4"/>source.fnord := 'baz';</text:p>
      <text:p text:style-name="P336"><text:s text:c="4"/>source.woof := 'arf';</text:p>
      <text:p text:style-name="P33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26" text:outline-level="3"><text:bookmark-start text:name="__RefHeading___Toc502_3277173355"/>index_of<text:bookmark-end text:name="__RefHeading___Toc502_3277173355"/></text:h>
      <text:p text:style-name="P439">Description</text:p>
      <text:p text:style-name="P84">This finds the position of the target in the source. If the target is not in the source, then the result is -1. </text:p>
      <text:p text:style-name="P439">Usage</text:p>
      <text:p text:style-name="Preformatted_20_Text">index_of(source, snippet <text:span text:style-name="T272">[,caseSensitive]</text:span>)</text:p>
      <text:p text:style-name="P439">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9">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27" text:outline-level="3"><text:bookmark-start text:name="__RefHeading___Toc657_3277173355"/>insert<text:bookmark-end text:name="__RefHeading___Toc657_3277173355"/></text:h>
      <text:p text:style-name="P455">Description</text:p>
      <text:p text:style-name="P92">Insert a given string at a given position of another string</text:p>
      <text:p text:style-name="P455">Usage</text:p>
      <text:p text:style-name="Preformatted_20_Text">insert(source, snippet, index)</text:p>
      <text:p text:style-name="P455">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5">Output</text:p>
      <text:p text:style-name="P92">The updated string.</text:p>
      <text:p text:style-name="P455">Examples</text:p>
      <text:p text:style-name="P358"><text:s text:c="4"/>insert('abcd', 'foo', 2)</text:p>
      <text:p text:style-name="P358">abfoocd</text:p>
      <text:p text:style-name="P92"/>
      <text:p text:style-name="P92">This also works for stem variables</text:p>
      <text:h text:style-name="P529" text:outline-level="3"><text:bookmark-start text:name="__RefHeading___Toc515_3277173355"/><text:soft-page-break/>to_lower, to_upper<text:bookmark-end text:name="__RefHeading___Toc515_3277173355"/></text:h>
      <text:p text:style-name="P442">Description</text:p>
      <text:p text:style-name="P87">This will convert the case of a string to all upper or lower case respectively.</text:p>
      <text:p text:style-name="P443">Usage</text:p>
      <text:p text:style-name="Preformatted_20_Text">to_lower(arg), <text:span text:style-name="T305">to_upper(arg)</text:span></text:p>
      <text:p text:style-name="P443">Arguments</text:p>
      <text:p text:style-name="P88"><text:span text:style-name="T176">arg</text:span> – either a string or a stem variable of strings. Non-strings are ignored.</text:p>
      <text:p text:style-name="P442">Output</text:p>
      <text:p text:style-name="P88">A conformable argument of strings. </text:p>
      <text:p text:style-name="P44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30" text:outline-level="3"><text:bookmark-start text:name="__RefHeading___Toc517_3277173355"/>replace<text:bookmark-end text:name="__RefHeading___Toc517_3277173355"/></text:h>
      <text:p text:style-name="P440">Description</text:p>
      <text:p text:style-name="P89">Replace every occur<text:span text:style-name="T302">re</text:span>nce of a string by another</text:p>
      <text:p text:style-name="P440">Usage</text:p>
      <text:p text:style-name="Preformatted_20_Text"><text:bookmark-start text:name="__DdeLink__9990_1246888521"/>replace(source, old, new)<text:bookmark-end text:name="__DdeLink__9990_1246888521"/></text:p>
      <text:p text:style-name="P440">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0"><text:soft-page-break/>Output</text:p>
      <text:p text:style-name="P221">The updated string</text:p>
      <text:p text:style-name="P440">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498">s</text:span>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31" text:outline-level="3"><text:bookmark-start text:name="__RefHeading___Toc494_32771733551"/>substring<text:bookmark-end text:name="__RefHeading___Toc494_32771733551"/></text:h>
      <text:p text:style-name="P454">Description</text:p>
      <text:p text:style-name="P166">Return the substring of an argument beginning at the <text:span text:style-name="T9">n</text:span><text:span text:style-name="T72">th position.</text:span></text:p>
      <text:p text:style-name="P454">Usage</text:p>
      <text:p text:style-name="P363"><text:bookmark-start text:name="__DdeLink__9993_1246888521"/>substring(arg, n [,length] [,pad<text:span text:style-name="T303">ding</text:span>])<text:bookmark-end text:name="__DdeLink__9993_1246888521"/></text:p>
      <text:p text:style-name="P454">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4">Output</text:p>
      <text:p text:style-name="P166">The substring. <text:s/>Notice that this behaves somewhat differently than in some other languages in that it may be used to make results longer than the original argument.</text:p>
      <text:p text:style-name="P454"><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4">cd</text:p>
      <text:p text:style-name="Text_20_body"><text:line-break/>To <text:span text:style-name="T304">use the padding feature</text:span></text:p>
      <text:p text:style-name="P364"/>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0"><text:s text:c="4"/><text:span text:style-name="T450">d</text:span>. := d. + ' p. ' + indices(3)</text:p>
      <text:p text:style-name="P429"><text:s text:c="3"/>while[for_next(j,3)]do[say(d.j);];</text:p>
      <text:p text:style-name="P429">once upon....... p. 0</text:p>
      <text:p text:style-name="P429">a midnight...... p. 1</text:p>
      <text:p text:style-name="P429">dreary.......... p. 2</text:p>
      <text:h text:style-name="P532" text:outline-level="3"><text:bookmark-start text:name="__RefHeading___Toc659_3277173355"/>tokenize<text:bookmark-end text:name="__RefHeading___Toc659_3277173355"/></text:h>
      <text:p text:style-name="P455">Description</text:p>
      <text:p text:style-name="P118">This will take a string and and delimiter then split the string using the delimiter. </text:p>
      <text:p text:style-name="P455">Usage</text:p>
      <text:p text:style-name="Preformatted_20_Text">tokenize(arg, delimiter)</text:p>
      <text:p text:style-name="P455">Arguments</text:p>
      <text:p text:style-name="P118"><text:span text:style-name="T176">arg</text:span> – either a string or stem of strings</text:p>
      <text:p text:style-name="P455"><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6">Examples</text:p>
      <text:p text:style-name="P118">A simple example</text:p>
      <text:p text:style-name="P358"><text:s text:c="4"/>say(tokenize('ab,de,ef,',','));</text:p>
      <text:p text:style-name="P358">{0=ab, 1=de, 2=ef}</text:p>
      <text:p text:style-name="P118"/>
      <text:p text:style-name="P118">An example tokenizing a stem variable.</text:p>
      <text:p text:style-name="P358"><text:s text:c="4"/>q.foo := 'asd fgh';</text:p>
      <text:p text:style-name="P358"><text:s text:c="4"/>q.bar := 'qwe rty';</text:p>
      <text:p text:style-name="P358"><text:s text:c="4"/>say(tokenize(q., ' '));</text:p>
      <text:p text:style-name="P358">{bar={0=qwe, 1=rty}, foo={0=asd, 1=fgh}}</text:p>
      <text:p text:style-name="P118"/>
      <text:p text:style-name="P118">Tokenizer only works on strings. Here is the result of attempting to tokenize an integer.</text:p>
      <text:p text:style-name="P358"><text:s text:c="4"/>say(tokenize(12345, '1'));</text:p>
      <text:p text:style-name="P358">12345</text:p>
      <text:p text:style-name="P118"><text:line-break/>In this case, the argument is returned unchanged. </text:p>
      <text:h text:style-name="P528" text:outline-level="3"><text:bookmark-start text:name="__RefHeading___Toc519_3277173355"/>t<text:span text:style-name="T231">rim</text:span><text:bookmark-end text:name="__RefHeading___Toc519_3277173355"/></text:h>
      <text:p text:style-name="P441">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1">Usage</text:p>
      <text:p text:style-name="Preformatted_20_Text">trim(arg)</text:p>
      <text:p text:style-name="P441">Arguments</text:p>
      <text:p text:style-name="P83"><text:span text:style-name="T176">arg</text:span> is either a string or a stem of strings. This function has no effect on non-strings.</text:p>
      <text:p text:style-name="P441">Output</text:p>
      <text:p text:style-name="P83">A result conformable to its argument.</text:p>
      <text:p text:style-name="P441">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33"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text:bookmark-start text:name="__DdeLink__9995_1246888521"/>vdecode(<text:span text:style-name="T383">arg</text:span>)<text:bookmark-end text:name="__DdeLink__9995_1246888521"/></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90"><text:s text:c="2"/>vdecode('$26$2A$28$26$25$23')</text:p>
      <text:p text:style-name="P390">&amp;*(&amp;%#</text:p>
      <text:p text:style-name="P238"><text:line-break/>An example of a name that cannot be decoded. This is, of course, because escaped values are of the form $xy where x and y are hexadecimal numbers:</text:p>
      <text:p text:style-name="P3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33"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9">{“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0"><text:s text:c="2"/>vencode('&amp;*(&amp;%#')</text:p>
      <text:p text:style-name="P390">$26$2A$28$26$25$23</text:p>
      <text:h text:style-name="Heading_20_2" text:outline-level="2"><text:bookmark-start text:name="__RefHeading___Toc524_3277173355"/><text:soft-page-break/>Math functions<text:bookmark-end text:name="__RefHeading___Toc524_3277173355"/></text:h>
      <text:h text:style-name="P534" text:outline-level="3"><text:bookmark-start text:name="__RefHeading___Toc526_3277173355"/>abs<text:bookmark-end text:name="__RefHeading___Toc526_3277173355"/></text:h>
      <text:p text:style-name="P444">Description</text:p>
      <text:p text:style-name="P93">Find the absolute value of a number</text:p>
      <text:p text:style-name="P444">Usage</text:p>
      <text:p text:style-name="Preformatted_20_Text">abs(<text:span text:style-name="T236">arg</text:span>)</text:p>
      <text:p text:style-name="P444">Arguments</text:p>
      <text:p text:style-name="P99"><text:span text:style-name="T176">arg</text:span> – a number or a stem filled with numbers.</text:p>
      <text:p text:style-name="P444">Output</text:p>
      <text:p text:style-name="P98">If a single number, the absolute value of that number. If a stem of numbers, the absolute value of all of them.</text:p>
      <text:p text:style-name="P444">Examples</text:p>
      <text:p text:style-name="P340"><text:s text:c="4"/>say(abs(-123));</text:p>
      <text:p text:style-name="P340">123</text:p>
      <text:h text:style-name="P535" text:outline-level="3"><text:bookmark-start text:name="__RefHeading___Toc661_3277173355"/><text:bookmark-start text:name="__DdeLink__9836_1246888521"/>date_ms<text:bookmark-end text:name="__DdeLink__9836_1246888521"/>, date_iso<text:bookmark-end text:name="__RefHeading___Toc661_3277173355"/></text:h>
      <text:p text:style-name="P456">Description</text:p>
      <text:p text:style-name="P121">Compute and convert dates between milliseconds and the ISO 8601 standard format.</text:p>
      <text:p text:style-name="P456">Usage</text:p>
      <text:p text:style-name="Preformatted_20_Text">date_ms(<text:span text:style-name="T306">[arg]</text:span>)</text:p>
      <text:p text:style-name="Preformatted_20_Text">date_iso(<text:span text:style-name="T306">[arg]</text:span>)</text:p>
      <text:p text:style-name="P456">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6"><text:soft-page-break/>Output</text:p>
      <text:p text:style-name="P121">The date in the appropriate format.</text:p>
      <text:p text:style-name="P449">Examples</text:p>
      <text:p text:style-name="P359"><text:s text:c="4"/>say(date_iso());</text:p>
      <text:p text:style-name="P359">2020-01-18T22:10:38.250Z</text:p>
      <text:p text:style-name="P359"/>
      <text:p text:style-name="P359"><text:s text:c="4"/>say(date_ms('2020-01-18T22:10:38.250Z'));</text:p>
      <text:p text:style-name="P359">1579385438250</text:p>
      <text:p text:style-name="P359"/>
      <text:p text:style-name="P341"><text:s text:c="4"/>say(date_ms(1579385438250));</text:p>
      <text:p text:style-name="P341">1579385438250</text:p>
      <text:h text:style-name="P536" text:outline-level="3"><text:bookmark-start text:name="__RefHeading___Toc663_3277173355"/><text:bookmark-start text:name="__DdeLink__9838_1246888521"/>decode_b64<text:bookmark-end text:name="__RefHeading___Toc663_3277173355"/><text:bookmark-end text:name="__DdeLink__9838_1246888521"/></text:h>
      <text:p text:style-name="P456">Description</text:p>
      <text:p text:style-name="P105">Decode an encoded string. The result will be a simple string, <text:span text:style-name="T247">so if the original is binary, you will see gibberish.</text:span></text:p>
      <text:p text:style-name="P456">Usage</text:p>
      <text:p text:style-name="Preformatted_20_Text">decode_b64(arg)</text:p>
      <text:p text:style-name="P456">Arguments</text:p>
      <text:p text:style-name="P106"><text:span text:style-name="T176">arg</text:span> – may be a string or a stem of strings. Each string will be decoded.</text:p>
      <text:p text:style-name="P456">Output</text:p>
      <text:p text:style-name="P106">The decoded string</text:p>
      <text:p text:style-name="P456">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37" text:outline-level="3"><text:bookmark-start text:name="__RefHeading___Toc534_3277173355"/>encode_b64<text:bookmark-end text:name="__RefHeading___Toc534_3277173355"/></text:h>
      <text:p text:style-name="P456">Description</text:p>
      <text:p text:style-name="P103">Encode a string in base 64. The returned string is URL safe.</text:p>
      <text:p text:style-name="P456">Usage</text:p>
      <text:p text:style-name="Preformatted_20_Text">encode_b64(arg)</text:p>
      <text:p text:style-name="P456">Arguments</text:p>
      <text:p text:style-name="P104"><text:span text:style-name="T176">arg</text:span> – <text:s/>a string or it may be a stem of strings.</text:p>
      <text:p text:style-name="P456"><text:soft-page-break/>Output</text:p>
      <text:p text:style-name="P104">If a single argument, it will be base 64 encoded. If a stem, each element will be. Non-strings are not changed.</text:p>
      <text:p text:style-name="P456">Examples</text:p>
      <text:p text:style-name="P359"><text:s text:c="4"/>say(encode_b64('The quick brown fox jumps over the lazy dog');</text:p>
      <text:p text:style-name="P341">VGhlIHF1aWNrIGJyb3duIGZveCBqdW1wcyBvdmVyIHRoZSBsYXp5IGRvZw</text:p>
      <text:h text:style-name="P538" text:outline-level="3"><text:bookmark-start text:name="__RefHeading___Toc665_3277173355"/>from_hex<text:bookmark-end text:name="__RefHeading___Toc665_3277173355"/></text:h>
      <text:p text:style-name="P456">Description</text:p>
      <text:p text:style-name="P108">Take a hexadecimal representation of a string and convert it back</text:p>
      <text:p text:style-name="P456">Usage</text:p>
      <text:p text:style-name="Preformatted_20_Text">from_hex(arg)</text:p>
      <text:p text:style-name="P456">Arguments</text:p>
      <text:p text:style-name="P108"><text:span text:style-name="T176">arg</text:span> -- a hexadecimal string or a stem of them.</text:p>
      <text:p text:style-name="P456">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6">Examples</text:p>
      <text:p text:style-name="P359">say(<text:span text:style-name="T249">from</text:span>_hex('54686520717569636b2062726f776e20666f78206a756d7073206f76657220746865206c617a7920646f67'));</text:p>
      <text:p text:style-name="P341">The quick brown fox jumps over the lazy dog</text:p>
      <text:h text:style-name="P539" text:outline-level="3"><text:bookmark-start text:name="__RefHeading___Toc667_3277173355"/>hash<text:bookmark-end text:name="__RefHeading___Toc667_3277173355"/></text:h>
      <text:p text:style-name="P456">Description</text:p>
      <text:p text:style-name="P101"><text:bookmark-start text:name="__DdeLink__9840_1246888521"/>Calculates the SHA-1 digest <text:bookmark-end text:name="__DdeLink__9840_1246888521"/>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6">Usage</text:p>
      <text:p text:style-name="Preformatted_20_Text">hash(arg)</text:p>
      <text:p text:style-name="P456"><text:soft-page-break/>Arguments</text:p>
      <text:p text:style-name="P101"><text:span text:style-name="T176">arg</text:span> – either a single string or a stem of strings.</text:p>
      <text:p text:style-name="P456">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6">Examples</text:p>
      <text:p text:style-name="Preformatted_20_Text"><text:s text:c="4"/>say(hash('the quick brown fox jumps over the lazy dog'));</text:p>
      <text:p text:style-name="P359">2fd<text:span text:style-name="T246">4e1c67a2d28fced849ee1bb76e7391b93eb12</text:span></text:p>
      <text:p text:style-name="P341"/>
      <text:p text:style-name="P341"><text:s text:c="4"/>say(hash('the quick brown fox jumps over the lazy do');</text:p>
      <text:p text:style-name="P341">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40" text:outline-level="3"><text:bookmark-start text:name="__RefHeading___Toc558_3277173355"/>mod<text:bookmark-end text:name="__RefHeading___Toc558_3277173355"/></text:h>
      <text:p text:style-name="P448">Description</text:p>
      <text:p text:style-name="P119"><text:bookmark-start text:name="__DdeLink__9842_1246888521"/>Compute the modulus, <text:span text:style-name="T9">i.e.</text:span><text:span text:style-name="T72">, the remainder after long division, of two integer.</text:span><text:bookmark-end text:name="__DdeLink__9842_1246888521"/><text:span text:style-name="T72"> <text:s/></text:span><text:span text:style-name="T74">Since there are currently only integers as allowed numbers, this is needed in cases where the remainder is required.</text:span></text:p>
      <text:p text:style-name="P448">Usage</text:p>
      <text:p text:style-name="Preformatted_20_Text">mod(a,b)</text:p>
      <text:p text:style-name="P448">Arguments</text:p>
      <text:p text:style-name="P120">a and b may be either scalars or stems. </text:p>
      <text:p text:style-name="P448">Output</text:p>
      <text:p text:style-name="P447">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4"><text:s text:c="2"/>1 + mod(random(5),20)</text:p>
      <text:p text:style-name="P414">{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1" text:outline-level="3"><text:bookmark-start text:name="__RefHeading___Toc528_3277173355"/><text:bookmark-start text:name="__DdeLink__9844_1246888521"/>random<text:bookmark-end text:name="__RefHeading___Toc528_3277173355"/><text:bookmark-end text:name="__DdeLink__9844_1246888521"/></text:h>
      <text:p text:style-name="P444">Description</text:p>
      <text:p text:style-name="P97">Generate either a single signed 64 bit random number (no argument) or a list of them.</text:p>
      <text:p text:style-name="P444">Usage</text:p>
      <text:p text:style-name="Preformatted_20_Text">random(<text:span text:style-name="T301">[n]</text:span>)</text:p>
      <text:p text:style-name="P444">Arguments</text:p>
      <text:p text:style-name="P96"><text:span text:style-name="T181">number</text:span><text:span text:style-name="T235"> (optional) -- the number of random values you want to generate.</text:span></text:p>
      <text:p text:style-name="P444">Output</text:p>
      <text:p text:style-name="P95">If there is no argument, a single random 64 bit number. If there is a number, <text:span text:style-name="T9">n</text:span>, <text:s/>supplied. Then a stem variable with indices 0,1,… n-1 containing 64 bit integers.</text:p>
      <text:p text:style-name="P444">Examples</text:p>
      <text:p text:style-name="P339"><text:s text:c="4"/>say(random());</text:p>
      <text:p text:style-name="P339">8781275837297675785</text:p>
      <text:p text:style-name="P339"/>
      <text:p text:style-name="P365"><text:s text:c="4"/>random(5)</text:p>
      <text:p text:style-name="P366">{0=992008599211413363, </text:p>
      <text:p text:style-name="P366"><text:s/>1=-923325524698236965, </text:p>
      <text:p text:style-name="P366"><text:s/>2=-538113564003975731, </text:p>
      <text:p text:style-name="P366"><text:s/>3=4402717987856179625, </text:p>
      <text:p text:style-name="P366"><text:s/>4=-7602891879941326663}</text:p>
      <text:p text:style-name="Text_20_body"><text:line-break/>Here is an example of generating a list of 10 random numbers between <text:span text:style-name="T320">1</text:span> and 10:</text:p>
      <text:p text:style-name="P377"/>
      <text:p text:style-name="P378"><text:s text:c="2"/>x. := 1+ abs(mod(random(10),11));</text:p>
      <text:p text:style-name="P378"><text:s text:c="2"/>say(x.);</text:p>
      <text:p text:style-name="P378">{0=4, 1=2, 2=5, 3=2, 4=5, 5=10, 6=9, 7=5, 8=9, 9=1}</text:p>
      <text:h text:style-name="P542" text:outline-level="3"><text:bookmark-start text:name="__RefHeading___Toc740_3277173355"/>random_string<text:bookmark-end text:name="__RefHeading___Toc740_3277173355"/></text:h>
      <text:p text:style-name="P444">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4"><text:soft-page-break/>Usage</text:p>
      <text:p text:style-name="Preformatted_20_Text">random_string(<text:span text:style-name="T387">[</text:span>n<text:span text:style-name="T387">[,count]]</text:span>)</text:p>
      <text:p text:style-name="P444">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4">Output</text:p>
      <text:p text:style-name="P100">A <text:span text:style-name="T390">base 64 </text:span>string <text:span text:style-name="T391">that faithfully (url safe) encodes the bytes</text:span>. <text:s/><text:span text:style-name="T154"><text:s/></text:span><text:span text:style-name="T153"><text:s/></text:span></text:p>
      <text:p text:style-name="P44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5"/>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6">{0=2viCMZn17CCBcnX4, </text:p>
      <text:p text:style-name="P406"><text:s/>1=ktA6eYqUeoSbthQA, </text:p>
      <text:p text:style-name="P406"><text:s/>2=w9dWMTFGVfGsWnSj, </text:p>
      <text:p text:style-name="P406"><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43" text:outline-level="3"><text:bookmark-start text:name="__RefHeading___Toc9968_1246888521"/>to_hex<text:bookmark-end text:name="__RefHeading___Toc9968_1246888521"/></text:h>
      <text:p text:style-name="P444">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4">Usage</text:p>
      <text:p text:style-name="Preformatted_20_Text">to_hex(arg)</text:p>
      <text:p text:style-name="P444">Arguments</text:p>
      <text:p text:style-name="P107"><text:span text:style-name="T176">arg</text:span> – a string or a stem of strings. </text:p>
      <text:p text:style-name="P444">Output</text:p>
      <text:p text:style-name="P107">A string that is the hexadecimal representation of the underlying bytes for the string.</text:p>
      <text:p text:style-name="P444">Examples</text:p>
      <text:p text:style-name="P338"><text:s text:c="4"/>say(to_hex('The quick brown fox jumps over the lazy dog'));</text:p>
      <text:p text:style-name="P338">54686520717569636b2062726f776e20666f78206a756d7073206f76657220746865206c617a7920646f67</text:p>
      <text:h text:style-name="P544" text:outline-level="3"/>
      <text:h text:style-name="Heading_20_2" text:outline-level="2"><text:bookmark-start text:name="__RefHeading___Toc562_3277173355"/><text:span text:style-name="T293">Stem specific </text:span>functions<text:bookmark-end text:name="__RefHeading___Toc562_3277173355"/></text:h>
      <text:h text:style-name="P545"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3">{</text:p>
      <text:p text:style-name="P393"><text:s/>b.={0=5, 1=6, 2=7, 3=8, 4=9}, </text:p>
      <text:p text:style-name="P393"><text:s/>a.={0=-5, 1=-4, 2=-3, 3=-2, 4=-1}</text:p>
      <text:p text:style-name="P393">}</text:p>
      <text:h text:style-name="P562" text:outline-level="3">common_keys</text:h>
      <text:p text:style-name="Heading">Description</text:p>
      <text:p text:style-name="P586">Find the keys common to two stems</text:p>
      <text:p text:style-name="Heading">Usage</text:p>
      <text:p text:style-name="Preformatted_20_Text">common_keys(stem1., stem2.)</text:p>
      <text:p text:style-name="Text_20_body"/>
      <text:p text:style-name="Heading">Arguments</text:p>
      <text:p text:style-name="P586">stem1. and stem2. are any stems. </text:p>
      <text:p text:style-name="Heading">Output</text:p>
      <text:p text:style-name="P586">A list of keys common to <text:span text:style-name="T9">both</text:span><text:span text:style-name="T72"> stems. The order of the stems does not matter</text:span></text:p>
      <text:p text:style-name="Heading">Examples</text:p>
      <text:p text:style-name="Preformatted_20_Text"><text:s text:c="2"/>common_keys(indices(10), 6+indices(5))</text:p>
      <text:p text:style-name="Preformatted_20_Text">{</text:p>
      <text:p text:style-name="Preformatted_20_Text"><text:s/>0=0,</text:p>
      <text:p text:style-name="Preformatted_20_Text"><text:s/>1=1,</text:p>
      <text:p text:style-name="Preformatted_20_Text"><text:s/>2=2,</text:p>
      <text:p text:style-name="Preformatted_20_Text"><text:s/>3=3,</text:p>
      <text:p text:style-name="Preformatted_20_Text"><text:s/>4=4</text:p>
      <text:p text:style-name="Preformatted_20_Text">}</text:p>
      <text:h text:style-name="P564" text:outline-level="3">detokenize</text:h>
      <text:p text:style-name="Heading">Description</text:p>
      <text:p text:style-name="P590">Inverse of <text:span text:style-name="T176">tokenize()</text:span>. Take a stem and turn it into a string using a delimeter.</text:p>
      <text:p text:style-name="Heading"><text:soft-page-break/>Usage</text:p>
      <text:p text:style-name="Preformatted_20_Text">detokenize(arg, delimiter[, options])</text:p>
      <text:p text:style-name="Heading">Arguments</text:p>
      <text:p text:style-name="P590"><text:span text:style-name="T176">arg</text:span> - either a scalar or stem</text:p>
      <text:p text:style-name="P591"><text:span text:style-name="T505">delimiter </text:span><text:span text:style-name="T507">- either a string or a stem of strings to be used as delimiters</text:span></text:p>
      <text:p text:style-name="P590"><text:span text:style-name="T176">options </text:span>- (options) an integer that dictates how the delimiters are used.</text:p>
      <text:p text:style-name="Heading">Output</text:p>
      <text:p text:style-name="P59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590">A comma delimited list of integers</text:p>
      <text:p text:style-name="Preformatted_20_Text"><text:s text:c="2"/>detokenize(indices(10), ', ', 2)</text:p>
      <text:p text:style-name="Preformatted_20_Text">0, 1, 2, 3, 4, 5, 6, 7, 8, 9</text:p>
      <text:p text:style-name="Text_20_body"/>
      <text:p text:style-name="P592">In this case, a ‘, ‘ is placed between each element of the stem. The final option of 2 says to omit the trailing delimiter (or it would have ended with '<text:span text:style-name="T176">...8, 9, '</text:span><text:span text:style-name="T237">) </text:span></text:p>
      <text:p text:style-name="P592"><text:span text:style-name="T237">You can make a blank delimited list as per the following example. </text:span></text:p>
      <text:p text:style-name="Preformatted_20_Text"><text:s text:c="2"/>caps. <text:s text:c="5"/></text:p>
      <text:p text:style-name="Preformatted_20_Text">{</text:p>
      <text:p text:style-name="Preformatted_20_Text"><text:s/>0=foo,</text:p>
      <text:p text:style-name="Preformatted_20_Text"><text:s/>1=compute.create:/,</text:p>
      <text:p text:style-name="Preformatted_20_Text"><text:s/>2=storage.read:/store</text:p>
      <text:p text:style-name="Preformatted_20_Text">}</text:p>
      <text:p text:style-name="Preformatted_20_Text"><text:s text:c="4"/><text:span text:style-name="T508">detokenize(caps., ‘ ‘, 2)</text:span></text:p>
      <text:p text:style-name="Preformatted_20_Text">foo compute.create:/ storage.read:/store</text:p>
      <text:h text:style-name="P519" text:outline-level="3"><text:bookmark-start text:name="__RefHeading___Toc669_3277173355"/>exclude_keys<text:bookmark-end text:name="__RefHeading___Toc669_3277173355"/></text:h>
      <text:p text:style-name="P457">Description</text:p>
      <text:p text:style-name="P162">Remove a set of keys from a stem.</text:p>
      <text:p text:style-name="P457">Usage</text:p>
      <text:p text:style-name="Preformatted_20_Text">exclude_keys(stem1,, stem2.)</text:p>
      <text:p text:style-name="P457">Arguments</text:p>
      <text:p text:style-name="P162"><text:span text:style-name="T176">stem1.</text:span> = the target of this operation.</text:p>
      <text:p text:style-name="P162"><text:soft-page-break/><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7">Output</text:p>
      <text:p text:style-name="P163">A new stem that contains none of the keys in stem2.</text:p>
      <text:p text:style-name="P45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exclude_keys(a., list.)</text:p>
      <text:p text:style-name="P367">{bind=and in the darkness bind them, </text:p>
      <text:p text:style-name="P367"><text:s/>find=One Ring to find them}</text:p>
      <text:h text:style-name="P546"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elements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soft-pag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2762434794" text:style-name="L6">
        <text:list-item>
          <text:p text:style-name="P579"><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80">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7"/>
      <text:p text:style-name="Preformatted_20_Text">// <text:span text:style-name="T341">here is a large, messy example</text:span></text:p>
      <text:p text:style-name="P383"><text:s text:c="2"/><text:span text:style-name="T341">b := read_file('/tmp/my_json.json');</text:span></text:p>
      <text:p text:style-name="P383"><text:soft-page-break/></text:p>
      <text:p text:style-name="P398">// (some indenting was done manually to keep this vaguely readable)</text:p>
      <text:p text:style-name="P383"><text:s text:c="2"/><text:span text:style-name="T342">b </text:span></text:p>
      <text:p text:style-name="P383">{"a":"b","s":"n","d":"m",</text:p>
      <text:p text:style-name="P383"><text:s/>"foo":{"tyu":"ftfgh","rty":"456","ghjjh":"456456",</text:p>
      <text:p text:style-name="P383"><text:s text:c="2"/>"woof":{"a3tyu":"ftf222gh","a3rty":"456222","a3ghjjh":"422256456"},</text:p>
      <text:p text:style-name="P383"><text:s/>"0":"qwe","1":"eee","2":"rrr"},</text:p>
      <text:p text:style-name="P383">"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text:soft-page-break/>{$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2">while[</text:p>
      <text:p text:style-name="P392"><text:s text:c="3"/><text:span text:style-name="T293">for_keys</text:span>(<text:span text:style-name="T363">key, a</text:span>.)</text:p>
      <text:p text:style-name="P392">][</text:p>
      <text:p text:style-name="P392"><text:s text:c="2"/><text:span text:style-name="T363">if[</text:span></text:p>
      <text:p text:style-name="P392"><text:span text:style-name="T363"><text:s text:c="7"/>key == vencode('</text:span><text:bookmark-start text:name="__DdeLink__6451_212472510"/><text:span text:style-name="T363">Jäger-Groß</text:span><text:bookmark-end text:name="__DdeLink__6451_212472510"/><text:span text:style-name="T363">')</text:span></text:p>
      <text:p text:style-name="P391"><text:s text:c="5"/>]<text:span text:style-name="T488">[</text:span></text:p>
      <text:p text:style-name="P392"><text:s text:c="7"/>// … do stuff with this</text:p>
      <text:p text:style-name="P391"><text:s text:c="3"/>];</text:p>
      <text:p text:style-name="P391">];</text:p>
      <text:p text:style-name="P392"/>
      <text:p text:style-name="P392">// <text:span text:style-name="T363">or just grab a values directly</text:span></text:p>
      <text:p text:style-name="P392"/>
      <text:p text:style-name="P391">x := vencode('Jäger-Groß');</text:p>
      <text:p text:style-name="P391"/>
      <text:p text:style-name="P391">attributes. := a.x; // grabs this by key and the values are now accessible.</text:p>
      <text:h text:style-name="P563" text:outline-level="3">has_value</text:h>
      <text:p text:style-name="Heading">Description</text:p>
      <text:p text:style-name="P587">Check if an argument contains a given value or set of values. <text:s/><text:span text:style-name="T506">Note that this effectively is a search function for its arguments.</text:span></text:p>
      <text:p text:style-name="Heading">Usage</text:p>
      <text:p text:style-name="P567">has_value(left_arg, right_arg)</text:p>
      <text:p text:style-name="P507">Arguments</text:p>
      <text:p text:style-name="P588"><text:span text:style-name="T504">left_arg</text:span><text:span text:style-name="T501"> - A stem or scalar.</text:span></text:p>
      <text:p text:style-name="P588"><text:span text:style-name="T504">right_arg </text:span><text:span text:style-name="T501">- a stem or scalar. etokenize(indices(10), ' , ', 2)</text:span></text:p>
      <text:p text:style-name="Heading">Output</text:p>
      <text:p text:style-name="P588"><text:span text:style-name="T501">The result is a boolean or stem of booleans. The result is always conformable to the </text:span><text:span text:style-name="T504">left_arg</text:span><text:span text:style-name="T501">, so if that is a scalar, the result is a scalar. If it is a stem, the result is a stem with identical keys. If both are </text:span><text:soft-page-break/><text:span text:style-name="T501">scalars, this is the same as invoking equality (==). Extremely useful in conjunction with the </text:span><text:span text:style-name="T504">mask</text:span><text:span text:style-name="T501"> function.</text:span></text:p>
      <text:p text:style-name="Heading">Examples</text:p>
      <text:p text:style-name="Preformatted_20_Text"><text:s text:c="4"/>a. := indices(2);</text:p>
      <text:p text:style-name="Preformatted_20_Text"><text:s text:c="4"/>b := indices(5) + 2;</text:p>
      <text:p text:style-name="Preformatted_20_Text"><text:s text:c="4"/>c.foo := <text:span text:style-name="T506">1</text:span>; c.bar := ‘arf’;</text:p>
      <text:p text:style-name="Preformatted_20_Text"><text:s text:c="4"/>has_value(a., b.)</text:p>
      <text:p text:style-name="Preformatted_20_Text">{</text:p>
      <text:p text:style-name="Preformatted_20_Text"><text:s/>0=false,</text:p>
      <text:p text:style-name="Preformatted_20_Text"><text:s/>1=false,</text:p>
      <text:p text:style-name="Preformatted_20_Text"><text:s/>2=true</text:p>
      <text:p text:style-name="Preformatted_20_Text">}</text:p>
      <text:p text:style-name="Preformatted_20_Text"><text:s text:c="4"/><text:span text:style-name="T506">has_value(b., a.)</text:span></text:p>
      <text:p text:style-name="Preformatted_20_Text">{</text:p>
      <text:p text:style-name="Preformatted_20_Text"><text:s/>0=true,</text:p>
      <text:p text:style-name="Preformatted_20_Text"><text:s/>1=false,</text:p>
      <text:p text:style-name="Preformatted_20_Text"><text:s/>2=false,</text:p>
      <text:p text:style-name="Preformatted_20_Text"><text:s/>3=false,</text:p>
      <text:p text:style-name="Preformatted_20_Text"><text:s/>4=false</text:p>
      <text:p text:style-name="Preformatted_20_Text">}</text:p>
      <text:p text:style-name="Preformatted_20_Text"><text:s text:c="4"/><text:span text:style-name="T506">has_value(a., c.)</text:span></text:p>
      <text:p text:style-name="P568">{</text:p>
      <text:p text:style-name="P568"><text:s/>0=false,</text:p>
      <text:p text:style-name="P568"><text:s/>1=<text:span text:style-name="T499">true</text:span>,</text:p>
      <text:p text:style-name="P568"><text:s/>2=<text:span text:style-name="T499">false</text:span></text:p>
      <text:p text:style-name="P568">}</text:p>
      <text:p text:style-name="P568"><text:s text:c="4"/><text:span text:style-name="T506">has_value(c., a.)</text:span></text:p>
      <text:p text:style-name="P568">{</text:p>
      <text:p text:style-name="P568"><text:s/>foo=true,</text:p>
      <text:p text:style-name="P568"><text:s/>baz=false</text:p>
      <text:p text:style-name="P568">}</text:p>
      <text:p text:style-name="P568"><text:s text:c="3"/><text:span text:style-name="T506">has_value(‘arf’, c.)</text:span></text:p>
      <text:p text:style-name="P569">true</text:p>
      <text:p text:style-name="Text_20_body"/>
      <text:p text:style-name="P589">A useful construct is to pair this with the mask function to grab exactly the bits of a stem you want</text:p>
      <text:p text:style-name="Preformatted_20_Text"><text:s text:c="2"/>mask(a., <text:span text:style-name="T500">has_value</text:span>(a., 2))</text:p>
      <text:p text:style-name="Preformatted_20_Text">{</text:p>
      <text:p text:style-name="Preformatted_20_Text"><text:s/>2=2</text:p>
      <text:p text:style-name="Preformatted_20_Text">}</text:p>
      <text:p text:style-name="Text_20_body"/>
      <text:p text:style-name="P589">The effect then is that a. is searched to see if it contains the value of 2. It does (at index 2) and mask strips off everything else. You now have the right index and the right value. </text:p>
      <text:h text:style-name="P547" text:outline-level="3"><text:bookmark-start text:name="__RefHeading___Toc6463_212472510"/><text:span text:style-name="T370">list</text:span>_keys<text:bookmark-end text:name="__RefHeading___Toc6463_212472510"/></text:h>
      <text:p text:style-name="P444">Description</text:p>
      <text:p text:style-name="P110">Return a list of the keys for a given stem variable.</text:p>
      <text:p text:style-name="P444"><text:soft-page-break/>Usage</text:p>
      <text:p text:style-name="Preformatted_20_Text"><text:span text:style-name="T370">list_</text:span>keys(arg. <text:span text:style-name="T493">[,scalars_only]</text:span>)</text:p>
      <text:p text:style-name="P444">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4">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4">Examples</text:p>
      <text:p text:style-name="P112">Example. Let's say you have the following stem variable”</text:p>
      <text:p text:style-name="P43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oft-page-break/><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19" text:outline-level="3"><text:bookmark-start text:name="__RefHeading___Toc671_3277173355"/>has_keys<text:bookmark-end text:name="__RefHeading___Toc671_3277173355"/></text:h>
      <text:p text:style-name="P457">Description</text:p>
      <text:p text:style-name="P169">Check is a list of keys is in a target stem.</text:p>
      <text:p text:style-name="P457">Usage</text:p>
      <text:p text:style-name="Preformatted_20_Text">has_keys(target., list.)</text:p>
      <text:p text:style-name="P457">Arguments</text:p>
      <text:p text:style-name="P169"><text:span text:style-name="T176">target. </text:span>– the target of this operation</text:p>
      <text:p text:style-name="P169"><text:span text:style-name="T176">list.</text:span> – a list of keys.</text:p>
      <text:p text:style-name="P457">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4">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19" text:outline-level="3"><text:bookmark-start text:name="__RefHeading___Toc673_3277173355"/>include_keys<text:bookmark-end text:name="__RefHeading___Toc673_3277173355"/></text:h>
      <text:p text:style-name="P457">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7">Usage</text:p>
      <text:p text:style-name="Preformatted_20_Text">include_keys(var., list.)</text:p>
      <text:p text:style-name="P457"><text:soft-page-break/>Arguments</text:p>
      <text:p text:style-name="P170">var. – a stem</text:p>
      <text:p text:style-name="P170">list. - a list of keys. These will be the keys of the result, <text:span text:style-name="T9">var.</text:span><text:span text:style-name="T72"> will supply the values.</text:span></text:p>
      <text:p text:style-name="P457">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say(include_keys(a., list.));</text:p>
      <text:p text:style-name="P367">{bring=One Ring to bring them all, </text:p>
      <text:p text:style-name="P367"><text:s/>rule=One Ring to rule them all}</text:p>
      <text:p text:style-name="P367"/>
      <text:h text:style-name="P549" text:outline-level="3"><text:bookmark-start text:name="__RefHeading___Toc6427_212472510"/>indices<text:bookmark-end text:name="__RefHeading___Toc6427_212472510"/></text:h>
      <text:p text:style-name="P468">Description</text:p>
      <text:p text:style-name="P228">Make a li<text:span text:style-name="T255">s</text:span>t of in<text:span text:style-name="T255">d</text:span>i<text:span text:style-name="T264">c</text:span>es. This is very useful in conjunction with looping.</text:p>
      <text:p text:style-name="P468">Usage</text:p>
      <text:p text:style-name="P384"><text:span text:style-name="T255">indices</text:span>(arg);</text:p>
      <text:p text:style-name="P468">Arguments</text:p>
      <text:p text:style-name="P228"><text:span text:style-name="T176">arg</text:span> is a number. This will be the size of the resulting index set.</text:p>
      <text:p text:style-name="P468">Output</text:p>
      <text:p text:style-name="P228">A stem variable whose keys are the integers and whose entries are the same. </text:p>
      <text:p text:style-name="P468">Examples</text:p>
      <text:p text:style-name="P384">x. := <text:span text:style-name="T255">indices</text:span>(3);</text:p>
      <text:p text:style-name="P384"/>
      <text:p text:style-name="P228">results in </text:p>
      <text:p text:style-name="P384">x.0 == 0</text:p>
      <text:p text:style-name="P384">x.1 == 1</text:p>
      <text:p text:style-name="P384">x.2 == 2</text:p>
      <text:p text:style-name="P228"/>
      <text:p text:style-name="P228"><text:soft-page-break/>So a common pattern is</text:p>
      <text:p text:style-name="P384">while[ </text:p>
      <text:p text:style-name="P384"><text:s text:c="4"/><text:span text:style-name="T293">for_keys</text:span>(<text:span text:style-name="T250">j, x.</text:span>)</text:p>
      <text:p text:style-name="P384"><text:s text:c="2"/>]do[</text:p>
      <text:p text:style-name="P384"><text:s text:c="4"/>myStem.j := // other stuff</text:p>
      <text:p text:style-name="P384"><text:s text:c="4"/>// <text:span text:style-name="T251">myStem.x.j is an equivalent reference.</text:span></text:p>
      <text:p text:style-name="P384">];</text:p>
      <text:p text:style-name="Heading">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50"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ext:soft-page-break/>true</text:p>
      <text:p text:style-name="Preformatted_20_Text"/>
      <text:h text:style-name="P548" text:outline-level="3"><text:bookmark-start text:name="__RefHeading___Toc6696_66498657"/>keys<text:bookmark-end text:name="__RefHeading___Toc6696_66498657"/></text:h>
      <text:p text:style-name="P471">Description</text:p>
      <text:p text:style-name="P111">Return a <text:span text:style-name="T370">stem </text:span>of the keys for a given stem variable.</text:p>
      <text:p text:style-name="P471">Usage</text:p>
      <text:p text:style-name="P399">keys(arg.)</text:p>
      <text:p text:style-name="P471">Arguments</text:p>
      <text:p text:style-name="P111">A stem variable. Remember that the entire stem is referenced by just the head + “.” </text:p>
      <text:p text:style-name="P471">Output</text:p>
      <text:p text:style-name="P111">A <text:span text:style-name="T370">stem </text:span>of keys where <text:span text:style-name="T370">every key has itself as the value</text:span>. </text:p>
      <text:p text:style-name="P471">Examples</text:p>
      <text:p text:style-name="P113">Example. Let's say you have the following stem variable”</text:p>
      <text:p text:style-name="P399"><text:bookmark-start text:name="__DdeLink__6579_2900298203"/><text:s text:c="2"/>sourceStem.rule :='One Ring to rule them all';</text:p>
      <text:p text:style-name="P399"><text:s text:c="2"/>sourceStem.find := 'One Ring to find them';</text:p>
      <text:p text:style-name="P399"><text:s text:c="2"/>sourceStem.bring := 'One Ring to bring them all';</text:p>
      <text:p text:style-name="P399"><text:s text:c="2"/>sourceStem.bind := 'and in the darkness bind them';</text:p>
      <text:p text:style-name="P113"><text:bookmark-end text:name="__DdeLink__6579_2900298203"/></text:p>
      <text:p text:style-name="P113">and you issue </text:p>
      <text:p text:style-name="P400"><text:s text:c="2"/>keys(sourceStem.)</text:p>
      <text:p text:style-name="P401">{bind=bind, </text:p>
      <text:p text:style-name="P401"><text:s/>find=find, </text:p>
      <text:p text:style-name="P401"><text:s/>bring=bring, </text:p>
      <text:p text:style-name="P401"><text:s/>rule=rule}<text:line-break/></text:p>
      <text:p text:style-name="P115">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402">{OA2_arf=c, </text:p>
      <text:p text:style-name="P402"><text:s/>OA2_foo=a, </text:p>
      <text:p text:style-name="P402"><text:s/>OA2_woof=b, </text:p>
      <text:p text:style-name="P402"><text:s/>fnord=d}</text:p>
      <text:p text:style-name="P247"><text:line-break/>The keys() command gives the following</text:p>
      <text:p text:style-name="Preformatted_20_Text"><text:s text:c="2"/>keys(b.)</text:p>
      <text:p text:style-name="P402">{OA2_arf=OA2_arf, </text:p>
      <text:p text:style-name="P403"><text:s/>fnord=fnord, </text:p>
      <text:p text:style-name="P402"><text:s/>OA2_foo=OA2_foo, </text:p>
      <text:p text:style-name="P402"><text:s/>OA2_woof=OA2_woof}</text:p>
      <text:p text:style-name="P247"/>
      <text:p text:style-name="P247">To rename all the keys so that any with the OA2_ prefix are changed, issue</text:p>
      <text:p text:style-name="P402"><text:s text:c="3"/>rename_keys(b., keys(b.)-'OA2_')</text:p>
      <text:p text:style-name="P402">{arf=c, </text:p>
      <text:p text:style-name="P402"><text:s/>foo=a, </text:p>
      <text:p text:style-name="P402"><text:s/>fnord=d, </text:p>
      <text:p text:style-name="P402"><text:s/>woof=b}</text:p>
      <text:p text:style-name="P248"/>
      <text:h text:style-name="P551"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increasing</text:span></text:p>
      <text:p text:style-name="P212"><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bookmark-end text:name="__DdeLink__9849_1246888521"/></text:p>
      <text:p text:style-name="P467">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text:soft-page-break/>Usage</text:p>
      <text:p text:style-name="Preformatted_20_Text"><text:bookmark-start text:name="__DdeLink__9851_1246888521"/>list_insert_at(source., <text:span text:style-name="T336">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52" text:outline-level="3"><text:bookmark-start text:name="__RefHeading___Toc6386_212472510"/>list_subset<text:bookmark-end text:name="__RefHeading___Toc6386_212472510"/></text:h>
      <text:p text:style-name="P470">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0">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51" text:outline-level="3"><text:bookmark-start text:name="__RefHeading___Toc675_3277173355"/><text:soft-page-break/>mask<text:bookmark-end text:name="__RefHeading___Toc675_3277173355"/></text:h>
      <text:p text:style-name="P457">Description</text:p>
      <text:p text:style-name="P131">Take a boolean mask of a stem.</text:p>
      <text:p text:style-name="P457">Usage</text:p>
      <text:p text:style-name="P360">mask(target. bit_stem.)</text:p>
      <text:p text:style-name="P457">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7">Output</text:p>
      <text:p text:style-name="P131">A subset of the target.</text:p>
      <text:p text:style-name="P457">Examples</text:p>
      <text:p text:style-name="P360"><text:s text:c="4"/>header.transport := 'ssl';</text:p>
      <text:p text:style-name="P360"><text:s text:c="4"/>header.<text:span text:style-name="T268">iss := 'OA4MP_agent'</text:span><text:span text:style-name="T269">;</text:span></text:p>
      <text:p text:style-name="P360"><text:s text:c="4"/>header.<text:span text:style-name="T268">idp := 'http://oa4mp.org/idp/secure'</text:span><text:span text:style-name="T269">;</text:span></text:p>
      <text:p text:style-name="P360"><text:s text:c="4"/>header.<text:span text:style-name="T268">login_allowed := 'true'</text:span><text:span text:style-name="T269">;</text:span></text:p>
      <text:p text:style-name="P374"><text:s text:c="4"/>// case insensitive match </text:p>
      <text:p text:style-name="P360"><text:s text:c="4"/>header. := mask(header., !contains(header., 'oa4mp', <text:span text:style-name="T270">false</text:span>)); </text:p>
      <text:p text:style-name="P360"><text:s text:c="4"/>// This removes every entry containing 'oa4mp'</text:p>
      <text:p text:style-name="P345"><text:s text:c="4"/>say(size(header.);</text:p>
      <text:p text:style-name="P376">2</text:p>
      <text:h text:style-name="P519" text:outline-level="3"><text:bookmark-start text:name="__RefHeading___Toc679_3277173355"/>rename_keys<text:bookmark-end text:name="__RefHeading___Toc679_3277173355"/></text:h>
      <text:p text:style-name="P457">Description</text:p>
      <text:p text:style-name="P201">Rename the keys in a stem. <text:span text:style-name="T372">See also the </text:span><text:span text:style-name="T17">keys</text:span><text:span text:style-name="T372"> command.</text:span></text:p>
      <text:p text:style-name="P457">Usage</text:p>
      <text:p text:style-name="Preformatted_20_Text">rename_keys(target., <text:span text:style-name="T322">new_keys</text:span>.);</text:p>
      <text:p text:style-name="P457">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7"><text:soft-page-break/>Output</text:p>
      <text:p text:style-name="P202">A new stem whose keys have been altered as per the second list.</text:p>
      <text:p text:style-name="P46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5"><text:s text:c="2"/>rename_keys(a., key_list.)</text:p>
      <text:p text:style-name="P375"><text:s text:c="2"/>say(a.);</text:p>
      <text:p text:style-name="P375">{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19" text:outline-level="3"><text:bookmark-start text:name="__RefHeading___Toc681_3277173355"/>set_default<text:bookmark-end text:name="__RefHeading___Toc681_3277173355"/></text:h>
      <text:p text:style-name="P457">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7">Usage</text:p>
      <text:p text:style-name="Preformatted_20_Text">set_default(target., scalar);</text:p>
      <text:p text:style-name="P457">Arguments</text:p>
      <text:p text:style-name="P203"><text:span text:style-name="T176">target.</text:span> – the stem </text:p>
      <text:p text:style-name="P203"><text:span text:style-name="T176">scalar</text:span> – the default value</text:p>
      <text:p text:style-name="P457">Output</text:p>
      <text:p text:style-name="P203">This returns the default value set.</text:p>
      <text:p text:style-name="P465"><text:soft-page-break/>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19" text:outline-level="3"><text:bookmark-start text:name="__RefHeading___Toc683_3277173355"/>size<text:bookmark-end text:name="__RefHeading___Toc683_3277173355"/></text:h>
      <text:p text:style-name="P457">Description</text:p>
      <text:p text:style-name="P176">Return the size of the argument</text:p>
      <text:p text:style-name="P457">Usage</text:p>
      <text:p text:style-name="Preformatted_20_Text">size(var)</text:p>
      <text:p text:style-name="P457">Arguments</text:p>
      <text:p text:style-name="P177"><text:span text:style-name="T176">var</text:span> – any variable or argument</text:p>
      <text:p text:style-name="P457">Output</text:p>
      <text:p text:style-name="P177">This varies. </text:p>
      <text:list xml:id="list1158754112" text:style-name="L7">
        <text:list-item>
          <text:p text:style-name="P581"><text:span text:style-name="T308">st</text:span>em – the number of keys (this does not <text:s/>check if there are stems as values)</text:p>
        </text:list-item>
        <text:list-item>
          <text:p text:style-name="P581">string – the length of the string</text:p>
        </text:list-item>
        <text:list-item>
          <text:p text:style-name="P581">boolean, integer, decimal – zero, since these are scalars.</text:p>
        </text:list-item>
      </text:list>
      <text:p text:style-name="P465">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95">size(indices(10))</text:span></text:p>
      <text:p text:style-name="P407">10</text:p>
      <text:h text:style-name="P553"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6"><text:s text:c="2"/>to_json(a., false)</text:p>
      <text:p text:style-name="P416">{"$a":2,"$b":3}</text:p>
      <text:p text:style-name="Text_20_body"><text:line-break/>So the <text:span text:style-name="T396">names of the variables are turned in to JSON unaltered.</text:span></text:p>
      <text:p text:style-name="P229">Again, JSON is a notation for an object and you must know what the structure of the object is and all the particulars about it to do anything useful with it. </text:p>
      <text:h text:style-name="P519" text:outline-level="3"><text:bookmark-start text:name="__RefHeading___Toc685_3277173355"/>to_list<text:bookmark-end text:name="__RefHeading___Toc685_3277173355"/></text:h>
      <text:p text:style-name="P457">Description</text:p>
      <text:p text:style-name="P178">Take an arbitrary list of things and put them all in to a stem list.</text:p>
      <text:p text:style-name="P457">Usage</text:p>
      <text:p text:style-name="Preformatted_20_Text">to_list(arg0,arg1,arg2,…)</text:p>
      <text:p text:style-name="P457">Arguments</text:p>
      <text:p text:style-name="P178">Any number of arguments of any type are allowed, including stems.</text:p>
      <text:p text:style-name="P457">Output</text:p>
      <text:p text:style-name="P178">A stem list</text:p>
      <text:p text:style-name="P457">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205">Takes a stem variable <text:span text:style-name="T326">and splits it up, turning each key in to a variable. </text:span></text:p>
      <text:p text:style-name="Heading"><text:soft-page-break/>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9"><text:s text:c="2"/>a. := -5 + indices(5);</text:p>
      <text:p text:style-name="P379"><text:s text:c="2"/>b. := 5 + indices(5); <text:s/></text:p>
      <text:p text:style-name="P379"><text:s text:c="2"/>c. := box(a., b.);</text:p>
      <text:p text:style-name="P379"><text:s text:c="4"/><text:span text:style-name="T324">)vars</text:span></text:p>
      <text:p text:style-name="P379">c.</text:p>
      <text:p text:style-name="P379"><text:s text:c="2"/>unbox(c.); <text:s text:c="12"/></text:p>
      <text:p text:style-name="P379"><text:s text:c="2"/>)vars</text:p>
      <text:p text:style-name="P379">a., b.</text:p>
      <text:h text:style-name="P554"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9">Description</text:p>
      <text:p text:style-name="P243">Make a set of directories in a file system </text:p>
      <text:p text:style-name="P469">Usage</text:p>
      <text:p text:style-name="P243">mkdir(arg)</text:p>
      <text:p text:style-name="P469">Arguments</text:p>
      <text:p text:style-name="P243"><text:span text:style-name="T176">arg</text:span> -- a path. All of the intermediate paths will be created as needed.</text:p>
      <text:p text:style-name="P469"><text:soft-page-break/>Output</text:p>
      <text:p text:style-name="P243">A boole<text:span text:style-name="T397">an</text:span>, true if the operation succeeded and false otherwise.</text:p>
      <text:p text:style-name="P469">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9">Description</text:p>
      <text:p text:style-name="P244">Remove an empty directory from a file system.</text:p>
      <text:p text:style-name="P469">Usage</text:p>
      <text:p text:style-name="Preformatted_20_Text">rmdir(arg)</text:p>
      <text:p text:style-name="P469">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9">Output</text:p>
      <text:p text:style-name="P244">A true if this succeeded and a false otherwise.</text:p>
      <text:p text:style-name="P469">Examples</text:p>
      <text:h text:style-name="Heading_20_3" text:outline-level="3"><text:bookmark-start text:name="__RefHeading___Toc6582_212472510"/>rm<text:bookmark-end text:name="__RefHeading___Toc6582_212472510"/></text:h>
      <text:p text:style-name="P469">Description</text:p>
      <text:p text:style-name="P244">Remove a single file from a directory.</text:p>
      <text:p text:style-name="P469">Usage</text:p>
      <text:p text:style-name="Preformatted_20_Text">rm(arg)</text:p>
      <text:p text:style-name="P469">Arguments</text:p>
      <text:p text:style-name="P244"><text:span text:style-name="T176">arg</text:span> -- the full path to the file</text:p>
      <text:p text:style-name="P469"><text:soft-page-break/>Output</text:p>
      <text:p text:style-name="P244">A true if this succeeded, false otherwise</text:p>
      <text:h text:style-name="P524" text:outline-level="3"><text:bookmark-start text:name="__RefHeading___Toc572_3277173355"/><text:span text:style-name="T327">p</text:span>rint, say<text:bookmark-end text:name="__RefHeading___Toc572_3277173355"/></text:h>
      <text:p text:style-name="P445">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5">Usage</text:p>
      <text:p text:style-name="Preformatted_20_Text">say(arg <text:span text:style-name="T328">[,prettyPrintForStems]</text:span>) </text:p>
      <text:p text:style-name="P380">print(arg <text:span text:style-name="T328">[,prettyPrintForStems]</text:span>)</text:p>
      <text:p text:style-name="P445">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5">Output</text:p>
      <text:p text:style-name="P179">The printed representation of the argument <text:span text:style-name="T330">will be put </text:span><text:span text:style-name="T495">t</text:span><text:span text:style-name="T330">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5">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24" text:outline-level="3"><text:bookmark-start text:name="__RefHeading___Toc710_3277173355"/>file_<text:span text:style-name="T496">read</text:span><text:bookmark-end text:name="__RefHeading___Toc710_3277173355"/></text:h>
      <text:p text:style-name="P460">Description</text:p>
      <text:p text:style-name="P179">Read a file. The result is always a string</text:p>
      <text:p text:style-name="P460">Usage</text:p>
      <text:p text:style-name="P565">file _read(file_name [, <text:span text:style-name="T443">as_string || </text:span>to_list || is_binary])</text:p>
      <text:p text:style-name="P460">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60">Output</text:p>
      <text:p text:style-name="P227">Either a simple string (only file name is given), a stem if it is flagged as a list or a base64 string if it <text:span text:style-name="T461">i</text:span>s flagged as binary.</text:p>
      <text:p text:style-name="P460">Examples</text:p>
      <text:p text:style-name="Preformatted_20_Text">cfg. := file_<text:span text:style-name="T496">read</text:span>('/var/lib/tomcat/conf/server.xml', <text:span text:style-name="T442">1</text:span>);</text:p>
      <text:p text:style-name="P181"><text:line-break/>Would read in the file /var/lib/tomcat/conf/server.xml and return a stem. Each line in the file is in order in <text:span text:style-name="T9">cfg.0</text:span>, <text:span text:style-name="T9">cfg.1</text:span>, … <text:span text:style-name="T310">Compare this with</text:span></text:p>
      <text:p text:style-name="P369"><text:span text:style-name="T310">big_string</text:span> := file_<text:span text:style-name="T496">read</text:span>('/var/lib/tomcat/conf/server.xml');</text:p>
      <text:p text:style-name="P182"><text:soft-page-break/><text:line-break/>Which reads the same file and puts the entire thing in a single string.</text:p>
      <text:p text:style-name="Preformatted_20_Text">my_b64 := file_<text:span text:style-name="T496">read</text:span>(<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text:span text:style-name="T496">file_</text:span>read('/home/ncsa/dev/ncsa-git/security-lib/ncsa-qdl/src/test/resources/hello_world.qdl',<text:span text:style-name="T442">1</text:span>));</text:p>
      <text:p text:style-name="Preformatted_20_Text">{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text:span text:style-name="T496">file_</text:span>read('/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24" text:outline-level="3"><text:bookmark-start text:name="__RefHeading___Toc712_3277173355"/>scan<text:bookmark-end text:name="__RefHeading___Toc712_3277173355"/></text:h>
      <text:p text:style-name="P460">Description</text:p>
      <text:p text:style-name="P183">Prompt a user for input</text:p>
      <text:p text:style-name="P460">Usage</text:p>
      <text:p text:style-name="Preformatted_20_Text">scan([prompt])</text:p>
      <text:p text:style-name="P460">Arguments</text:p>
      <text:p text:style-name="P183"><text:span text:style-name="T176">prompt</text:span> (optional) – something to print out, probably cuing the user.</text:p>
      <text:p text:style-name="P460">Output</text:p>
      <text:p text:style-name="P183">Whatever the user types in as a string. There is no end of line marker returned.</text:p>
      <text:p text:style-name="P460"><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8">edit&gt; i</text:p>
      <text:p text:style-name="Preformatted_20_Text">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8">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2"/>
      <text:p text:style-name="P232"><text:soft-page-break/><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5">type :='memory';</text:span></text:p>
      <text:p text:style-name="P413">cfg.scheme := ‘ram-disk';</text:p>
      <text:p text:style-name="P413">cfg.mount_point := ‘/vfs/cache';</text:p>
      <text:p text:style-name="P413">cfg.<text:span text:style-name="T406">access </text:span>:= ‘rw';</text:p>
      <text:p text:style-name="P413">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9"><text:s text:c="2"/><text:span text:style-name="T401">cfg.type :='pass_through';</text:span></text:p>
      <text:p text:style-name="P409"><text:s text:c="2"/><text:span text:style-name="T401">cfg.root := '/home/ncsa/dev/qdl/scripting'</text:span>;</text:p>
      <text:p text:style-name="P410"><text:s text:c="2"/><text:span text:style-name="T402">cfg.mount_point := ‘/';</text:span></text:p>
      <text:p text:style-name="P411"><text:s text:c="2"/>cfg.scheme := 'qdl-vfs';</text:p>
      <text:p text:style-name="P411"><text:s text:c="2"/>cfg.<text:span text:style-name="T406">access</text:span>:= ‘rw';</text:p>
      <text:p text:style-name="P409"><text:soft-page-break/><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2"><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24" text:outline-level="3"><text:bookmark-start text:name="__RefHeading___Toc714_3277173355"/>write_file<text:bookmark-end text:name="__RefHeading___Toc714_3277173355"/></text:h>
      <text:p text:style-name="P460">Description</text:p>
      <text:p text:style-name="P187">write contents to a file</text:p>
      <text:p text:style-name="P460">Usage</text:p>
      <text:p text:style-name="Preformatted_20_Text">file_<text:span text:style-name="T497">write</text:span>(file_name, contents <text:span text:style-name="T314">[,is_base64]</text:span>)</text:p>
      <text:p text:style-name="P460">Arguments</text:p>
      <text:p text:style-name="P188"><text:span text:style-name="T176">file_name</text:span> – the name of the file. </text:p>
      <text:p text:style-name="P188"><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60"><text:soft-page-break/>Output</text:p>
      <text:p text:style-name="P188">Returns <text:span text:style-name="T2">true</text:span> if this succeeded.</text:p>
      <text:p text:style-name="P460">Examples</text:p>
      <text:p text:style-name="Preformatted_20_Text"><text:s text:c="11"/>hello_world := 'LyoKICBUaGUgZXhwZWN0ZWQgSGVsbG8gV29ybGQgcHJvZ3JhbS4gIAogIEplZmYgR2F5bm9yCiAgMS8yNi8yMDIwCiovCnNheSgnSGVsbG8gd29ybGQhJyk7Cg';</text:p>
      <text:p text:style-name="P566"><text:s text:c="4"/>file _writ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24" text:outline-level="3"><text:bookmark-start text:name="__RefHeading___Toc718_3277173355"/>execute<text:bookmark-end text:name="__RefHeading___Toc718_3277173355"/></text:h>
      <text:p text:style-name="P460">Description</text:p>
      <text:p text:style-name="P174">Send a string to the interpreter and evaluate it.</text:p>
      <text:p text:style-name="P460">Usage</text:p>
      <text:p text:style-name="Preformatted_20_Text">execute(string)</text:p>
      <text:p text:style-name="P460">Arguments</text:p>
      <text:p text:style-name="P174"><text:span text:style-name="T176">string</text:span> – the string to be executed. This must be a valid QDL statement or it will fail</text:p>
      <text:p text:style-name="P460">Output</text:p>
      <text:p text:style-name="P175">Whatever the executes statement outputs.</text:p>
      <text:p text:style-name="P46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55" text:outline-level="3"><text:soft-page-break/></text:h>
      <text:h text:style-name="P556" text:outline-level="3"><text:bookmark-start text:name="__RefHeading___Toc9970_1246888521"/>script_args<text:bookmark-end text:name="__RefHeading___Toc9970_1246888521"/></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p text:style-name="P32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24" text:outline-level="3"><text:bookmark-start text:name="__RefHeading___Toc720_3277173355"/><text:soft-page-break/>script_<text:span text:style-name="T470">load</text:span><text:bookmark-end text:name="__RefHeading___Toc720_3277173355"/></text:h>
      <text:p text:style-name="P460">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60">Usage</text:p>
      <text:p text:style-name="Preformatted_20_Text">script_load(file_name<text:span text:style-name="T471">[,arg_list]</text:span>)</text:p>
      <text:p text:style-name="P460">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8"> - (optional) a list of <text:s/>arguments. Note that these will be converted to strings.</text:span></text:p>
      <text:p text:style-name="P475">Output</text:p>
      <text:p text:style-name="P185">None</text:p>
      <text:p text:style-name="P460">Examples</text:p>
      <text:p text:style-name="Preformatted_20_Text">script_load('/<text:span text:style-name="T311">home/bob/qdl/math_util.qdl');</text:span></text:p>
      <text:p text:style-name="P285"/>
      <text:h text:style-name="P524" text:outline-level="3"><text:bookmark-start text:name="__RefHeading___Toc722_3277173355"/>script_<text:span text:style-name="T470">run</text:span><text:bookmark-end text:name="__RefHeading___Toc722_3277173355"/></text:h>
      <text:p text:style-name="P460">Description</text:p>
      <text:p text:style-name="P185">Read a script from a file and execute it in a completely new environment. The output of the file is piped to the current console. </text:p>
      <text:p text:style-name="P460">Usage</text:p>
      <text:p text:style-name="Preformatted_20_Text">script_run(file_name<text:span text:style-name="T468">[,arg_list]</text:span>)</text:p>
      <text:p text:style-name="P460">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p>
      <text:p text:style-name="P460">Output</text:p>
      <text:p text:style-name="P185">none</text:p>
      <text:p text:style-name="P460"><text:soft-page-break/>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4">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2">Name</text:p>
          </table:table-cell>
          <table:table-cell table:style-name="sys_23_constants.A1" office:value-type="string">
            <text:p text:style-name="P482">Value</text:p>
          </table:table-cell>
          <table:table-cell table:style-name="sys_23_constants.C1" office:value-type="string">
            <text:p text:style-name="P482">Description</text:p>
          </table:table-cell>
        </table:table-row>
        <table:table-row>
          <table:table-cell table:style-name="sys_23_constants.A2" office:value-type="string">
            <text:p text:style-name="P488">var_type.boolean</text:p>
          </table:table-cell>
          <table:table-cell table:style-name="sys_23_constants.A2" office:value-type="string">
            <text:p text:style-name="P501">1</text:p>
          </table:table-cell>
          <table:table-cell table:style-name="sys_23_constants.C2" office:value-type="string">
            <text:p text:style-name="P484"/>
          </table:table-cell>
        </table:table-row>
        <table:table-row>
          <table:table-cell table:style-name="sys_23_constants.A2" office:value-type="string">
            <text:p text:style-name="P488">var_type.decimal</text:p>
          </table:table-cell>
          <table:table-cell table:style-name="sys_23_constants.A2" office:value-type="string">
            <text:p text:style-name="P501">5</text:p>
          </table:table-cell>
          <table:table-cell table:style-name="sys_23_constants.C2" office:value-type="string">
            <text:p text:style-name="Table_20_Contents"/>
          </table:table-cell>
        </table:table-row>
        <table:table-row>
          <table:table-cell table:style-name="sys_23_constants.A2" office:value-type="string">
            <text:p text:style-name="P488">var_type.integer</text:p>
          </table:table-cell>
          <table:table-cell table:style-name="sys_23_constants.A2" office:value-type="string">
            <text:p text:style-name="P501">2</text:p>
          </table:table-cell>
          <table:table-cell table:style-name="sys_23_constants.C2" office:value-type="string">
            <text:p text:style-name="Table_20_Contents"/>
          </table:table-cell>
        </table:table-row>
        <table:table-row>
          <table:table-cell table:style-name="sys_23_constants.A2" office:value-type="string">
            <text:p text:style-name="P488">var_type.null</text:p>
          </table:table-cell>
          <table:table-cell table:style-name="sys_23_constants.A2" office:value-type="string">
            <text:p text:style-name="P501">0</text:p>
          </table:table-cell>
          <table:table-cell table:style-name="sys_23_constants.C2" office:value-type="string">
            <text:p text:style-name="Table_20_Contents"/>
          </table:table-cell>
        </table:table-row>
        <table:table-row>
          <table:table-cell table:style-name="sys_23_constants.A2" office:value-type="string">
            <text:p text:style-name="P488">var_type.stem</text:p>
          </table:table-cell>
          <table:table-cell table:style-name="sys_23_constants.A2" office:value-type="string">
            <text:p text:style-name="P501">4</text:p>
          </table:table-cell>
          <table:table-cell table:style-name="sys_23_constants.C2" office:value-type="string">
            <text:p text:style-name="Table_20_Contents"/>
          </table:table-cell>
        </table:table-row>
        <table:table-row>
          <table:table-cell table:style-name="sys_23_constants.A2" office:value-type="string">
            <text:p text:style-name="P488">var_type.string</text:p>
          </table:table-cell>
          <table:table-cell table:style-name="sys_23_constants.A2" office:value-type="string">
            <text:p text:style-name="P501">3</text:p>
          </table:table-cell>
          <table:table-cell table:style-name="sys_23_constants.C2" office:value-type="string">
            <text:p text:style-name="Table_20_Contents"/>
          </table:table-cell>
        </table:table-row>
        <table:table-row>
          <table:table-cell table:style-name="sys_23_constants.A2" office:value-type="string">
            <text:p text:style-name="P488">var_type.undefined</text:p>
          </table:table-cell>
          <table:table-cell table:style-name="sys_23_constants.A2" office:value-type="string">
            <text:p text:style-name="P479">-<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9">error_codes.system_error</text:p>
          </table:table-cell>
          <table:table-cell table:style-name="sys_23_constants.A2" office:value-type="string">
            <text:p text:style-name="P479">-<text:span text:style-name="T451">1</text:span></text:p>
          </table:table-cell>
          <table:table-cell table:style-name="sys_23_constants.C2" office:value-type="string">
            <text:p text:style-name="P485">Used in try – catch blocks. If there is some internal error processing then this is raised and a message set.</text:p>
          </table:table-cell>
        </table:table-row>
        <table:table-row>
          <table:table-cell table:style-name="sys_23_constants.A2" office:value-type="string">
            <text:p text:style-name="P490">file_type.binary</text:p>
          </table:table-cell>
          <table:table-cell table:style-name="sys_23_constants.A2" office:value-type="string">
            <text:p text:style-name="P487">0</text:p>
          </table:table-cell>
          <table:table-cell table:style-name="sys_23_constants.C2" office:value-type="string">
            <text:p text:style-name="P486">Return file contents as base 64 encoded byte stream</text:p>
          </table:table-cell>
        </table:table-row>
        <table:table-row>
          <table:table-cell table:style-name="sys_23_constants.A2" office:value-type="string">
            <text:p text:style-name="P490">file_type.stem</text:p>
          </table:table-cell>
          <table:table-cell table:style-name="sys_23_constants.A2" office:value-type="string">
            <text:p text:style-name="P487">1</text:p>
          </table:table-cell>
          <table:table-cell table:style-name="sys_23_constants.C2" office:value-type="string">
            <text:p text:style-name="P486">Return file contents in a stem list, one entry per line </text:p>
          </table:table-cell>
        </table:table-row>
        <table:table-row>
          <table:table-cell table:style-name="sys_23_constants.A2" office:value-type="string">
            <text:p text:style-name="P490">file_type.string</text:p>
          </table:table-cell>
          <table:table-cell table:style-name="sys_23_constants.A2" office:value-type="string">
            <text:p text:style-name="P479">-<text:span text:style-name="T452">1</text:span></text:p>
          </table:table-cell>
          <table:table-cell table:style-name="sys_23_constants.C2" office:value-type="string">
            <text:p text:style-name="P486">Return file contents as single string</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7"><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816263783" text:style-name="L8">
        <text:list-item>
          <text:p text:style-name="P582">qdl_version<text:span text:style-name="T72"> = information about the currently running version of QDL </text:span><text:span text:style-name="T110">and how it was built.</text:span></text:p>
        </text:list-item>
        <text:list-item>
          <text:p text:style-name="P582">user<text:span text:style-name="T72"> = information about the user, such ash their home directory</text:span></text:p>
        </text:list-item>
        <text:list-item>
          <text:p text:style-name="P582">boot<text:span text:style-name="T72"> = information the system used to boot itself. </text:span></text:p>
        </text:list-item>
        <text:list-item>
          <text:p text:style-name="P582">os<text:span text:style-name="T72"> = information about the current operating system QDL is running under and</text:span></text:p>
        </text:list-item>
        <text:list-item>
          <text:p text:style-name="P582">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constants</text:p>
      <text:h text:style-name="Heading_20_3" text:outline-level="3"><text:bookmark-start text:name="__RefHeading___Toc9978_1246888521"/><text:soft-page-break/>Table of constant names<text:bookmark-end text:name="__RefHeading___Toc9978_1246888521"/></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1">Name</text:p>
          </table:table-cell>
          <table:table-cell table:style-name="Table2.B1" office:value-type="string">
            <text:p text:style-name="P483">Description</text:p>
          </table:table-cell>
        </table:table-row>
        <table:table-row>
          <table:table-cell table:style-name="Table2.A2" office:value-type="string">
            <text:p text:style-name="P491">user.home_dir</text:p>
          </table:table-cell>
          <table:table-cell table:style-name="Table2.B2" office:value-type="string">
            <text:p text:style-name="P496">The home directory for the user in the ambient operation system</text:p>
          </table:table-cell>
        </table:table-row>
        <table:table-row>
          <table:table-cell table:style-name="Table2.A2" office:value-type="string">
            <text:p text:style-name="P491">user.<text:span text:style-name="T453">invocation</text:span>_dir</text:p>
          </table:table-cell>
          <table:table-cell table:style-name="Table2.B2" office:value-type="string">
            <text:p text:style-name="P496">The directory from which QDL was started. </text:p>
          </table:table-cell>
        </table:table-row>
        <table:table-row>
          <table:table-cell table:style-name="Table2.A2" office:value-type="string">
            <text:p text:style-name="P492">system.initial_memory</text:p>
          </table:table-cell>
          <table:table-cell table:style-name="Table2.B2" office:value-type="string">
            <text:p text:style-name="P497">Amount of RAM allocated to QDL at system startup. Depending on the system, more may be allocated as needed</text:p>
          </table:table-cell>
        </table:table-row>
        <table:table-row>
          <table:table-cell table:style-name="Table2.A2" office:value-type="string">
            <text:p text:style-name="P492">system.jvm_version</text:p>
          </table:table-cell>
          <table:table-cell table:style-name="Table2.B2" office:value-type="string">
            <text:p text:style-name="P497">The version of the Java virtual machine that is running QDL</text:p>
          </table:table-cell>
        </table:table-row>
        <table:table-row>
          <table:table-cell table:style-name="Table2.A2" office:value-type="string">
            <text:p text:style-name="P492">system.processors</text:p>
          </table:table-cell>
          <table:table-cell table:style-name="Table2.B2" office:value-type="string">
            <text:p text:style-name="P497">The number of CPUs that are capable of being used by QDL.</text:p>
          </table:table-cell>
        </table:table-row>
        <table:table-row>
          <table:table-cell table:style-name="Table2.A2" office:value-type="string">
            <text:p text:style-name="P493">os.architecture</text:p>
          </table:table-cell>
          <table:table-cell table:style-name="Table2.B2" office:value-type="string">
            <text:p text:style-name="P498">The architecture (underlying hardware info) for the current operating system</text:p>
          </table:table-cell>
        </table:table-row>
        <table:table-row>
          <table:table-cell table:style-name="Table2.A2" office:value-type="string">
            <text:p text:style-name="P493">os.name</text:p>
          </table:table-cell>
          <table:table-cell table:style-name="Table2.B2" office:value-type="string">
            <text:p text:style-name="P498">The name of the operating system</text:p>
          </table:table-cell>
        </table:table-row>
        <table:table-row>
          <table:table-cell table:style-name="Table2.A2" office:value-type="string">
            <text:p text:style-name="P493">os.version</text:p>
          </table:table-cell>
          <table:table-cell table:style-name="Table2.B2" office:value-type="string">
            <text:p text:style-name="P498">The current version of the operating system</text:p>
          </table:table-cell>
        </table:table-row>
        <table:table-row>
          <table:table-cell table:style-name="Table2.A2" office:value-type="string">
            <text:p text:style-name="P494">qdl_version.version</text:p>
          </table:table-cell>
          <table:table-cell table:style-name="Table2.B2" office:value-type="string">
            <text:p text:style-name="P499">The actual version of QDL you are running.</text:p>
          </table:table-cell>
        </table:table-row>
        <table:table-row>
          <table:table-cell table:style-name="Table2.A2" office:value-type="string">
            <text:p text:style-name="P494">qdl_version.created_by</text:p>
          </table:table-cell>
          <table:table-cell table:style-name="Table2.B2" office:value-type="string">
            <text:p text:style-name="P499">The user that compiled this version of QDL</text:p>
          </table:table-cell>
        </table:table-row>
        <table:table-row>
          <table:table-cell table:style-name="Table2.A2" office:value-type="string">
            <text:p text:style-name="P494">qdl_version.build_jdk</text:p>
          </table:table-cell>
          <table:table-cell table:style-name="Table2.B2" office:value-type="string">
            <text:p text:style-name="P499">The version of the JDK under which this version of QDL was compiled.</text:p>
          </table:table-cell>
        </table:table-row>
        <table:table-row>
          <table:table-cell table:style-name="Table2.A2" office:value-type="string">
            <text:p text:style-name="P494">qdl_version.build_nr</text:p>
          </table:table-cell>
          <table:table-cell table:style-name="Table2.B2" office:value-type="string">
            <text:p text:style-name="P499">The build number for this version of QDL</text:p>
          </table:table-cell>
        </table:table-row>
        <table:table-row>
          <table:table-cell table:style-name="Table2.A2" office:value-type="string">
            <text:p text:style-name="P494">qdl_version.build_time</text:p>
          </table:table-cell>
          <table:table-cell table:style-name="Table2.B2" office:value-type="string">
            <text:p text:style-name="P499">The time stamp when this version of QDL was built</text:p>
          </table:table-cell>
        </table:table-row>
        <table:table-row>
          <table:table-cell table:style-name="Table2.A2" office:value-type="string">
            <text:p text:style-name="P495">boot.qdl_home</text:p>
          </table:table-cell>
          <table:table-cell table:style-name="Table2.B2" office:value-type="string">
            <text:p text:style-name="P500">The home directory set for QDL. Any relative file operations are resolved against this</text:p>
          </table:table-cell>
        </table:table-row>
        <table:table-row>
          <table:table-cell table:style-name="Table2.A2" office:value-type="string">
            <text:p text:style-name="P495">boot.boot_script</text:p>
          </table:table-cell>
          <table:table-cell table:style-name="Table2.B2" office:value-type="string">
            <text:p text:style-name="P500">Path to any boot script that was be run on start</text:p>
          </table:table-cell>
        </table:table-row>
        <table:table-row>
          <table:table-cell table:style-name="Table2.A2" office:value-type="string">
            <text:p text:style-name="P495">boot.cfg_file</text:p>
          </table:table-cell>
          <table:table-cell table:style-name="Table2.B2" office:value-type="string">
            <text:p text:style-name="P500">The configuration file that was used</text:p>
          </table:table-cell>
        </table:table-row>
        <table:table-row>
          <table:table-cell table:style-name="Table2.A2" office:value-type="string">
            <text:p text:style-name="P495">boot_cfg.name</text:p>
          </table:table-cell>
          <table:table-cell table:style-name="Table2.B2" office:value-type="string">
            <text:p text:style-name="P500">The name of the configuration in the configuration file</text:p>
          </table:table-cell>
        </table:table-row>
        <table:table-row>
          <table:table-cell table:style-name="Table2.A2" office:value-type="string">
            <text:p text:style-name="P495">boot.log_file</text:p>
          </table:table-cell>
          <table:table-cell table:style-name="Table2.B2" office:value-type="string">
            <text:p text:style-name="P500">The file used for logging</text:p>
          </table:table-cell>
        </table:table-row>
        <table:table-row>
          <table:table-cell table:style-name="Table2.A2" office:value-type="string">
            <text:p text:style-name="P495">boot.log_name</text:p>
          </table:table-cell>
          <table:table-cell table:style-name="Table2.B2" office:value-type="string">
            <text:p text:style-name="P500">Entries within the boot file are prefixed with this so they can be searched for.</text:p>
          </table:table-cell>
        </table:table-row>
        <table:table-row>
          <table:table-cell table:style-name="Table2.A2" office:value-type="string">
            <text:p text:style-name="P495"><text:span text:style-name="T481">boot.</text:span>server_mode_on</text:p>
          </table:table-cell>
          <table:table-cell table:style-name="Table2.B2" office:value-type="string">
            <text:p text:style-name="P502">Is this running in server mode?</text:p>
          </table:table-cell>
        </table:table-row>
      </table:table>
      <text:p text:style-name="P122"/>
      <text:h text:style-name="P557" text:outline-level="3"><text:bookmark-start text:name="__RefHeading___Toc755_3277173355"/>is_defined<text:bookmark-end text:name="__RefHeading___Toc755_3277173355"/></text:h>
      <text:p text:style-name="P461">Description</text:p>
      <text:p text:style-name="P123">A scalar-only function that will return if a given variais_definedble is defined, <text:span text:style-name="T9">i.e</text:span>., has been assigned a value.</text:p>
      <text:p text:style-name="P461"><text:soft-page-break/>Usage</text:p>
      <text:p text:style-name="P368">is_defined(<text:span text:style-name="T9">var</text:span><text:span text:style-name="T72">)</text:span></text:p>
      <text:p text:style-name="P461">Arguments</text:p>
      <text:p text:style-name="P123"><text:span text:style-name="T176">var</text:span> is the variable. Remember that stem variables end with a period if you are addressing the entire thing.</text:p>
      <text:p text:style-name="P461">Output</text:p>
      <text:p text:style-name="P123">A boolean.</text:p>
      <text:p text:style-name="P461">Examples</text:p>
      <text:p text:style-name="P368"><text:s text:c="4"/>a := 'foo';</text:p>
      <text:p text:style-name="P368"><text:s text:c="4"/>say(is_defined(a));</text:p>
      <text:p text:style-name="P368">true</text:p>
      <text:p text:style-name="P368"/>
      <text:p text:style-name="P368"><text:s text:c="4"/>say(is_defined(b));</text:p>
      <text:p text:style-name="P368">false</text:p>
      <text:p text:style-name="P368"/>
      <text:p text:style-name="P370"><text:s text:c="4"/>b. := make_index(4);</text:p>
      <text:p text:style-name="P370"><text:s text:c="4"/>say(is_defined(b.));</text:p>
      <text:p text:style-name="P368">true</text:p>
      <text:p text:style-name="P368"/>
      <text:p text:style-name="P368"><text:s text:c="4"/>say(is_defined(b.1));</text:p>
      <text:p text:style-name="P368">true</text:p>
      <text:p text:style-name="P368"/>
      <text:p text:style-name="P368"><text:s text:c="4"/>say(is_defined(b.woof));</text:p>
      <text:p text:style-name="P368">false</text:p>
      <text:p text:style-name="P123"><text:line-break/>This last example shows that if a stem is defined, then you can use this to check the elements as well.</text:p>
      <text:h text:style-name="P558" text:outline-level="3"><text:bookmark-start text:name="__RefHeading___Toc570_3277173355"/>is_function<text:bookmark-end text:name="__RefHeading___Toc570_3277173355"/></text:h>
      <text:p text:style-name="P461">Description</text:p>
      <text:p text:style-name="P134">Checks if a symbol is a function.</text:p>
      <text:p text:style-name="P461">Usage</text:p>
      <text:p text:style-name="P135">is_function(<text:span text:style-name="T9">var </text:span><text:span text:style-name="T10">[, argCount]</text:span>)</text:p>
      <text:p text:style-name="P461">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1"><text:soft-page-break/>Output</text:p>
      <text:p text:style-name="P135">A boolean which is <text:span text:style-name="T2">true</text:span><text:span text:style-name="T59"> if the function is defined in the current scope.</text:span></text:p>
      <text:p text:style-name="P461">Examples</text:p>
      <text:p text:style-name="P135">In this case, a function, <text:span text:style-name="T9">f</text:span><text:span text:style-name="T72"> is defined in a module called </text:span><text:span text:style-name="T9">mytest:functions</text:span><text:span text:style-name="T72"> </text:span></text:p>
      <text:p text:style-name="P368"><text:s text:c="4"/>say(is_defined('f'));</text:p>
      <text:p text:style-name="P368">false</text:p>
      <text:p text:style-name="P368"><text:s text:c="4"/>import('mytest:functions');</text:p>
      <text:p text:style-name="P368"><text:s text:c="4"/>say(is_defined('f'));</text:p>
      <text:p text:style-name="P368">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5"><text:span text:style-name="T462">G</text:span>et or list the environment variscript_path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4">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script_path</text:span></text:p>
      <text:p text:style-name="Heading">Examples</text:p>
      <text:p text:style-name="Preformatted_20_Text"><text:s text:c="4"/>os_env(‘<text:span text:style-name="T446">HOME</text:span>’)</text:p>
      <text:p text:style-name="P394">/<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20" text:outline-level="3"><text:bookmark-start text:name="__RefHeading___Toc757_3277173355"/>remove<text:bookmark-end text:name="__RefHeading___Toc757_3277173355"/></text:h>
      <text:p text:style-name="P461">Description</text:p>
      <text:p text:style-name="P172">Remove a <text:span text:style-name="T463">variable</text:span> and its values from the symbol table. </text:p>
      <text:p text:style-name="P461">Usage</text:p>
      <text:p text:style-name="P368">remove(<text:span text:style-name="T307">var</text:span>)</text:p>
      <text:p text:style-name="P461">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1">Output</text:p>
      <text:p text:style-name="P315">True if it was removed, false otherwise.</text:p>
      <text:p text:style-name="P466"><text:soft-page-break/>Examples</text:p>
      <text:p text:style-name="P196">Here we define a stem and check is defined, then remove it.</text:p>
      <text:p text:style-name="P368"><text:s text:c="4"/>t. := indices(5);</text:p>
      <text:p text:style-name="P368"><text:s text:c="4"/>say(is_defined(t.));</text:p>
      <text:p text:style-name="P368">true</text:p>
      <text:p text:style-name="P368"/>
      <text:p text:style-name="P368"><text:s text:c="4"/>remove(t.);</text:p>
      <text:p text:style-name="P368"><text:s text:c="4"/>say(is_defined(t.));</text:p>
      <text:p text:style-name="P368">false</text:p>
      <text:p text:style-name="P368"/>
      <text:p text:style-name="P172">Here we set a variable then remove it.</text:p>
      <text:p text:style-name="P368"><text:s text:c="4"/></text:p>
      <text:p text:style-name="P368"><text:s text:c="4"/>p := 'abc';</text:p>
      <text:p text:style-name="P368"><text:s text:c="4"/>say(is_defined(p));</text:p>
      <text:p text:style-name="P368">true</text:p>
      <text:p text:style-name="P368"><text:s text:c="4"/>remove(p);</text:p>
      <text:p text:style-name="P368"><text:s text:c="4"/>say(is_defined(p));</text:p>
      <text:p text:style-name="P368">false</text:p>
      <text:p text:style-name="Text_20_body">script_path</text:p>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6">true</text:p>
      <text:p text:style-name="P385"><text:s text:c="2"/>is_defined(stem.0)</text:p>
      <text:p text:style-name="P385">false</text:p>
      <text:p text:style-name="P385"/>
      <text:p text:style-name="P385"/>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59" text:outline-level="3"><text:bookmark-start text:name="__RefHeading___Toc9982_1246888521"/>script_path, sys#script_path<text:bookmark-end text:name="__RefHeading___Toc9982_1246888521"/></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3">{</text:p>
      <text:p text:style-name="P433"><text:s text:c="3"/>0=vfs#/pt/temp/,</text:p>
      <text:p text:style-name="P433"><text:s text:c="3"/><text:span text:style-name="T465">1=/usr/share/qdl</text:span></text:p>
      <text:p text:style-name="P433">}</text:p>
      <text:p text:style-name="P318"/>
      <text:p text:style-name="P318">Then here are the resolutions for paths</text:p>
      <text:list xml:id="list43786763" text:style-name="L9">
        <text:list-item>
          <text:p text:style-name="P583">vfs#init.qdl ==&gt; vfs#/pt/temp/init.qdl</text:p>
        </text:list-item>
        <text:list-item>
          <text:p text:style-name="P583">vfs#ncsa/reset.qdl ==&gt; vfs#/pt/temp/ncsa/reset.qdl</text:p>
        </text:list-item>
        <text:list-item>
          <text:p text:style-name="P583">init.qdl ==&gt; vfs#/pt/temp/init.qdl, /<text:span text:style-name="T122">usr</text:span><text:span text:style-name="T41">/</text:span><text:span text:style-name="T122">share/qdl/init.qdl</text:span></text:p>
        </text:list-item>
        <text:list-item>
          <text:p text:style-name="P584"><text:span text:style-name="T176">abc#boot.qdl ==&gt;</text:span> <text:span text:style-name="T9">none</text:span>, because abc is not a scheme here.</text:p>
        </text:list-item>
        <text:list-item>
          <text:p text:style-name="P585"><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2"><text:s text:c="4"/>script_path()</text:p>
      <text:p text:style-name="P432">{</text:p>
      <text:p text:style-name="P432"><text:s/>0=vfs#/mysql/,</text:p>
      <text:p text:style-name="P432"><text:s/>1=vfs#/pt/temp/</text:p>
      <text:p text:style-name="P432">}</text:p>
      <text:p text:style-name="Text_20_body"><text:line-break/><text:span text:style-name="T464">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5">{</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60" text:outline-level="3"><text:bookmark-start text:name="__RefHeading___Toc9986_1246888521"/>to_string<text:bookmark-end text:name="__RefHeading___Toc9986_1246888521"/></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61" text:outline-level="3"><text:bookmark-start text:name="__RefHeading___Toc9988_1246888521"/>var_type<text:bookmark-end text:name="__RefHeading___Toc9988_1246888521"/></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80">Value</text:p>
          </table:table-cell>
          <table:table-cell table:style-name="Table1.B1" office:value-type="string">
            <text:p text:style-name="P480">Variable type</text:p>
          </table:table-cell>
        </table:table-row>
        <table:table-row>
          <table:table-cell table:style-name="Table1.A2" office:value-type="string">
            <text:p text:style-name="P479">-<text:span text:style-name="T419">1</text:span></text:p>
          </table:table-cell>
          <table:table-cell table:style-name="Table1.B2" office:value-type="string">
            <text:p text:style-name="P477"><text:span text:style-name="T420">u</text:span>ndefined <text:span text:style-name="T420">variable</text:span></text:p>
          </table:table-cell>
        </table:table-row>
        <table:table-row>
          <table:table-cell table:style-name="Table1.A2" office:value-type="string">
            <text:p text:style-name="P478">0</text:p>
          </table:table-cell>
          <table:table-cell table:style-name="Table1.B2" office:value-type="string">
            <text:p text:style-name="P477">null</text:p>
          </table:table-cell>
        </table:table-row>
        <table:table-row>
          <table:table-cell table:style-name="Table1.A2" office:value-type="string">
            <text:p text:style-name="P478">1</text:p>
          </table:table-cell>
          <table:table-cell table:style-name="Table1.B2" office:value-type="string">
            <text:p text:style-name="P477">boolean</text:p>
          </table:table-cell>
        </table:table-row>
        <text:soft-page-break/>
        <table:table-row>
          <table:table-cell table:style-name="Table1.A2" office:value-type="string">
            <text:p text:style-name="P478">2</text:p>
          </table:table-cell>
          <table:table-cell table:style-name="Table1.B2" office:value-type="string">
            <text:p text:style-name="P477">long</text:p>
          </table:table-cell>
        </table:table-row>
        <table:table-row>
          <table:table-cell table:style-name="Table1.A2" office:value-type="string">
            <text:p text:style-name="P478">3</text:p>
          </table:table-cell>
          <table:table-cell table:style-name="Table1.B2" office:value-type="string">
            <text:p text:style-name="P477">string</text:p>
          </table:table-cell>
        </table:table-row>
        <table:table-row>
          <table:table-cell table:style-name="Table1.A2" office:value-type="string">
            <text:p text:style-name="P478">4</text:p>
          </table:table-cell>
          <table:table-cell table:style-name="Table1.B2" office:value-type="string">
            <text:p text:style-name="P477">stem </text:p>
          </table:table-cell>
        </table:table-row>
        <table:table-row>
          <table:table-cell table:style-name="Table1.A2" office:value-type="string">
            <text:p text:style-name="P478">5</text:p>
          </table:table-cell>
          <table:table-cell table:style-name="Table1.B2" office:value-type="string">
            <text:p text:style-name="P477">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Examples</text:p>
      <text:p text:style-name="P289">We will define a stem with several elements. </text:p>
      <text:p text:style-name="P417"><text:bookmark-start text:name="__DdeLink__9815_189047918"/><text:s text:c="4"/>a.0 := 42</text:p>
      <text:p text:style-name="P417"><text:s text:c="4"/>a.1. := random(3)</text:p>
      <text:p text:style-name="P417"><text:s text:c="4"/>a.2 := ‘foo’</text:p>
      <text:p text:style-name="P417"><text:s text:c="4"/>a.4 := true</text:p>
      <text:p text:style-name="P417"><text:s text:c="4"/>a.5 := -34555.554345</text:p>
      <text:p text:style-name="P417"><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8"><text:s text:c="2"/>var_type(a.)</text:p>
      <text:p text:style-name="P418">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9">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1"><text:s text:c="4"/>)buffer local on</text:p>
      <text:p text:style-name="P4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1">done</text:p>
      <text:p text:style-name="P421"><text:s text:c="4"/>)</text:p>
      <text:p text:style-name="P420">integer:42</text:p>
      <text:p text:style-name="P420">{0=-6087687479374980224, 1=-6728256611667942117, 2=5319763765663058324}</text:p>
      <text:p text:style-name="P420">string:foo</text:p>
      <text:p text:style-name="P420">boolean:true</text:p>
      <text:p text:style-name="P420">decimal:-34555.554345</text:p>
      <text:p text:style-name="P420">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8">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09-25T16:05:53.307402750</dc:date>
    <meta:editing-duration>P62DT15H37M29S</meta:editing-duration>
    <meta:editing-cycles>426</meta:editing-cycles>
    <meta:generator>LibreOffice/6.4.5.2$Linux_X86_64 LibreOffice_project/40$Build-2</meta:generator>
    <meta:print-date>2020-01-29T17:06:18.687854046</meta:print-date>
    <meta:document-statistic meta:table-count="3" meta:image-count="0" meta:object-count="0" meta:page-count="93" meta:paragraph-count="2748" meta:word-count="18122" meta:character-count="109811" meta:non-whitespace-character-count="91593"/>
  </office:meta>
</office:document-meta>
</file>